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/>
    <style:style style:name="ce2" style:family="table-cell" style:parent-style-name="Default" style:data-style-name="N61"/>
    <style:style style:name="ce3" style:family="table-cell" style:parent-style-name="Default"/>
    <style:style style:name="ce4" style:family="table-cell" style:parent-style-name="Default" style:data-style-name="N61"/>
    <style:style style:name="ce5" style:family="table-cell" style:parent-style-name="Default"/>
    <style:style style:name="ce6" style:family="table-cell" style:parent-style-name="Default" style:data-style-name="N61"/>
    <style:style style:name="ce7" style:family="table-cell" style:parent-style-name="Default"/>
    <style:style style:name="ce8" style:family="table-cell" style:parent-style-name="Default" style:data-style-name="N61"/>
    <style:style style:name="ce9" style:family="table-cell" style:parent-style-name="Default">
      <style:text-properties style:font-name="Liberation Sans" style:font-name-asian="TakaoPGothic" style:font-name-complex="TakaoPGothic"/>
    </style:style>
    <style:style style:name="ce10" style:family="table-cell" style:parent-style-name="Default" style:data-style-name="N61">
      <style:text-properties style:font-name="Liberation Sans" style:font-name-asian="TakaoPGothic" style:font-name-complex="TakaoPGothic"/>
    </style:style>
    <style:style style:name="ce11" style:family="table-cell" style:parent-style-name="Default"/>
    <style:style style:name="ce12" style:family="table-cell" style:parent-style-name="Default" style:data-style-name="N61"/>
    <style:style style:name="ce13" style:family="table-cell" style:parent-style-name="Default"/>
    <style:style style:name="ce14" style:family="table-cell" style:parent-style-name="Default" style:data-style-name="N61"/>
    <style:style style:name="ce15" style:family="table-cell" style:parent-style-name="Default"/>
    <style:style style:name="ce16" style:family="table-cell" style:parent-style-name="Default" style:data-style-name="N61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</office:automatic-styles>
  <office:body>
    <office:spreadsheet>
      <table:table table:name="Sheet1" table:style-name="ta1">
        <table:table-column table:style-name="co1" table:number-columns-repeated="100" table:default-cell-style-name="Default"/>
        <table:table-row table:style-name="ro1">
          <table:table-cell table:number-columns-repeated="100"/>
        </table:table-row>
        <table:table-row table:style-name="ro1">
          <table:table-cell office:value-type="string" calcext:value-type="string">
            <text:p>[0;32m[ <text:s text:c="6"/>OK ] [mInstantiateNormalizationGeneralTest/NormalizationGeneralTest.test/0 (130 ms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RUN <text:s text:c="5"/>] [mInstantiateNormalizationGeneralTest/NormalizationGeneralTest.test/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_pc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_zc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unittest.cpp:953: Failure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he difference between diff and 0.0f is 1.8004886359512187e+18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which exceeds error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where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diff evaluates to 1.8004886359512187e+18</text:p>
          </table:table-cell>
          <table:table-cell table:number-columns-repeated="99"/>
        </table:table-row>
        <table:table-row table:style-name="ro1">
          <table:table-cell table:number-columns-repeated="100"/>
        </table:table-row>
        <table:table-row table:style-name="ro1">
          <table:table-cell office:value-type="string" calcext:value-type="string">
            <text:p>0.0f evaluates to 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and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error evaluates to 0.0625.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ean <text:s text:c="18"/>= {</text:p>
          </table:table-cell>
          <table:table-cell table:number-columns-repeated="99"/>
        </table:table-row>
        <table:table-row table:style-name="ro1">
          <table:table-cell office:value-type="float" office:value="0.497069" calcext:value-type="float">
            <text:p>0.497069</text:p>
          </table:table-cell>
          <table:table-cell table:number-columns-repeated="99"/>
        </table:table-row>
        <table:table-row table:style-name="ro1">
          <table:table-cell office:value-type="float" office:value="0.502476" calcext:value-type="float">
            <text:p>0.502476</text:p>
          </table:table-cell>
          <table:table-cell table:number-columns-repeated="99"/>
        </table:table-row>
        <table:table-row table:style-name="ro1">
          <table:table-cell office:value-type="float" office:value="0.499096" calcext:value-type="float">
            <text:p>0.499096</text:p>
          </table:table-cell>
          <table:table-cell table:number-columns-repeated="99"/>
        </table:table-row>
        <table:table-row table:style-name="ro1">
          <table:table-cell office:value-type="float" office:value="0.497861" calcext:value-type="float">
            <text:p>0.497861</text:p>
          </table:table-cell>
          <table:table-cell table:number-columns-repeated="99"/>
        </table:table-row>
        <table:table-row table:style-name="ro1">
          <table:table-cell office:value-type="float" office:value="0.496209" calcext:value-type="float">
            <text:p>0.496209</text:p>
          </table:table-cell>
          <table:table-cell table:number-columns-repeated="99"/>
        </table:table-row>
        <table:table-row table:style-name="ro1">
          <table:table-cell office:value-type="float" office:value="0.502854" calcext:value-type="float">
            <text:p>0.502854</text:p>
          </table:table-cell>
          <table:table-cell table:number-columns-repeated="99"/>
        </table:table-row>
        <table:table-row table:style-name="ro1">
          <table:table-cell office:value-type="float" office:value="0.505622" calcext:value-type="float">
            <text:p>0.505622</text:p>
          </table:table-cell>
          <table:table-cell/>
          <table:table-cell table:style-name="ce4" table:number-columns-repeated="9"/>
          <table:table-cell table:number-columns-repeated="89"/>
        </table:table-row>
        <table:table-row table:style-name="ro1">
          <table:table-cell office:value-type="float" office:value="0.505389" calcext:value-type="float">
            <text:p>0.505389</text:p>
          </table:table-cell>
          <table:table-cell table:number-columns-repeated="10"/>
          <table:table-cell table:style-name="ce4"/>
          <table:table-cell/>
          <table:table-cell table:style-name="ce4" table:number-columns-repeated="10"/>
          <table:table-cell/>
          <table:table-cell table:style-name="ce4" table:number-columns-repeated="10"/>
          <table:table-cell/>
          <table:table-cell table:style-name="ce4" table:number-columns-repeated="10"/>
          <table:table-cell/>
          <table:table-cell table:style-name="ce4" table:number-columns-repeated="10"/>
          <table:table-cell/>
          <table:table-cell table:style-name="ce4" table:number-columns-repeated="10"/>
          <table:table-cell/>
          <table:table-cell table:style-name="ce4" table:number-columns-repeated="10"/>
          <table:table-cell/>
          <table:table-cell table:style-name="ce4" table:number-columns-repeated="10"/>
          <table:table-cell/>
          <table:table-cell table:style-name="ce4" table:number-columns-repeated="10"/>
        </table:table-row>
        <table:table-row table:style-name="ro1">
          <table:table-cell office:value-type="float" office:value="0.499933" calcext:value-type="float">
            <text:p>0.499933</text:p>
          </table:table-cell>
          <table:table-cell table:number-columns-repeated="99"/>
        </table:table-row>
        <table:table-row table:style-name="ro1">
          <table:table-cell office:value-type="float" office:value="0.505051" calcext:value-type="float">
            <text:p>0.50505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VarCovMatrix <text:s text:c="10"/>= {</text:p>
          </table:table-cell>
          <table:table-cell table:number-columns-repeated="99"/>
        </table:table-row>
        <table:table-row table:style-name="ro1">
          <table:table-cell table:style-name="ce1" office:value-type="float" office:value="0.0829733" calcext:value-type="float">
            <text:p>0.0829733</text:p>
          </table:table-cell>
          <table:table-cell table:number-columns-repeated="99"/>
        </table:table-row>
        <table:table-row table:style-name="ro1">
          <table:table-cell table:style-name="ce2" office:value-type="float" office:value="-0.0000447214" calcext:value-type="float">
            <text:p>-4.47E-05</text:p>
          </table:table-cell>
          <table:table-cell table:number-columns-repeated="99"/>
        </table:table-row>
        <table:table-row table:style-name="ro1">
          <table:table-cell table:style-name="ce2" office:value-type="float" office:value="0.0000283522" calcext:value-type="float">
            <text:p>2.84E-05</text:p>
          </table:table-cell>
          <table:table-cell table:number-columns-repeated="99"/>
        </table:table-row>
        <table:table-row table:style-name="ro1">
          <table:table-cell table:style-name="ce1" office:value-type="float" office:value="0.00013855" calcext:value-type="float">
            <text:p>0.00013855</text:p>
          </table:table-cell>
          <table:table-cell table:number-columns-repeated="99"/>
        </table:table-row>
        <table:table-row table:style-name="ro1">
          <table:table-cell table:style-name="ce1" office:value-type="float" office:value="0.000105812" calcext:value-type="float">
            <text:p>0.0001058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938288" calcext:value-type="float">
            <text:p>-9.38E-05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146866" calcext:value-type="float">
            <text:p>-1.47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0991821" calcext:value-type="float">
            <text:p>9.92E-12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104451" calcext:value-type="float">
            <text:p>1.04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0691414" calcext:value-type="float">
            <text:p>6.91E-12</text:p>
          </table:table-cell>
          <table:table-cell table:number-columns-repeated="99"/>
        </table:table-row>
        <table:table-row table:style-name="ro1">
          <table:table-cell table:style-name="ce1" office:value-type="float" office:value="-0.000577107" calcext:value-type="float">
            <text:p>-0.000577107</text:p>
          </table:table-cell>
          <table:table-cell table:number-columns-repeated="99"/>
        </table:table-row>
        <table:table-row table:style-name="ro1">
          <table:table-cell table:style-name="ce1" office:value-type="float" office:value="0.0828365" calcext:value-type="float">
            <text:p>0.0828365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0450134" calcext:value-type="float">
            <text:p>4.50E-12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0933647" calcext:value-type="float">
            <text:p>9.34E-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757217" calcext:value-type="float">
            <text:p>-7.57E-12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127792" calcext:value-type="float">
            <text:p>1.28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168848" calcext:value-type="float">
            <text:p>1.69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82016" calcext:value-type="float">
            <text:p>-8.20E-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38147" calcext:value-type="float">
            <text:p>-3.81E-11</text:p>
          </table:table-cell>
          <table:table-cell table:style-name="ce9"/>
          <table:table-cell table:number-columns-repeated="98"/>
        </table:table-row>
        <table:table-row table:style-name="ro1">
          <table:table-cell table:style-name="ce2" office:value-type="float" office:value="-0.00000000000709534" calcext:value-type="float">
            <text:p>-7.10E-12</text:p>
          </table:table-cell>
          <table:table-cell table:number-columns-repeated="99"/>
        </table:table-row>
        <table:table-row table:style-name="ro1">
          <table:table-cell table:style-name="ce1" office:value-type="float" office:value="-0.000162626" calcext:value-type="float">
            <text:p>-0.000162626</text:p>
          </table:table-cell>
          <table:table-cell table:number-columns-repeated="99"/>
        </table:table-row>
        <table:table-row table:style-name="ro1">
          <table:table-cell table:style-name="ce1" office:value-type="float" office:value="0.000340639" calcext:value-type="float">
            <text:p>0.000340639</text:p>
          </table:table-cell>
          <table:table-cell table:number-columns-repeated="99"/>
        </table:table-row>
        <table:table-row table:style-name="ro1">
          <table:table-cell table:style-name="ce1" office:value-type="float" office:value="0.0837888" calcext:value-type="float">
            <text:p>0.0837888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197029" calcext:value-type="float">
            <text:p>-1.97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631332" calcext:value-type="float">
            <text:p>-6.31E-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777245" calcext:value-type="float">
            <text:p>-7.77E-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483513" calcext:value-type="float">
            <text:p>-4.84E-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974059" calcext:value-type="float">
            <text:p>-9.74E-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114059" calcext:value-type="float">
            <text:p>-1.14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32959" calcext:value-type="float">
            <text:p>-3.30E-11</text:p>
          </table:table-cell>
          <table:table-cell table:number-columns-repeated="99"/>
        </table:table-row>
        <table:table-row table:style-name="ro1">
          <table:table-cell table:style-name="ce1" office:value-type="float" office:value="-0.000412225" calcext:value-type="float">
            <text:p>-0.000412225</text:p>
          </table:table-cell>
          <table:table-cell table:number-columns-repeated="99"/>
        </table:table-row>
        <table:table-row table:style-name="ro1">
          <table:table-cell table:style-name="ce1" office:value-type="float" office:value="-0.000414883" calcext:value-type="float">
            <text:p>-0.000414883</text:p>
          </table:table-cell>
          <table:table-cell table:number-columns-repeated="99"/>
        </table:table-row>
        <table:table-row table:style-name="ro1">
          <table:table-cell table:style-name="ce2" office:value-type="float" office:value="-0.0000474771" calcext:value-type="float">
            <text:p>-4.75E-05</text:p>
          </table:table-cell>
          <table:table-cell table:number-columns-repeated="99"/>
        </table:table-row>
        <table:table-row table:style-name="ro1">
          <table:table-cell table:style-name="ce1" office:value-type="float" office:value="0.0829317" calcext:value-type="float">
            <text:p>0.0829317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335431" calcext:value-type="float">
            <text:p>3.35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382328" calcext:value-type="float">
            <text:p>3.82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00367165" calcext:value-type="float">
            <text:p>3.67E-13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242591" calcext:value-type="float">
            <text:p>-2.43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117493" calcext:value-type="float">
            <text:p>1.17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244617" calcext:value-type="float">
            <text:p>2.45E-11</text:p>
          </table:table-cell>
          <table:table-cell table:number-columns-repeated="99"/>
        </table:table-row>
        <table:table-row table:style-name="ro1">
          <table:table-cell table:style-name="ce1" office:value-type="float" office:value="0.000465305" calcext:value-type="float">
            <text:p>0.000465305</text:p>
          </table:table-cell>
          <table:table-cell table:number-columns-repeated="99"/>
        </table:table-row>
        <table:table-row table:style-name="ro1">
          <table:table-cell table:style-name="ce1" office:value-type="float" office:value="-0.000217324" calcext:value-type="float">
            <text:p>-0.000217324</text:p>
          </table:table-cell>
          <table:table-cell table:number-columns-repeated="99"/>
        </table:table-row>
        <table:table-row table:style-name="ro1">
          <table:table-cell table:style-name="ce1" office:value-type="float" office:value="-0.00102606" calcext:value-type="float">
            <text:p>-0.00102606</text:p>
          </table:table-cell>
          <table:table-cell table:number-columns-repeated="99"/>
        </table:table-row>
        <table:table-row table:style-name="ro1">
          <table:table-cell table:style-name="ce2" office:value-type="float" office:value="-0.0000743217" calcext:value-type="float">
            <text:p>-7.43E-05</text:p>
          </table:table-cell>
          <table:table-cell table:number-columns-repeated="99"/>
        </table:table-row>
        <table:table-row table:style-name="ro1">
          <table:table-cell table:style-name="ce1" office:value-type="float" office:value="0.0840249" calcext:value-type="float">
            <text:p>0.0840249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225639" calcext:value-type="float">
            <text:p>-2.26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19455" calcext:value-type="float">
            <text:p>-1.95E-11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0818252" calcext:value-type="float">
            <text:p>8.18E-12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236034" calcext:value-type="float">
            <text:p>2.36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167656" calcext:value-type="float">
            <text:p>-1.68E-11</text:p>
          </table:table-cell>
          <table:table-cell table:number-columns-repeated="99"/>
        </table:table-row>
        <table:table-row table:style-name="ro1">
          <table:table-cell table:style-name="ce1" office:value-type="float" office:value="0.000787358" calcext:value-type="float">
            <text:p>0.000787358</text:p>
          </table:table-cell>
          <table:table-cell table:number-columns-repeated="99"/>
        </table:table-row>
        <table:table-row table:style-name="ro1">
          <table:table-cell table:style-name="ce1" office:value-type="float" office:value="0.0006298" calcext:value-type="float">
            <text:p>0.0006298</text:p>
          </table:table-cell>
          <table:table-cell table:number-columns-repeated="99"/>
        </table:table-row>
        <table:table-row table:style-name="ro1">
          <table:table-cell table:style-name="ce1" office:value-type="float" office:value="-0.000973683" calcext:value-type="float">
            <text:p>-0.000973683</text:p>
          </table:table-cell>
          <table:table-cell table:number-columns-repeated="99"/>
        </table:table-row>
        <table:table-row table:style-name="ro1">
          <table:table-cell table:style-name="ce1" office:value-type="float" office:value="0.000274308" calcext:value-type="float">
            <text:p>0.000274308</text:p>
          </table:table-cell>
          <table:table-cell table:number-columns-repeated="99"/>
        </table:table-row>
        <table:table-row table:style-name="ro1">
          <table:table-cell table:style-name="ce1" office:value-type="float" office:value="0.000777931" calcext:value-type="float">
            <text:p>0.000777931</text:p>
          </table:table-cell>
          <table:table-cell table:number-columns-repeated="99"/>
        </table:table-row>
        <table:table-row table:style-name="ro1">
          <table:table-cell table:style-name="ce1" office:value-type="float" office:value="0.0842819" calcext:value-type="float">
            <text:p>0.0842819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124645" calcext:value-type="float">
            <text:p>-1.25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106812" calcext:value-type="float">
            <text:p>-1.07E-12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124168" calcext:value-type="float">
            <text:p>1.24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12207" calcext:value-type="float">
            <text:p>-1.22E-12</text:p>
          </table:table-cell>
          <table:table-cell table:number-columns-repeated="99"/>
        </table:table-row>
        <table:table-row table:style-name="ro1">
          <table:table-cell table:style-name="ce1" office:value-type="float" office:value="-0.000261861" calcext:value-type="float">
            <text:p>-0.000261861</text:p>
          </table:table-cell>
          <table:table-cell table:number-columns-repeated="99"/>
        </table:table-row>
        <table:table-row table:style-name="ro1">
          <table:table-cell table:style-name="ce1" office:value-type="float" office:value="-0.00138282" calcext:value-type="float">
            <text:p>-0.00138282</text:p>
          </table:table-cell>
          <table:table-cell table:number-columns-repeated="99"/>
        </table:table-row>
        <table:table-row table:style-name="ro1">
          <table:table-cell table:style-name="ce1" office:value-type="float" office:value="-0.00125865" calcext:value-type="float">
            <text:p>-0.00125865</text:p>
          </table:table-cell>
          <table:table-cell table:number-columns-repeated="99"/>
        </table:table-row>
        <table:table-row table:style-name="ro1">
          <table:table-cell table:style-name="ce1" office:value-type="float" office:value="-0.000236683" calcext:value-type="float">
            <text:p>-0.000236683</text:p>
          </table:table-cell>
          <table:table-cell table:number-columns-repeated="99"/>
        </table:table-row>
        <table:table-row table:style-name="ro1">
          <table:table-cell table:style-name="ce1" office:value-type="float" office:value="0.000113069" calcext:value-type="float">
            <text:p>0.000113069</text:p>
          </table:table-cell>
          <table:table-cell table:number-columns-repeated="99"/>
        </table:table-row>
        <table:table-row table:style-name="ro1">
          <table:table-cell table:style-name="ce1" office:value-type="float" office:value="-0.00121557" calcext:value-type="float">
            <text:p>-0.00121557</text:p>
          </table:table-cell>
          <table:table-cell table:number-columns-repeated="99"/>
        </table:table-row>
        <table:table-row table:style-name="ro1">
          <table:table-cell table:style-name="ce1" office:value-type="float" office:value="0.0838209" calcext:value-type="float">
            <text:p>0.0838209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154877" calcext:value-type="float">
            <text:p>1.55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209808" calcext:value-type="float">
            <text:p>-2.10E-12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154495" calcext:value-type="float">
            <text:p>-1.54E-12</text:p>
          </table:table-cell>
          <table:table-cell table:number-columns-repeated="99"/>
        </table:table-row>
        <table:table-row table:style-name="ro1">
          <table:table-cell table:style-name="ce1" office:value-type="float" office:value="-0.000670291" calcext:value-type="float">
            <text:p>-0.000670291</text:p>
          </table:table-cell>
          <table:table-cell table:number-columns-repeated="99"/>
        </table:table-row>
        <table:table-row table:style-name="ro1">
          <table:table-cell table:style-name="ce1" office:value-type="float" office:value="-0.000471681" calcext:value-type="float">
            <text:p>-0.000471681</text:p>
          </table:table-cell>
          <table:table-cell table:number-columns-repeated="99"/>
        </table:table-row>
        <table:table-row table:style-name="ro1">
          <table:table-cell table:style-name="ce1" office:value-type="float" office:value="-0.000978469" calcext:value-type="float">
            <text:p>-0.000978469</text:p>
          </table:table-cell>
          <table:table-cell table:number-columns-repeated="99"/>
        </table:table-row>
        <table:table-row table:style-name="ro1">
          <table:table-cell table:style-name="ce1" office:value-type="float" office:value="0.000501743" calcext:value-type="float">
            <text:p>0.000501743</text:p>
          </table:table-cell>
          <table:table-cell table:number-columns-repeated="99"/>
        </table:table-row>
        <table:table-row table:style-name="ro1">
          <table:table-cell table:style-name="ce2" office:value-type="float" office:value="-0.0000821334" calcext:value-type="float">
            <text:p>-8.21E-05</text:p>
          </table:table-cell>
          <table:table-cell table:number-columns-repeated="99"/>
        </table:table-row>
        <table:table-row table:style-name="ro1">
          <table:table-cell table:style-name="ce1" office:value-type="float" office:value="-0.00045017" calcext:value-type="float">
            <text:p>-0.00045017</text:p>
          </table:table-cell>
          <table:table-cell table:number-columns-repeated="99"/>
        </table:table-row>
        <table:table-row table:style-name="ro1">
          <table:table-cell table:style-name="ce1" office:value-type="float" office:value="0.000313186" calcext:value-type="float">
            <text:p>0.000313186</text:p>
          </table:table-cell>
          <table:table-cell table:number-columns-repeated="99"/>
        </table:table-row>
        <table:table-row table:style-name="ro1">
          <table:table-cell table:style-name="ce1" office:value-type="float" office:value="0.0840044" calcext:value-type="float">
            <text:p>0.0840044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233269" calcext:value-type="float">
            <text:p>2.33E-11</text:p>
          </table:table-cell>
          <table:table-cell table:number-columns-repeated="99"/>
        </table:table-row>
        <table:table-row table:style-name="ro1">
          <table:table-cell table:style-name="ce2" office:value-type="float" office:value="-0.00000000000761032" calcext:value-type="float">
            <text:p>-7.61E-12</text:p>
          </table:table-cell>
          <table:table-cell table:number-columns-repeated="99"/>
        </table:table-row>
        <table:table-row table:style-name="ro1">
          <table:table-cell table:style-name="ce1" office:value-type="float" office:value="-0.000966113" calcext:value-type="float">
            <text:p>-0.000966113</text:p>
          </table:table-cell>
          <table:table-cell table:number-columns-repeated="99"/>
        </table:table-row>
        <table:table-row table:style-name="ro1">
          <table:table-cell table:style-name="ce1" office:value-type="float" office:value="0.000179209" calcext:value-type="float">
            <text:p>0.000179209</text:p>
          </table:table-cell>
          <table:table-cell table:number-columns-repeated="99"/>
        </table:table-row>
        <table:table-row table:style-name="ro1">
          <table:table-cell table:style-name="ce1" office:value-type="float" office:value="-0.000195775" calcext:value-type="float">
            <text:p>-0.000195775</text:p>
          </table:table-cell>
          <table:table-cell table:number-columns-repeated="99"/>
        </table:table-row>
        <table:table-row table:style-name="ro1">
          <table:table-cell table:style-name="ce2" office:value-type="float" office:value="-0.0000812137" calcext:value-type="float">
            <text:p>-8.12E-05</text:p>
          </table:table-cell>
          <table:table-cell table:number-columns-repeated="99"/>
        </table:table-row>
        <table:table-row table:style-name="ro1">
          <table:table-cell table:style-name="ce1" office:value-type="float" office:value="-0.00126781" calcext:value-type="float">
            <text:p>-0.00126781</text:p>
          </table:table-cell>
          <table:table-cell table:number-columns-repeated="99"/>
        </table:table-row>
        <table:table-row table:style-name="ro1">
          <table:table-cell table:style-name="ce1" office:value-type="float" office:value="-0.0015938" calcext:value-type="float">
            <text:p>-0.0015938</text:p>
          </table:table-cell>
          <table:table-cell table:number-columns-repeated="99"/>
        </table:table-row>
        <table:table-row table:style-name="ro1">
          <table:table-cell table:style-name="ce1" office:value-type="float" office:value="0.00114579" calcext:value-type="float">
            <text:p>0.00114579</text:p>
          </table:table-cell>
          <table:table-cell table:number-columns-repeated="99"/>
        </table:table-row>
        <table:table-row table:style-name="ro1">
          <table:table-cell table:style-name="ce1" office:value-type="float" office:value="-0.000413379" calcext:value-type="float">
            <text:p>-0.000413379</text:p>
          </table:table-cell>
          <table:table-cell table:number-columns-repeated="99"/>
        </table:table-row>
        <table:table-row table:style-name="ro1">
          <table:table-cell table:style-name="ce1" office:value-type="float" office:value="0.083417" calcext:value-type="float">
            <text:p>0.083417</text:p>
          </table:table-cell>
          <table:table-cell table:number-columns-repeated="99"/>
        </table:table-row>
        <table:table-row table:style-name="ro1">
          <table:table-cell table:style-name="ce2" office:value-type="float" office:value="0.00000000000798225" calcext:value-type="float">
            <text:p>7.98E-12</text:p>
          </table:table-cell>
          <table:table-cell table:number-columns-repeated="99"/>
        </table:table-row>
        <table:table-row table:style-name="ro1">
          <table:table-cell table:style-name="ce1" office:value-type="float" office:value="-0.00013624" calcext:value-type="float">
            <text:p>-0.00013624</text:p>
          </table:table-cell>
          <table:table-cell table:number-columns-repeated="99"/>
        </table:table-row>
        <table:table-row table:style-name="ro1">
          <table:table-cell table:style-name="ce1" office:value-type="float" office:value="0.000409624" calcext:value-type="float">
            <text:p>0.000409624</text:p>
          </table:table-cell>
          <table:table-cell table:number-columns-repeated="99"/>
        </table:table-row>
        <table:table-row table:style-name="ro1">
          <table:table-cell table:style-name="ce1" office:value-type="float" office:value="0.000943664" calcext:value-type="float">
            <text:p>0.000943664</text:p>
          </table:table-cell>
          <table:table-cell table:number-columns-repeated="99"/>
        </table:table-row>
        <table:table-row table:style-name="ro1">
          <table:table-cell table:style-name="ce1" office:value-type="float" office:value="-0.000831353" calcext:value-type="float">
            <text:p>-0.000831353</text:p>
          </table:table-cell>
          <table:table-cell table:number-columns-repeated="99"/>
        </table:table-row>
        <table:table-row table:style-name="ro1">
          <table:table-cell table:style-name="ce1" office:value-type="float" office:value="0.000488503" calcext:value-type="float">
            <text:p>0.000488503</text:p>
          </table:table-cell>
          <table:table-cell table:number-columns-repeated="99"/>
        </table:table-row>
        <table:table-row table:style-name="ro1">
          <table:table-cell table:style-name="ce1" office:value-type="float" office:value="0.00256616" calcext:value-type="float">
            <text:p>0.00256616</text:p>
          </table:table-cell>
          <table:table-cell table:number-columns-repeated="99"/>
        </table:table-row>
        <table:table-row table:style-name="ro1">
          <table:table-cell table:style-name="ce2" office:value-type="float" office:value="-0.0000783989" calcext:value-type="float">
            <text:p>-7.84E-05</text:p>
          </table:table-cell>
          <table:table-cell table:number-columns-repeated="99"/>
        </table:table-row>
        <table:table-row table:style-name="ro1">
          <table:table-cell table:style-name="ce1" office:value-type="float" office:value="0.000798181" calcext:value-type="float">
            <text:p>0.000798181</text:p>
          </table:table-cell>
          <table:table-cell table:number-columns-repeated="99"/>
        </table:table-row>
        <table:table-row table:style-name="ro1">
          <table:table-cell table:style-name="ce1" office:value-type="float" office:value="-0.00111887" calcext:value-type="float">
            <text:p>-0.00111887</text:p>
          </table:table-cell>
          <table:table-cell table:number-columns-repeated="99"/>
        </table:table-row>
        <table:table-row table:style-name="ro1">
          <table:table-cell table:style-name="ce1" office:value-type="float" office:value="0.0835528" calcext:value-type="float">
            <text:p>0.0835528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PCAWhiteningMatrix <text:s text:c="4"/>= {</text:p>
          </table:table-cell>
          <table:table-cell table:number-columns-repeated="99"/>
        </table:table-row>
        <table:table-row table:style-name="ro1">
          <table:table-cell table:style-name="ce3" office:value-type="float" office:value="0.301037" calcext:value-type="float">
            <text:p>0.301037</text:p>
          </table:table-cell>
          <table:table-cell table:number-columns-repeated="99"/>
        </table:table-row>
        <table:table-row table:style-name="ro1">
          <table:table-cell table:style-name="ce3" office:value-type="float" office:value="1.02017" calcext:value-type="float">
            <text:p>1.02017</text:p>
          </table:table-cell>
          <table:table-cell table:number-columns-repeated="99"/>
        </table:table-row>
        <table:table-row table:style-name="ro1">
          <table:table-cell table:style-name="ce3" office:value-type="float" office:value="-1.81374" calcext:value-type="float">
            <text:p>-1.81374</text:p>
          </table:table-cell>
          <table:table-cell table:number-columns-repeated="99"/>
        </table:table-row>
        <table:table-row table:style-name="ro1">
          <table:table-cell table:style-name="ce3" office:value-type="float" office:value="-1.4608" calcext:value-type="float">
            <text:p>-1.4608</text:p>
          </table:table-cell>
          <table:table-cell table:number-columns-repeated="99"/>
        </table:table-row>
        <table:table-row table:style-name="ro1">
          <table:table-cell table:style-name="ce3" office:value-type="float" office:value="1.30739" calcext:value-type="float">
            <text:p>1.30739</text:p>
          </table:table-cell>
          <table:table-cell table:number-columns-repeated="99"/>
        </table:table-row>
        <table:table-row table:style-name="ro1">
          <table:table-cell table:style-name="ce3" office:value-type="float" office:value="0.968032" calcext:value-type="float">
            <text:p>0.968032</text:p>
          </table:table-cell>
          <table:table-cell table:number-columns-repeated="99"/>
        </table:table-row>
        <table:table-row table:style-name="ro1">
          <table:table-cell table:style-name="ce3" office:value-type="float" office:value="0.0268501" calcext:value-type="float">
            <text:p>0.0268501</text:p>
          </table:table-cell>
          <table:table-cell table:number-columns-repeated="99"/>
        </table:table-row>
        <table:table-row table:style-name="ro1">
          <table:table-cell table:style-name="ce3" office:value-type="float" office:value="-1.56353" calcext:value-type="float">
            <text:p>-1.56353</text:p>
          </table:table-cell>
          <table:table-cell table:number-columns-repeated="99"/>
        </table:table-row>
        <table:table-row table:style-name="ro1">
          <table:table-cell table:style-name="ce3" office:value-type="float" office:value="0.232389" calcext:value-type="float">
            <text:p>0.232389</text:p>
          </table:table-cell>
          <table:table-cell table:number-columns-repeated="99"/>
        </table:table-row>
        <table:table-row table:style-name="ro1">
          <table:table-cell table:style-name="ce3" office:value-type="float" office:value="0.596896" calcext:value-type="float">
            <text:p>0.596896</text:p>
          </table:table-cell>
          <table:table-cell table:number-columns-repeated="99"/>
        </table:table-row>
        <table:table-row table:style-name="ro1">
          <table:table-cell table:style-name="ce3" office:value-type="float" office:value="-0.0980579" calcext:value-type="float">
            <text:p>-0.0980579</text:p>
          </table:table-cell>
          <table:table-cell table:number-columns-repeated="99"/>
        </table:table-row>
        <table:table-row table:style-name="ro1">
          <table:table-cell table:style-name="ce3" office:value-type="float" office:value="2.33217" calcext:value-type="float">
            <text:p>2.33217</text:p>
          </table:table-cell>
          <table:table-cell table:number-columns-repeated="99"/>
        </table:table-row>
        <table:table-row table:style-name="ro1">
          <table:table-cell table:style-name="ce3" office:value-type="float" office:value="-0.319563" calcext:value-type="float">
            <text:p>-0.319563</text:p>
          </table:table-cell>
          <table:table-cell table:number-columns-repeated="99"/>
        </table:table-row>
        <table:table-row table:style-name="ro1">
          <table:table-cell table:style-name="ce3" office:value-type="float" office:value="-0.647714" calcext:value-type="float">
            <text:p>-0.647714</text:p>
          </table:table-cell>
          <table:table-cell table:number-columns-repeated="99"/>
        </table:table-row>
        <table:table-row table:style-name="ro1">
          <table:table-cell table:style-name="ce3" office:value-type="float" office:value="-1.23719" calcext:value-type="float">
            <text:p>-1.23719</text:p>
          </table:table-cell>
          <table:table-cell table:number-columns-repeated="99"/>
        </table:table-row>
        <table:table-row table:style-name="ro1">
          <table:table-cell table:style-name="ce3" office:value-type="float" office:value="-1.74034" calcext:value-type="float">
            <text:p>-1.74034</text:p>
          </table:table-cell>
          <table:table-cell table:number-columns-repeated="99"/>
        </table:table-row>
        <table:table-row table:style-name="ro1">
          <table:table-cell table:style-name="ce3" office:value-type="float" office:value="-0.00554146" calcext:value-type="float">
            <text:p>-0.00554146</text:p>
          </table:table-cell>
          <table:table-cell table:number-columns-repeated="99"/>
        </table:table-row>
        <table:table-row table:style-name="ro1">
          <table:table-cell table:style-name="ce3" office:value-type="float" office:value="0.320612" calcext:value-type="float">
            <text:p>0.320612</text:p>
          </table:table-cell>
          <table:table-cell table:number-columns-repeated="99"/>
        </table:table-row>
        <table:table-row table:style-name="ro1">
          <table:table-cell table:style-name="ce3" office:value-type="float" office:value="-1.11234" calcext:value-type="float">
            <text:p>-1.11234</text:p>
          </table:table-cell>
          <table:table-cell table:number-columns-repeated="99"/>
        </table:table-row>
        <table:table-row table:style-name="ro1">
          <table:table-cell table:style-name="ce3" office:value-type="float" office:value="0.4561" calcext:value-type="float">
            <text:p>0.4561</text:p>
          </table:table-cell>
          <table:table-cell table:number-columns-repeated="99"/>
        </table:table-row>
        <table:table-row table:style-name="ro1">
          <table:table-cell table:style-name="ce3" office:value-type="float" office:value="-1.50098" calcext:value-type="float">
            <text:p>-1.50098</text:p>
          </table:table-cell>
          <table:table-cell table:number-columns-repeated="99"/>
        </table:table-row>
        <table:table-row table:style-name="ro1">
          <table:table-cell table:style-name="ce3" office:value-type="float" office:value="0.305319" calcext:value-type="float">
            <text:p>0.305319</text:p>
          </table:table-cell>
          <table:table-cell table:number-columns-repeated="99"/>
        </table:table-row>
        <table:table-row table:style-name="ro1">
          <table:table-cell table:style-name="ce3" office:value-type="float" office:value="-0.665266" calcext:value-type="float">
            <text:p>-0.665266</text:p>
          </table:table-cell>
          <table:table-cell table:number-columns-repeated="99"/>
        </table:table-row>
        <table:table-row table:style-name="ro1">
          <table:table-cell table:style-name="ce3" office:value-type="float" office:value="0.995693" calcext:value-type="float">
            <text:p>0.995693</text:p>
          </table:table-cell>
          <table:table-cell table:number-columns-repeated="99"/>
        </table:table-row>
        <table:table-row table:style-name="ro1">
          <table:table-cell table:style-name="ce3" office:value-type="float" office:value="-0.30912" calcext:value-type="float">
            <text:p>-0.30912</text:p>
          </table:table-cell>
          <table:table-cell table:number-columns-repeated="99"/>
        </table:table-row>
        <table:table-row table:style-name="ro1">
          <table:table-cell table:style-name="ce3" office:value-type="float" office:value="1.8895" calcext:value-type="float">
            <text:p>1.8895</text:p>
          </table:table-cell>
          <table:table-cell table:number-columns-repeated="99"/>
        </table:table-row>
        <table:table-row table:style-name="ro1">
          <table:table-cell table:style-name="ce3" office:value-type="float" office:value="0.300283" calcext:value-type="float">
            <text:p>0.300283</text:p>
          </table:table-cell>
          <table:table-cell table:number-columns-repeated="99"/>
        </table:table-row>
        <table:table-row table:style-name="ro1">
          <table:table-cell table:style-name="ce3" office:value-type="float" office:value="0.362506" calcext:value-type="float">
            <text:p>0.362506</text:p>
          </table:table-cell>
          <table:table-cell table:number-columns-repeated="99"/>
        </table:table-row>
        <table:table-row table:style-name="ro1">
          <table:table-cell table:style-name="ce3" office:value-type="float" office:value="-2.06765" calcext:value-type="float">
            <text:p>-2.06765</text:p>
          </table:table-cell>
          <table:table-cell table:number-columns-repeated="99"/>
        </table:table-row>
        <table:table-row table:style-name="ro1">
          <table:table-cell table:style-name="ce3" office:value-type="float" office:value="0.0423463" calcext:value-type="float">
            <text:p>0.0423463</text:p>
          </table:table-cell>
          <table:table-cell table:number-columns-repeated="99"/>
        </table:table-row>
        <table:table-row table:style-name="ro1">
          <table:table-cell table:style-name="ce3" office:value-type="float" office:value="0.788838" calcext:value-type="float">
            <text:p>0.788838</text:p>
          </table:table-cell>
          <table:table-cell table:number-columns-repeated="99"/>
        </table:table-row>
        <table:table-row table:style-name="ro1">
          <table:table-cell table:style-name="ce3" office:value-type="float" office:value="1.02715" calcext:value-type="float">
            <text:p>1.02715</text:p>
          </table:table-cell>
          <table:table-cell table:number-columns-repeated="99"/>
        </table:table-row>
        <table:table-row table:style-name="ro1">
          <table:table-cell table:style-name="ce3" office:value-type="float" office:value="-0.690693" calcext:value-type="float">
            <text:p>-0.690693</text:p>
          </table:table-cell>
          <table:table-cell table:number-columns-repeated="99"/>
        </table:table-row>
        <table:table-row table:style-name="ro1">
          <table:table-cell table:style-name="ce3" office:value-type="float" office:value="2.09141" calcext:value-type="float">
            <text:p>2.09141</text:p>
          </table:table-cell>
          <table:table-cell table:number-columns-repeated="99"/>
        </table:table-row>
        <table:table-row table:style-name="ro1">
          <table:table-cell table:style-name="ce3" office:value-type="float" office:value="1.03239" calcext:value-type="float">
            <text:p>1.03239</text:p>
          </table:table-cell>
          <table:table-cell table:number-columns-repeated="99"/>
        </table:table-row>
        <table:table-row table:style-name="ro1">
          <table:table-cell table:style-name="ce3" office:value-type="float" office:value="-0.203254" calcext:value-type="float">
            <text:p>-0.203254</text:p>
          </table:table-cell>
          <table:table-cell table:number-columns-repeated="99"/>
        </table:table-row>
        <table:table-row table:style-name="ro1">
          <table:table-cell table:style-name="ce3" office:value-type="float" office:value="-2.0642" calcext:value-type="float">
            <text:p>-2.0642</text:p>
          </table:table-cell>
          <table:table-cell table:number-columns-repeated="99"/>
        </table:table-row>
        <table:table-row table:style-name="ro1">
          <table:table-cell table:style-name="ce3" office:value-type="float" office:value="0.307463" calcext:value-type="float">
            <text:p>0.307463</text:p>
          </table:table-cell>
          <table:table-cell table:number-columns-repeated="99"/>
        </table:table-row>
        <table:table-row table:style-name="ro1">
          <table:table-cell table:style-name="ce3" office:value-type="float" office:value="0.217098" calcext:value-type="float">
            <text:p>0.217098</text:p>
          </table:table-cell>
          <table:table-cell table:number-columns-repeated="99"/>
        </table:table-row>
        <table:table-row table:style-name="ro1">
          <table:table-cell table:style-name="ce3" office:value-type="float" office:value="-0.150199" calcext:value-type="float">
            <text:p>-0.150199</text:p>
          </table:table-cell>
          <table:table-cell table:number-columns-repeated="99"/>
        </table:table-row>
        <table:table-row table:style-name="ro1">
          <table:table-cell table:style-name="ce3" office:value-type="float" office:value="-0.309478" calcext:value-type="float">
            <text:p>-0.309478</text:p>
          </table:table-cell>
          <table:table-cell table:number-columns-repeated="99"/>
        </table:table-row>
        <table:table-row table:style-name="ro1">
          <table:table-cell table:style-name="ce3" office:value-type="float" office:value="-0.262528" calcext:value-type="float">
            <text:p>-0.262528</text:p>
          </table:table-cell>
          <table:table-cell table:number-columns-repeated="99"/>
        </table:table-row>
        <table:table-row table:style-name="ro1">
          <table:table-cell table:style-name="ce3" office:value-type="float" office:value="-1.03123" calcext:value-type="float">
            <text:p>-1.03123</text:p>
          </table:table-cell>
          <table:table-cell table:number-columns-repeated="99"/>
        </table:table-row>
        <table:table-row table:style-name="ro1">
          <table:table-cell table:style-name="ce3" office:value-type="float" office:value="0.984506" calcext:value-type="float">
            <text:p>0.984506</text:p>
          </table:table-cell>
          <table:table-cell table:number-columns-repeated="99"/>
        </table:table-row>
        <table:table-row table:style-name="ro1">
          <table:table-cell table:style-name="ce3" office:value-type="float" office:value="-2.36144" calcext:value-type="float">
            <text:p>-2.36144</text:p>
          </table:table-cell>
          <table:table-cell table:number-columns-repeated="99"/>
        </table:table-row>
        <table:table-row table:style-name="ro1">
          <table:table-cell table:style-name="ce3" office:value-type="float" office:value="0.317893" calcext:value-type="float">
            <text:p>0.317893</text:p>
          </table:table-cell>
          <table:table-cell table:number-columns-repeated="99"/>
        </table:table-row>
        <table:table-row table:style-name="ro1">
          <table:table-cell table:style-name="ce3" office:value-type="float" office:value="-0.218835" calcext:value-type="float">
            <text:p>-0.218835</text:p>
          </table:table-cell>
          <table:table-cell table:number-columns-repeated="99"/>
        </table:table-row>
        <table:table-row table:style-name="ro1">
          <table:table-cell table:style-name="ce3" office:value-type="float" office:value="-1.14203" calcext:value-type="float">
            <text:p>-1.14203</text:p>
          </table:table-cell>
          <table:table-cell table:number-columns-repeated="99"/>
        </table:table-row>
        <table:table-row table:style-name="ro1">
          <table:table-cell table:style-name="ce3" office:value-type="float" office:value="1.35191" calcext:value-type="float">
            <text:p>1.35191</text:p>
          </table:table-cell>
          <table:table-cell table:number-columns-repeated="99"/>
        </table:table-row>
        <table:table-row table:style-name="ro1">
          <table:table-cell table:style-name="ce3" office:value-type="float" office:value="0.923509" calcext:value-type="float">
            <text:p>0.923509</text:p>
          </table:table-cell>
          <table:table-cell table:number-columns-repeated="99"/>
        </table:table-row>
        <table:table-row table:style-name="ro1">
          <table:table-cell table:style-name="ce3" office:value-type="float" office:value="-1.89992" calcext:value-type="float">
            <text:p>-1.89992</text:p>
          </table:table-cell>
          <table:table-cell table:number-columns-repeated="99"/>
        </table:table-row>
        <table:table-row table:style-name="ro1">
          <table:table-cell table:style-name="ce3" office:value-type="float" office:value="-0.503503" calcext:value-type="float">
            <text:p>-0.503503</text:p>
          </table:table-cell>
          <table:table-cell table:number-columns-repeated="99"/>
        </table:table-row>
        <table:table-row table:style-name="ro1">
          <table:table-cell table:style-name="ce3" office:value-type="float" office:value="-0.0617604" calcext:value-type="float">
            <text:p>-0.0617604</text:p>
          </table:table-cell>
          <table:table-cell table:number-columns-repeated="99"/>
        </table:table-row>
        <table:table-row table:style-name="ro1">
          <table:table-cell table:style-name="ce3" office:value-type="float" office:value="0.546738" calcext:value-type="float">
            <text:p>0.546738</text:p>
          </table:table-cell>
          <table:table-cell table:number-columns-repeated="99"/>
        </table:table-row>
        <table:table-row table:style-name="ro1">
          <table:table-cell table:style-name="ce3" office:value-type="float" office:value="1.31948" calcext:value-type="float">
            <text:p>1.31948</text:p>
          </table:table-cell>
          <table:table-cell table:number-columns-repeated="99"/>
        </table:table-row>
        <table:table-row table:style-name="ro1">
          <table:table-cell table:style-name="ce3" office:value-type="float" office:value="-1.26401" calcext:value-type="float">
            <text:p>-1.26401</text:p>
          </table:table-cell>
          <table:table-cell table:number-columns-repeated="99"/>
        </table:table-row>
        <table:table-row table:style-name="ro1">
          <table:table-cell table:style-name="ce3" office:value-type="float" office:value="0.294854" calcext:value-type="float">
            <text:p>0.294854</text:p>
          </table:table-cell>
          <table:table-cell table:number-columns-repeated="99"/>
        </table:table-row>
        <table:table-row table:style-name="ro1">
          <table:table-cell table:style-name="ce3" office:value-type="float" office:value="0.0859921" calcext:value-type="float">
            <text:p>0.0859921</text:p>
          </table:table-cell>
          <table:table-cell table:number-columns-repeated="99"/>
        </table:table-row>
        <table:table-row table:style-name="ro1">
          <table:table-cell table:style-name="ce3" office:value-type="float" office:value="0.265516" calcext:value-type="float">
            <text:p>0.265516</text:p>
          </table:table-cell>
          <table:table-cell table:number-columns-repeated="99"/>
        </table:table-row>
        <table:table-row table:style-name="ro1">
          <table:table-cell table:style-name="ce3" office:value-type="float" office:value="2.05375" calcext:value-type="float">
            <text:p>2.05375</text:p>
          </table:table-cell>
          <table:table-cell table:number-columns-repeated="99"/>
        </table:table-row>
        <table:table-row table:style-name="ro1">
          <table:table-cell table:style-name="ce3" office:value-type="float" office:value="-0.849413" calcext:value-type="float">
            <text:p>-0.849413</text:p>
          </table:table-cell>
          <table:table-cell table:number-columns-repeated="99"/>
        </table:table-row>
        <table:table-row table:style-name="ro1">
          <table:table-cell table:style-name="ce3" office:value-type="float" office:value="1.78795" calcext:value-type="float">
            <text:p>1.78795</text:p>
          </table:table-cell>
          <table:table-cell table:number-columns-repeated="99"/>
        </table:table-row>
        <table:table-row table:style-name="ro1">
          <table:table-cell table:style-name="ce3" office:value-type="float" office:value="0.434103" calcext:value-type="float">
            <text:p>0.434103</text:p>
          </table:table-cell>
          <table:table-cell table:number-columns-repeated="99"/>
        </table:table-row>
        <table:table-row table:style-name="ro1">
          <table:table-cell table:style-name="ce3" office:value-type="float" office:value="0.914247" calcext:value-type="float">
            <text:p>0.914247</text:p>
          </table:table-cell>
          <table:table-cell table:number-columns-repeated="99"/>
        </table:table-row>
        <table:table-row table:style-name="ro1">
          <table:table-cell table:style-name="ce3" office:value-type="float" office:value="0.449188" calcext:value-type="float">
            <text:p>0.449188</text:p>
          </table:table-cell>
          <table:table-cell table:number-columns-repeated="99"/>
        </table:table-row>
        <table:table-row table:style-name="ro1">
          <table:table-cell table:style-name="ce3" office:value-type="float" office:value="0.320737" calcext:value-type="float">
            <text:p>0.320737</text:p>
          </table:table-cell>
          <table:table-cell table:number-columns-repeated="99"/>
        </table:table-row>
        <table:table-row table:style-name="ro1">
          <table:table-cell table:style-name="ce3" office:value-type="float" office:value="1.77222" calcext:value-type="float">
            <text:p>1.77222</text:p>
          </table:table-cell>
          <table:table-cell table:number-columns-repeated="99"/>
        </table:table-row>
        <table:table-row table:style-name="ro1">
          <table:table-cell table:style-name="ce3" office:value-type="float" office:value="0.0604997" calcext:value-type="float">
            <text:p>0.0604997</text:p>
          </table:table-cell>
          <table:table-cell table:number-columns-repeated="99"/>
        </table:table-row>
        <table:table-row table:style-name="ro1">
          <table:table-cell table:style-name="ce3" office:value-type="float" office:value="1.5669" calcext:value-type="float">
            <text:p>1.5669</text:p>
          </table:table-cell>
          <table:table-cell table:number-columns-repeated="99"/>
        </table:table-row>
        <table:table-row table:style-name="ro1">
          <table:table-cell table:style-name="ce3" office:value-type="float" office:value="-1.04612" calcext:value-type="float">
            <text:p>-1.04612</text:p>
          </table:table-cell>
          <table:table-cell table:number-columns-repeated="99"/>
        </table:table-row>
        <table:table-row table:style-name="ro1">
          <table:table-cell table:style-name="ce3" office:value-type="float" office:value="-0.951494" calcext:value-type="float">
            <text:p>-0.951494</text:p>
          </table:table-cell>
          <table:table-cell table:number-columns-repeated="99"/>
        </table:table-row>
        <table:table-row table:style-name="ro1">
          <table:table-cell table:style-name="ce3" office:value-type="float" office:value="0.108594" calcext:value-type="float">
            <text:p>0.108594</text:p>
          </table:table-cell>
          <table:table-cell table:number-columns-repeated="99"/>
        </table:table-row>
        <table:table-row table:style-name="ro1">
          <table:table-cell table:style-name="ce3" office:value-type="float" office:value="-0.922883" calcext:value-type="float">
            <text:p>-0.922883</text:p>
          </table:table-cell>
          <table:table-cell table:number-columns-repeated="99"/>
        </table:table-row>
        <table:table-row table:style-name="ro1">
          <table:table-cell table:style-name="ce3" office:value-type="float" office:value="-1.25492" calcext:value-type="float">
            <text:p>-1.25492</text:p>
          </table:table-cell>
          <table:table-cell table:number-columns-repeated="99"/>
        </table:table-row>
        <table:table-row table:style-name="ro1">
          <table:table-cell table:style-name="ce3" office:value-type="float" office:value="-0.294839" calcext:value-type="float">
            <text:p>-0.294839</text:p>
          </table:table-cell>
          <table:table-cell table:number-columns-repeated="99"/>
        </table:table-row>
        <table:table-row table:style-name="ro1">
          <table:table-cell table:style-name="ce3" office:value-type="float" office:value="0.642374" calcext:value-type="float">
            <text:p>0.642374</text:p>
          </table:table-cell>
          <table:table-cell table:number-columns-repeated="99"/>
        </table:table-row>
        <table:table-row table:style-name="ro1">
          <table:table-cell table:style-name="ce3" office:value-type="float" office:value="-0.961231" calcext:value-type="float">
            <text:p>-0.961231</text:p>
          </table:table-cell>
          <table:table-cell table:number-columns-repeated="99"/>
        </table:table-row>
        <table:table-row table:style-name="ro1">
          <table:table-cell table:style-name="ce3" office:value-type="float" office:value="2.36841" calcext:value-type="float">
            <text:p>2.36841</text:p>
          </table:table-cell>
          <table:table-cell table:number-columns-repeated="99"/>
        </table:table-row>
        <table:table-row table:style-name="ro1">
          <table:table-cell table:style-name="ce3" office:value-type="float" office:value="1.23701" calcext:value-type="float">
            <text:p>1.23701</text:p>
          </table:table-cell>
          <table:table-cell table:number-columns-repeated="99"/>
        </table:table-row>
        <table:table-row table:style-name="ro1">
          <table:table-cell table:style-name="ce3" office:value-type="float" office:value="-0.0504308" calcext:value-type="float">
            <text:p>-0.0504308</text:p>
          </table:table-cell>
          <table:table-cell table:number-columns-repeated="99"/>
        </table:table-row>
        <table:table-row table:style-name="ro1">
          <table:table-cell table:style-name="ce3" office:value-type="float" office:value="-0.128422" calcext:value-type="float">
            <text:p>-0.128422</text:p>
          </table:table-cell>
          <table:table-cell table:number-columns-repeated="99"/>
        </table:table-row>
        <table:table-row table:style-name="ro1">
          <table:table-cell table:style-name="ce3" office:value-type="float" office:value="-1.07732" calcext:value-type="float">
            <text:p>-1.07732</text:p>
          </table:table-cell>
          <table:table-cell table:number-columns-repeated="99"/>
        </table:table-row>
        <table:table-row table:style-name="ro1">
          <table:table-cell table:style-name="ce3" office:value-type="float" office:value="-2.35283" calcext:value-type="float">
            <text:p>-2.35283</text:p>
          </table:table-cell>
          <table:table-cell table:number-columns-repeated="99"/>
        </table:table-row>
        <table:table-row table:style-name="ro1">
          <table:table-cell table:style-name="ce3" office:value-type="float" office:value="0.390165" calcext:value-type="float">
            <text:p>0.390165</text:p>
          </table:table-cell>
          <table:table-cell table:number-columns-repeated="99"/>
        </table:table-row>
        <table:table-row table:style-name="ro1">
          <table:table-cell table:style-name="ce3" office:value-type="float" office:value="0.13137" calcext:value-type="float">
            <text:p>0.13137</text:p>
          </table:table-cell>
          <table:table-cell table:number-columns-repeated="99"/>
        </table:table-row>
        <table:table-row table:style-name="ro1">
          <table:table-cell table:style-name="ce3" office:value-type="float" office:value="-1.39554" calcext:value-type="float">
            <text:p>-1.39554</text:p>
          </table:table-cell>
          <table:table-cell table:number-columns-repeated="99"/>
        </table:table-row>
        <table:table-row table:style-name="ro1">
          <table:table-cell table:style-name="ce3" office:value-type="float" office:value="0.901443" calcext:value-type="float">
            <text:p>0.901443</text:p>
          </table:table-cell>
          <table:table-cell table:number-columns-repeated="99"/>
        </table:table-row>
        <table:table-row table:style-name="ro1">
          <table:table-cell table:style-name="ce3" office:value-type="float" office:value="0.196604" calcext:value-type="float">
            <text:p>0.196604</text:p>
          </table:table-cell>
          <table:table-cell table:number-columns-repeated="99"/>
        </table:table-row>
        <table:table-row table:style-name="ro1">
          <table:table-cell table:style-name="ce3" office:value-type="float" office:value="-0.29548" calcext:value-type="float">
            <text:p>-0.29548</text:p>
          </table:table-cell>
          <table:table-cell table:number-columns-repeated="99"/>
        </table:table-row>
        <table:table-row table:style-name="ro1">
          <table:table-cell table:style-name="ce3" office:value-type="float" office:value="-1.4942" calcext:value-type="float">
            <text:p>-1.4942</text:p>
          </table:table-cell>
          <table:table-cell table:number-columns-repeated="99"/>
        </table:table-row>
        <table:table-row table:style-name="ro1">
          <table:table-cell table:style-name="ce3" office:value-type="float" office:value="2.05167" calcext:value-type="float">
            <text:p>2.05167</text:p>
          </table:table-cell>
          <table:table-cell table:number-columns-repeated="99"/>
        </table:table-row>
        <table:table-row table:style-name="ro1">
          <table:table-cell table:style-name="ce3" office:value-type="float" office:value="0.00751866" calcext:value-type="float">
            <text:p>0.00751866</text:p>
          </table:table-cell>
          <table:table-cell table:number-columns-repeated="99"/>
        </table:table-row>
        <table:table-row table:style-name="ro1">
          <table:table-cell table:style-name="ce3" office:value-type="float" office:value="-0.578583" calcext:value-type="float">
            <text:p>-0.578583</text:p>
          </table:table-cell>
          <table:table-cell table:number-columns-repeated="99"/>
        </table:table-row>
        <table:table-row table:style-name="ro1">
          <table:table-cell table:style-name="ce3" office:value-type="float" office:value="0.583448" calcext:value-type="float">
            <text:p>0.583448</text:p>
          </table:table-cell>
          <table:table-cell table:number-columns-repeated="99"/>
        </table:table-row>
        <table:table-row table:style-name="ro1">
          <table:table-cell table:style-name="ce3" office:value-type="float" office:value="0.0490871" calcext:value-type="float">
            <text:p>0.0490871</text:p>
          </table:table-cell>
          <table:table-cell table:number-columns-repeated="99"/>
        </table:table-row>
        <table:table-row table:style-name="ro1">
          <table:table-cell table:style-name="ce3" office:value-type="float" office:value="0.456056" calcext:value-type="float">
            <text:p>0.456056</text:p>
          </table:table-cell>
          <table:table-cell table:number-columns-repeated="99"/>
        </table:table-row>
        <table:table-row table:style-name="ro1">
          <table:table-cell table:style-name="ce3" office:value-type="float" office:value="1.59353" calcext:value-type="float">
            <text:p>1.59353</text:p>
          </table:table-cell>
          <table:table-cell table:number-columns-repeated="99"/>
        </table:table-row>
        <table:table-row table:style-name="ro1">
          <table:table-cell table:style-name="ce3" office:value-type="float" office:value="1.43483" calcext:value-type="float">
            <text:p>1.43483</text:p>
          </table:table-cell>
          <table:table-cell table:number-columns-repeated="99"/>
        </table:table-row>
        <table:table-row table:style-name="ro1">
          <table:table-cell table:style-name="ce3" office:value-type="float" office:value="-0.0296966" calcext:value-type="float">
            <text:p>-0.0296966</text:p>
          </table:table-cell>
          <table:table-cell table:number-columns-repeated="99"/>
        </table:table-row>
        <table:table-row table:style-name="ro1">
          <table:table-cell table:style-name="ce3" office:value-type="float" office:value="1.51407" calcext:value-type="float">
            <text:p>1.51407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ean_zca <text:s text:c="14"/>= {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0514984" calcext:value-type="float">
            <text:p>5.15E-08</text:p>
          </table:table-cell>
          <table:table-cell table:number-columns-repeated="99"/>
        </table:table-row>
        <table:table-row table:style-name="ro1">
          <table:table-cell table:style-name="ce4" office:value-type="float" office:value="-0.000000134277" calcext:value-type="float">
            <text:p>-1.34E-07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238419" calcext:value-type="float">
            <text:p>2.38E-07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0141144" calcext:value-type="float">
            <text:p>1.41E-08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234222" calcext:value-type="float">
            <text:p>2.34E-07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139451" calcext:value-type="float">
            <text:p>1.39E-07</text:p>
          </table:table-cell>
          <table:table-cell table:number-columns-repeated="99"/>
        </table:table-row>
        <table:table-row table:style-name="ro1">
          <table:table-cell table:style-name="ce4" office:value-type="float" office:value="-0.000000104141" calcext:value-type="float">
            <text:p>-1.04E-07</text:p>
          </table:table-cell>
          <table:table-cell table:number-columns-repeated="99"/>
        </table:table-row>
        <table:table-row table:style-name="ro1">
          <table:table-cell table:style-name="ce4" office:value-type="float" office:value="-0.0000000867844" calcext:value-type="float">
            <text:p>-8.68E-08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164795" calcext:value-type="float">
            <text:p>1.65E-07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0782013" calcext:value-type="float">
            <text:p>7.82E-08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VarCovMatrix_zca <text:s text:c="6"/>= {</text:p>
          </table:table-cell>
          <table:table-cell table:number-columns-repeated="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table:style-name="ce6" office:value-type="float" office:value="0.0000999993" calcext:value-type="float">
            <text:p>1.00E-04</text:p>
          </table:table-cell>
          <table:table-cell table:number-columns-repeated="99"/>
        </table:table-row>
        <table:table-row table:style-name="ro1">
          <table:table-cell table:style-name="ce6" office:value-type="float" office:value="0.0000999997" calcext:value-type="float">
            <text:p>1.00E-04</text:p>
          </table:table-cell>
          <table:table-cell table:number-columns-repeated="99"/>
        </table:table-row>
        <table:table-row table:style-name="ro1">
          <table:table-cell table:style-name="ce6" office:value-type="float" office:value="0.0000999998" calcext:value-type="float">
            <text:p>1.00E-04</text:p>
          </table:table-cell>
          <table:table-cell table:number-columns-repeated="99"/>
        </table:table-row>
        <table:table-row table:style-name="ro1">
          <table:table-cell table:style-name="ce5" office:value-type="float" office:value="0.0001" calcext:value-type="float">
            <text:p>0.0001</text:p>
          </table:table-cell>
          <table:table-cell table:number-columns-repeated="99"/>
        </table:table-row>
        <table:table-row table:style-name="ro1">
          <table:table-cell table:style-name="ce5" office:value-type="float" office:value="0.0001" calcext:value-type="float">
            <text:p>0.0001</text:p>
          </table:table-cell>
          <table:table-cell table:number-columns-repeated="99"/>
        </table:table-row>
        <table:table-row table:style-name="ro1">
          <table:table-cell table:style-name="ce5" office:value-type="float" office:value="0.0001" calcext:value-type="float">
            <text:p>0.0001</text:p>
          </table:table-cell>
          <table:table-cell table:number-columns-repeated="99"/>
        </table:table-row>
        <table:table-row table:style-name="ro1">
          <table:table-cell table:style-name="ce5" office:value-type="float" office:value="0.000100001" calcext:value-type="float">
            <text:p>0.000100001</text:p>
          </table:table-cell>
          <table:table-cell table:number-columns-repeated="99"/>
        </table:table-row>
        <table:table-row table:style-name="ro1">
          <table:table-cell table:style-name="ce5" office:value-type="float" office:value="0.000100001" calcext:value-type="float">
            <text:p>0.000100001</text:p>
          </table:table-cell>
          <table:table-cell table:number-columns-repeated="99"/>
        </table:table-row>
        <table:table-row table:style-name="ro1">
          <table:table-cell table:style-name="ce5" office:value-type="float" office:value="0.000100001" calcext:value-type="float">
            <text:p>0.000100001</text:p>
          </table:table-cell>
          <table:table-cell table:number-columns-repeated="99"/>
        </table:table-row>
        <table:table-row table:style-name="ro1">
          <table:table-cell table:style-name="ce6" office:value-type="float" office:value="0.000000625721" calcext:value-type="float">
            <text:p>6.26E-07</text:p>
          </table:table-cell>
          <table:table-cell table:number-columns-repeated="99"/>
        </table:table-row>
        <table:table-row table:style-name="ro1">
          <table:table-cell table:style-name="ce5" office:value-type="float" office:value="1.00001" calcext:value-type="float">
            <text:p>1.00001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6" office:value-type="float" office:value="2.39161E-026" calcext:value-type="float">
            <text:p>2.39E-26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5" office:value-type="float" office:value="0.00433469" calcext:value-type="float">
            <text:p>0.00433469</text:p>
          </table:table-cell>
          <table:table-cell table:number-columns-repeated="99"/>
        </table:table-row>
        <table:table-row table:style-name="ro1">
          <table:table-cell table:style-name="ce6" office:value-type="float" office:value="-3.98833E+016" calcext:value-type="float">
            <text:p>-3.99E+16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5" office:value-type="float" office:value="0.00432832" calcext:value-type="float">
            <text:p>0.00432832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0213484" calcext:value-type="float">
            <text:p>-2.13E-07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0168659" calcext:value-type="float">
            <text:p>-1.69E-07</text:p>
          </table:table-cell>
          <table:table-cell table:number-columns-repeated="99"/>
        </table:table-row>
        <table:table-row table:style-name="ro1">
          <table:table-cell table:style-name="ce5" office:value-type="float" office:value="1.00001" calcext:value-type="float">
            <text:p>1.00001</text:p>
          </table:table-cell>
          <table:table-cell table:number-columns-repeated="99"/>
        </table:table-row>
        <table:table-row table:style-name="ro1">
          <table:table-cell table:style-name="ce5" office:value-type="float" office:value="0.00163255" calcext:value-type="float">
            <text:p>0.00163255</text:p>
          </table:table-cell>
          <table:table-cell table:number-columns-repeated="99"/>
        </table:table-row>
        <table:table-row table:style-name="ro1">
          <table:table-cell table:style-name="ce6" office:value-type="float" office:value="-5.31794E+017" calcext:value-type="float">
            <text:p>-5.32E+17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6" office:value-type="float" office:value="0.000000000000380109" calcext:value-type="float">
            <text:p>3.80E-13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6" office:value-type="float" office:value="0.000000000000380109" calcext:value-type="float">
            <text:p>3.80E-13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412024" calcext:value-type="float">
            <text:p>-4.12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929813" calcext:value-type="float">
            <text:p>9.30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153155" calcext:value-type="float">
            <text:p>-1.53E-06</text:p>
          </table:table-cell>
          <table:table-cell table:number-columns-repeated="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table:style-name="ce6" office:value-type="float" office:value="-4.50122E+017" calcext:value-type="float">
            <text:p>-4.50E+17</text:p>
          </table:table-cell>
          <table:table-cell table:number-columns-repeated="99"/>
        </table:table-row>
        <table:table-row table:style-name="ro1">
          <table:table-cell table:style-name="ce6" office:value-type="float" office:value="1.37696E-025" calcext:value-type="float">
            <text:p>1.38E-25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6" office:value-type="float" office:value="3.44237E-026" calcext:value-type="float">
            <text:p>3.44E-26</text:p>
          </table:table-cell>
          <table:table-cell table:number-columns-repeated="99"/>
        </table:table-row>
        <table:table-row table:style-name="ro1">
          <table:table-cell table:style-name="ce6" office:value-type="float" office:value="-9.00246E+017" calcext:value-type="float">
            <text:p>-9.00E+17</text:p>
          </table:table-cell>
          <table:table-cell table:number-columns-repeated="99"/>
        </table:table-row>
        <table:table-row table:style-name="ro1">
          <table:table-cell table:style-name="ce6" office:value-type="float" office:value="1.37696E-025" calcext:value-type="float">
            <text:p>1.38E-25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355545" calcext:value-type="float">
            <text:p>-3.56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771111" calcext:value-type="float">
            <text:p>7.71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177465" calcext:value-type="float">
            <text:p>-1.77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279475" calcext:value-type="float">
            <text:p>-2.79E-06</text:p>
          </table:table-cell>
          <table:table-cell table:number-columns-repeated="99"/>
        </table:table-row>
        <table:table-row table:style-name="ro1">
          <table:table-cell table:style-name="ce5" office:value-type="float" office:value="0.999996" calcext:value-type="float">
            <text:p>0.999996</text:p>
          </table:table-cell>
          <table:table-cell table:number-columns-repeated="99"/>
        </table:table-row>
        <table:table-row table:style-name="ro1">
          <table:table-cell table:style-name="ce6" office:value-type="float" office:value="1.35308E-025" calcext:value-type="float">
            <text:p>1.35E-25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6" office:value-type="float" office:value="3.38271E-026" calcext:value-type="float">
            <text:p>3.38E-26</text:p>
          </table:table-cell>
          <table:table-cell table:number-columns-repeated="99"/>
        </table:table-row>
        <table:table-row table:style-name="ro1">
          <table:table-cell table:style-name="ce6" office:value-type="float" office:value="-5.3844E+017" calcext:value-type="float">
            <text:p>-5.38E+17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48934" calcext:value-type="float">
            <text:p>-4.89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391802" calcext:value-type="float">
            <text:p>3.92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128505" calcext:value-type="float">
            <text:p>-1.29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554987" calcext:value-type="float">
            <text:p>-5.55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505291" calcext:value-type="float">
            <text:p>5.05E-06</text:p>
          </table:table-cell>
          <table:table-cell table:number-columns-repeated="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table:style-name="ce6" office:value-type="float" office:value="-2.6922E+017" calcext:value-type="float">
            <text:p>-2.69E+17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5" office:value-type="string" calcext:value-type="string">
            <text:p><text:s/>nan</text:p>
          </table:table-cell>
          <table:table-cell table:number-columns-repeated="99"/>
        </table:table-row>
        <table:table-row table:style-name="ro1">
          <table:table-cell table:style-name="ce6" office:value-type="float" office:value="1.3531E-025" calcext:value-type="float">
            <text:p>1.35E-25</text:p>
          </table:table-cell>
          <table:table-cell table:number-columns-repeated="99"/>
        </table:table-row>
        <table:table-row table:style-name="ro1">
          <table:table-cell table:style-name="ce6" office:value-type="float" office:value="0.00000262894" calcext:value-type="float">
            <text:p>2.63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0878393" calcext:value-type="float">
            <text:p>8.78E-07</text:p>
          </table:table-cell>
          <table:table-cell table:number-columns-repeated="99"/>
        </table:table-row>
        <table:table-row table:style-name="ro1">
          <table:table-cell table:style-name="ce6" office:value-type="float" office:value="0.00000136236" calcext:value-type="float">
            <text:p>1.36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185537" calcext:value-type="float">
            <text:p>-1.86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452523" calcext:value-type="float">
            <text:p>4.53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0801785" calcext:value-type="float">
            <text:p>8.02E-07</text:p>
          </table:table-cell>
          <table:table-cell table:number-columns-repeated="99"/>
        </table:table-row>
        <table:table-row table:style-name="ro1">
          <table:table-cell table:style-name="ce5" office:value-type="float" office:value="0.999996" calcext:value-type="float">
            <text:p>0.999996</text:p>
          </table:table-cell>
          <table:table-cell table:number-columns-repeated="99"/>
        </table:table-row>
        <table:table-row table:style-name="ro1">
          <table:table-cell table:style-name="ce6" office:value-type="float" office:value="3.44237E-026" calcext:value-type="float">
            <text:p>3.44E-26</text:p>
          </table:table-cell>
          <table:table-cell table:number-columns-repeated="99"/>
        </table:table-row>
        <table:table-row table:style-name="ro1">
          <table:table-cell table:style-name="ce6" office:value-type="float" office:value="-1.80049E+018" calcext:value-type="float">
            <text:p>-1.80E+18</text:p>
          </table:table-cell>
          <table:table-cell table:number-columns-repeated="99"/>
        </table:table-row>
        <table:table-row table:style-name="ro1">
          <table:table-cell table:style-name="ce6" office:value-type="float" office:value="1.37696E-025" calcext:value-type="float">
            <text:p>1.38E-25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0470674" calcext:value-type="float">
            <text:p>-4.71E-07</text:p>
          </table:table-cell>
          <table:table-cell table:number-columns-repeated="99"/>
        </table:table-row>
        <table:table-row table:style-name="ro1">
          <table:table-cell table:style-name="ce6" office:value-type="float" office:value="0.000000206694" calcext:value-type="float">
            <text:p>2.07E-07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288827" calcext:value-type="float">
            <text:p>-2.89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600967" calcext:value-type="float">
            <text:p>-6.01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939517" calcext:value-type="float">
            <text:p>-9.40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177161" calcext:value-type="float">
            <text:p>-1.77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00454057" calcext:value-type="float">
            <text:p>-4.54E-08</text:p>
          </table:table-cell>
          <table:table-cell table:number-columns-repeated="99"/>
        </table:table-row>
        <table:table-row table:style-name="ro1">
          <table:table-cell table:style-name="ce5" office:value-type="float" office:value="1.00001" calcext:value-type="float">
            <text:p>1.00001</text:p>
          </table:table-cell>
          <table:table-cell table:number-columns-repeated="99"/>
        </table:table-row>
        <table:table-row table:style-name="ro1">
          <table:table-cell table:style-name="ce6" office:value-type="float" office:value="-4.50096E+017" calcext:value-type="float">
            <text:p>-4.50E+17</text:p>
          </table:table-cell>
          <table:table-cell table:number-columns-repeated="99"/>
        </table:table-row>
        <table:table-row table:style-name="ro1">
          <table:table-cell table:style-name="ce6" office:value-type="float" office:value="1.35308E-025" calcext:value-type="float">
            <text:p>1.35E-25</text:p>
          </table:table-cell>
          <table:table-cell table:number-columns-repeated="99"/>
        </table:table-row>
        <table:table-row table:style-name="ro1">
          <table:table-cell table:style-name="ce6" office:value-type="float" office:value="0.000000307465" calcext:value-type="float">
            <text:p>3.07E-07</text:p>
          </table:table-cell>
          <table:table-cell table:number-columns-repeated="99"/>
        </table:table-row>
        <table:table-row table:style-name="ro1">
          <table:table-cell table:style-name="ce6" office:value-type="float" office:value="0.00000252875" calcext:value-type="float">
            <text:p>2.53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568569" calcext:value-type="float">
            <text:p>5.69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293346" calcext:value-type="float">
            <text:p>-2.93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286979" calcext:value-type="float">
            <text:p>2.87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419745" calcext:value-type="float">
            <text:p>4.20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461239" calcext:value-type="float">
            <text:p>4.61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93768" calcext:value-type="float">
            <text:p>9.38E-06</text:p>
          </table:table-cell>
          <table:table-cell table:number-columns-repeated="99"/>
        </table:table-row>
        <table:table-row table:style-name="ro1">
          <table:table-cell table:style-name="ce5" office:value-type="float" office:value="1.00001" calcext:value-type="float">
            <text:p>1.00001</text:p>
          </table:table-cell>
          <table:table-cell table:number-columns-repeated="9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431813" calcext:value-type="float">
            <text:p>-4.32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430668" calcext:value-type="float">
            <text:p>-4.31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122825" calcext:value-type="float">
            <text:p>-1.23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776121" calcext:value-type="float">
            <text:p>-7.76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0374854" calcext:value-type="float">
            <text:p>-3.75E-07</text:p>
          </table:table-cell>
          <table:table-cell table:number-columns-repeated="99"/>
        </table:table-row>
        <table:table-row table:style-name="ro1">
          <table:table-cell table:style-name="ce6" office:value-type="float" office:value="0.00000902643" calcext:value-type="float">
            <text:p>9.03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102615" calcext:value-type="float">
            <text:p>1.03E-06</text:p>
          </table:table-cell>
          <table:table-cell table:number-columns-repeated="99"/>
        </table:table-row>
        <table:table-row table:style-name="ro1">
          <table:table-cell table:style-name="ce6" office:value-type="float" office:value="0.00000156514" calcext:value-type="float">
            <text:p>1.57E-06</text:p>
          </table:table-cell>
          <table:table-cell table:number-columns-repeated="99"/>
        </table:table-row>
        <table:table-row table:style-name="ro1">
          <table:table-cell table:style-name="ce6" office:value-type="float" office:value="-0.00000895837" calcext:value-type="float">
            <text:p>-8.96E-06</text:p>
          </table:table-cell>
          <table:table-cell table:number-columns-repeated="99"/>
        </table:table-row>
        <table:table-row table:style-name="ro1">
          <table:table-cell table:style-name="ce5" office:value-type="float" office:value="1.00001" calcext:value-type="float">
            <text:p>1.000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ZCAWhiteningMatrix_zca = {</text:p>
          </table:table-cell>
          <table:table-cell table:number-columns-repeated="99"/>
        </table:table-row>
        <table:table-row table:style-name="ro1">
          <table:table-cell table:style-name="ce7" office:value-type="float" office:value="0.999999" calcext:value-type="float">
            <text:p>0.999999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38743" calcext:value-type="float">
            <text:p>-3.87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283122" calcext:value-type="float">
            <text:p>2.83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05636" calcext:value-type="float">
            <text:p>2.06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80304" calcext:value-type="float">
            <text:p>1.80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36928" calcext:value-type="float">
            <text:p>2.37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38581" calcext:value-type="float">
            <text:p>-1.39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37998" calcext:value-type="float">
            <text:p>3.80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168569" calcext:value-type="float">
            <text:p>-1.69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14577" calcext:value-type="float">
            <text:p>2.15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394881" calcext:value-type="float">
            <text:p>-3.95E-07</text:p>
          </table:table-cell>
          <table:table-cell table:number-columns-repeated="99"/>
        </table:table-row>
        <table:table-row table:style-name="ro1">
          <table:table-cell table:style-name="ce7" office:value-type="float" office:value="0.999995" calcext:value-type="float">
            <text:p>0.999995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0298023" calcext:value-type="float">
            <text:p>2.98E-08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461936" calcext:value-type="float">
            <text:p>-4.62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38594" calcext:value-type="float">
            <text:p>-3.86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68383" calcext:value-type="float">
            <text:p>-1.68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230968" calcext:value-type="float">
            <text:p>-2.31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129919" calcext:value-type="float">
            <text:p>-1.30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35601" calcext:value-type="float">
            <text:p>-1.36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5183" calcext:value-type="float">
            <text:p>2.52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268221" calcext:value-type="float">
            <text:p>2.68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0596046" calcext:value-type="float">
            <text:p>5.96E-08</text:p>
          </table:table-cell>
          <table:table-cell table:number-columns-repeated="99"/>
        </table:table-row>
        <table:table-row table:style-name="ro1">
          <table:table-cell table:style-name="ce7" office:value-type="float" office:value="0.999997" calcext:value-type="float">
            <text:p>0.99999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690576" calcext:value-type="float">
            <text:p>6.91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884756" calcext:value-type="float">
            <text:p>8.85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692904" calcext:value-type="float">
            <text:p>6.93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59884" calcext:value-type="float">
            <text:p>-5.99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54972" calcext:value-type="float">
            <text:p>1.55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71201" calcext:value-type="float">
            <text:p>-2.71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678003" calcext:value-type="float">
            <text:p>6.78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05636" calcext:value-type="float">
            <text:p>2.06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458956" calcext:value-type="float">
            <text:p>-4.59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673346" calcext:value-type="float">
            <text:p>6.73E-07</text:p>
          </table:table-cell>
          <table:table-cell table:number-columns-repeated="99"/>
        </table:table-row>
        <table:table-row table:style-name="ro1">
          <table:table-cell table:style-name="ce7" office:value-type="float" office:value="0.999998" calcext:value-type="float">
            <text:p>0.999998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57952" calcext:value-type="float">
            <text:p>1.58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74181" calcext:value-type="float">
            <text:p>2.74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879169" calcext:value-type="float">
            <text:p>8.79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32112" calcext:value-type="float">
            <text:p>3.21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35601" calcext:value-type="float">
            <text:p>1.36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403821" calcext:value-type="float">
            <text:p>4.04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80304" calcext:value-type="float">
            <text:p>1.80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38594" calcext:value-type="float">
            <text:p>-3.86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90804" calcext:value-type="float">
            <text:p>9.08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55717" calcext:value-type="float">
            <text:p>1.56E-06</text:p>
          </table:table-cell>
          <table:table-cell table:number-columns-repeated="9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45869" calcext:value-type="float">
            <text:p>-2.46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02656" calcext:value-type="float">
            <text:p>-2.03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458956" calcext:value-type="float">
            <text:p>4.59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37463" calcext:value-type="float">
            <text:p>-1.37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271946" calcext:value-type="float">
            <text:p>2.72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36928" calcext:value-type="float">
            <text:p>2.37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69873" calcext:value-type="float">
            <text:p>-1.70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706874" calcext:value-type="float">
            <text:p>7.07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74181" calcext:value-type="float">
            <text:p>2.74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45869" calcext:value-type="float">
            <text:p>-2.46E-06</text:p>
          </table:table-cell>
          <table:table-cell table:number-columns-repeated="9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469387" calcext:value-type="float">
            <text:p>-4.69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843778" calcext:value-type="float">
            <text:p>8.44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22027" calcext:value-type="float">
            <text:p>-2.22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450015" calcext:value-type="float">
            <text:p>-4.50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38581" calcext:value-type="float">
            <text:p>-1.39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230968" calcext:value-type="float">
            <text:p>-2.31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594184" calcext:value-type="float">
            <text:p>-5.94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864267" calcext:value-type="float">
            <text:p>8.64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02656" calcext:value-type="float">
            <text:p>-2.03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461936" calcext:value-type="float">
            <text:p>-4.62E-07</text:p>
          </table:table-cell>
          <table:table-cell table:number-columns-repeated="9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00745058" calcext:value-type="float">
            <text:p>-7.45E-09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6226" calcext:value-type="float">
            <text:p>-2.62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484288" calcext:value-type="float">
            <text:p>-4.84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372529" calcext:value-type="float">
            <text:p>3.73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13574" calcext:value-type="float">
            <text:p>-1.36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53482" calcext:value-type="float">
            <text:p>1.53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31814" calcext:value-type="float">
            <text:p>3.18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458956" calcext:value-type="float">
            <text:p>4.59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84471" calcext:value-type="float">
            <text:p>8.45E-07</text:p>
          </table:table-cell>
          <table:table-cell table:number-columns-repeated="9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style-name="ce7" office:value-type="float" office:value="0.999997" calcext:value-type="float">
            <text:p>0.99999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458956" calcext:value-type="float">
            <text:p>-4.59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733882" calcext:value-type="float">
            <text:p>-7.34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164844" calcext:value-type="float">
            <text:p>-1.65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37091" calcext:value-type="float">
            <text:p>-1.37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68221" calcext:value-type="float">
            <text:p>-2.68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13262" calcext:value-type="float">
            <text:p>1.33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136718" calcext:value-type="float">
            <text:p>-1.37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16812" calcext:value-type="float">
            <text:p>-2.17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26077" calcext:value-type="float">
            <text:p>-2.61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458956" calcext:value-type="float">
            <text:p>-4.59E-06</text:p>
          </table:table-cell>
          <table:table-cell table:number-columns-repeated="99"/>
        </table:table-row>
        <table:table-row table:style-name="ro1">
          <table:table-cell table:style-name="ce7" office:value-type="float" office:value="0.999995" calcext:value-type="float">
            <text:p>0.999995</text:p>
          </table:table-cell>
          <table:table-cell table:number-columns-repeated="99"/>
        </table:table-row>
        <table:table-row table:style-name="ro1">
          <table:table-cell table:style-name="ce8" office:value-type="float" office:value="0.00000457466" calcext:value-type="float">
            <text:p>4.57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13087" calcext:value-type="float">
            <text:p>2.13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25034" calcext:value-type="float">
            <text:p>2.50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655651" calcext:value-type="float">
            <text:p>6.56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403821" calcext:value-type="float">
            <text:p>4.04E-06</text:p>
          </table:table-cell>
          <table:table-cell table:number-columns-repeated="99"/>
        </table:table-row>
        <table:table-row table:style-name="ro1">
          <table:table-cell table:style-name="ce8" office:value-type="float" office:value="0.000000279397" calcext:value-type="float">
            <text:p>2.79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447035" calcext:value-type="float">
            <text:p>-4.47E-06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48615" calcext:value-type="float">
            <text:p>-4.86E-07</text:p>
          </table:table-cell>
          <table:table-cell table:number-columns-repeated="99"/>
        </table:table-row>
        <table:table-row table:style-name="ro1">
          <table:table-cell table:style-name="ce8" office:value-type="float" office:value="-0.000000733882" calcext:value-type="float">
            <text:p>-7.34E-07</text:p>
          </table:table-cell>
          <table:table-cell table:number-columns-repeated="99"/>
        </table:table-row>
        <table:table-row table:style-name="ro1">
          <table:table-cell table:style-name="ce8" office:value-type="float" office:value="0.00000458956" calcext:value-type="float">
            <text:p>4.59E-06</text:p>
          </table:table-cell>
          <table:table-cell table:number-columns-repeated="99"/>
        </table:table-row>
        <table:table-row table:style-name="ro1">
          <table:table-cell table:style-name="ce7" office:value-type="float" office:value="0.999995" calcext:value-type="float">
            <text:p>0.999995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1m[ <text:s/>FAILED <text:s/>] [mInstantiateNormalizationGeneralTest/NormalizationGeneralTest.test/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where GetParam() = (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10000) (17 ms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RUN <text:s text:c="5"/>] [mInstantiateNormalizationGeneralTest/NormalizationGeneralTest.test/2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_pc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_zc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<text:s text:c="6"/>OK ] [mInstantiateNormalizationGeneralTest/NormalizationGeneralTest.test/2 (162 ms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RUN <text:s text:c="5"/>] [mInstantiateNormalizationGeneralTest/NormalizationGeneralTest.test/3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_pc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_zc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<text:s text:c="6"/>OK ] [mInstantiateNormalizationGeneralTest/NormalizationGeneralTest.test/3 (2463 ms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----------] [m4 tests from InstantiateNormalizationGeneralTest/NormalizationGeneralTest (2772 ms total)</text:p>
          </table:table-cell>
          <table:table-cell table:number-columns-repeated="99"/>
        </table:table-row>
        <table:table-row table:style-name="ro1">
          <table:table-cell table:number-columns-repeated="100"/>
        </table:table-row>
        <table:table-row table:style-name="ro1">
          <table:table-cell office:value-type="string" calcext:value-type="string">
            <text:p>[0;32m[----------] [mGlobal test environment tear-down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==========] [m5 tests from 2 test cases ran. (3898 ms total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<text:s/>PASSED <text:s/>] [m4 tests.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1m[ <text:s/>FAILED <text:s/>] [m1 tes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listed below: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1m[ <text:s/>FAILED <text:s/>] [mInstantiateNormalizationGeneralTest/NormalizationGeneralTest.test/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where GetParam() = (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10000)</text:p>
          </table:table-cell>
          <table:table-cell table:number-columns-repeated="99"/>
        </table:table-row>
        <table:table-row table:style-name="ro1">
          <table:table-cell table:number-columns-repeated="100"/>
        </table:table-row>
        <table:table-row table:style-name="ro1">
          <table:table-cell office:value-type="string" calcext:value-type="string">
            <text:p><text:s/>1 FAILED TES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3mNote: Google Test filter = *Normalization*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m[0;32m[==========] [mRunning 5 tests from 2 test cases.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----------] [mGlobal test environment set-up.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----------] [m1 test from NormalizationTes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RUN <text:s text:c="5"/>] [mNormalizationTest.simple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varcovmatrix = {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9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99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dvarcovmatrix = {</text:p>
          </table:table-cell>
          <table:table-cell table:number-columns-repeated="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9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99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P_pca = {</text:p>
          </table:table-cell>
          <table:table-cell table:number-columns-repeated="99"/>
        </table:table-row>
        <table:table-row table:style-name="ro1">
          <table:table-cell office:value-type="float" office:value="-0.424264" calcext:value-type="float">
            <text:p>-0.424264</text:p>
          </table:table-cell>
          <table:table-cell table:number-columns-repeated="99"/>
        </table:table-row>
        <table:table-row table:style-name="ro1">
          <table:table-cell office:value-type="float" office:value="-0.0816497" calcext:value-type="float">
            <text:p>-0.0816497</text:p>
          </table:table-cell>
          <table:table-cell table:number-columns-repeated="99"/>
        </table:table-row>
        <table:table-row table:style-name="ro1">
          <table:table-cell office:value-type="float" office:value="-0.141421" calcext:value-type="float">
            <text:p>-0.141421</text:p>
          </table:table-cell>
          <table:table-cell table:number-columns-repeated="99"/>
        </table:table-row>
        <table:table-row table:style-name="ro1">
          <table:table-cell office:value-type="float" office:value="0.244949" calcext:value-type="float">
            <text:p>0.24494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dP_pca = {</text:p>
          </table:table-cell>
          <table:table-cell table:number-columns-repeated="99"/>
        </table:table-row>
        <table:table-row table:style-name="ro1">
          <table:table-cell office:value-type="float" office:value="-0.424264" calcext:value-type="float">
            <text:p>-0.424264</text:p>
          </table:table-cell>
          <table:table-cell table:number-columns-repeated="99"/>
        </table:table-row>
        <table:table-row table:style-name="ro1">
          <table:table-cell office:value-type="float" office:value="-0.0816497" calcext:value-type="float">
            <text:p>-0.0816497</text:p>
          </table:table-cell>
          <table:table-cell table:number-columns-repeated="99"/>
        </table:table-row>
        <table:table-row table:style-name="ro1">
          <table:table-cell office:value-type="float" office:value="-0.141421" calcext:value-type="float">
            <text:p>-0.141421</text:p>
          </table:table-cell>
          <table:table-cell table:number-columns-repeated="99"/>
        </table:table-row>
        <table:table-row table:style-name="ro1">
          <table:table-cell office:value-type="float" office:value="0.244949" calcext:value-type="float">
            <text:p>0.24494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Y_pca = {</text:p>
          </table:table-cell>
          <table:table-cell table:number-columns-repeated="99"/>
        </table:table-row>
        <table:table-row table:style-name="ro1">
          <table:table-cell office:value-type="float" office:value="1.41421" calcext:value-type="float">
            <text:p>1.41421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office:value-type="float" office:value="-0.707107" calcext:value-type="float">
            <text:p>-0.707107</text:p>
          </table:table-cell>
          <table:table-cell table:number-columns-repeated="99"/>
        </table:table-row>
        <table:table-row table:style-name="ro1">
          <table:table-cell office:value-type="float" office:value="1.22474" calcext:value-type="float">
            <text:p>1.22474</text:p>
          </table:table-cell>
          <table:table-cell table:number-columns-repeated="99"/>
        </table:table-row>
        <table:table-row table:style-name="ro1">
          <table:table-cell office:value-type="float" office:value="-0.707107" calcext:value-type="float">
            <text:p>-0.707107</text:p>
          </table:table-cell>
          <table:table-cell table:number-columns-repeated="99"/>
        </table:table-row>
        <table:table-row table:style-name="ro1">
          <table:table-cell office:value-type="float" office:value="-1.22474" calcext:value-type="float">
            <text:p>-1.2247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dY_pca = {</text:p>
          </table:table-cell>
          <table:table-cell table:number-columns-repeated="99"/>
        </table:table-row>
        <table:table-row table:style-name="ro1">
          <table:table-cell office:value-type="float" office:value="1.41421" calcext:value-type="float">
            <text:p>1.41421</text:p>
          </table:table-cell>
          <table:table-cell table:number-columns-repeated="99"/>
        </table:table-row>
        <table:table-row table:style-name="ro1">
          <table:table-cell table:style-name="ce4" office:value-type="float" office:value="0.000000104308" calcext:value-type="float">
            <text:p>1.04E-07</text:p>
          </table:table-cell>
          <table:table-cell table:number-columns-repeated="99"/>
        </table:table-row>
        <table:table-row table:style-name="ro1">
          <table:table-cell office:value-type="float" office:value="-0.707107" calcext:value-type="float">
            <text:p>-0.707107</text:p>
          </table:table-cell>
          <table:table-cell table:number-columns-repeated="99"/>
        </table:table-row>
        <table:table-row table:style-name="ro1">
          <table:table-cell office:value-type="float" office:value="1.22474" calcext:value-type="float">
            <text:p>1.22474</text:p>
          </table:table-cell>
          <table:table-cell table:number-columns-repeated="99"/>
        </table:table-row>
        <table:table-row table:style-name="ro1">
          <table:table-cell office:value-type="float" office:value="-0.707107" calcext:value-type="float">
            <text:p>-0.707107</text:p>
          </table:table-cell>
          <table:table-cell table:number-columns-repeated="99"/>
        </table:table-row>
        <table:table-row table:style-name="ro1">
          <table:table-cell office:value-type="float" office:value="-1.22474" calcext:value-type="float">
            <text:p>-1.2247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P_zca = {</text:p>
          </table:table-cell>
          <table:table-cell table:number-columns-repeated="99"/>
        </table:table-row>
        <table:table-row table:style-name="ro1">
          <table:table-cell office:value-type="float" office:value="0.428312" calcext:value-type="float">
            <text:p>0.428312</text:p>
          </table:table-cell>
          <table:table-cell table:number-columns-repeated="99"/>
        </table:table-row>
        <table:table-row table:style-name="ro1">
          <table:table-cell office:value-type="float" office:value="0.0567044" calcext:value-type="float">
            <text:p>0.0567044</text:p>
          </table:table-cell>
          <table:table-cell table:number-columns-repeated="99"/>
        </table:table-row>
        <table:table-row table:style-name="ro1">
          <table:table-cell office:value-type="float" office:value="0.0567044" calcext:value-type="float">
            <text:p>0.0567044</text:p>
          </table:table-cell>
          <table:table-cell table:number-columns-repeated="99"/>
        </table:table-row>
        <table:table-row table:style-name="ro1">
          <table:table-cell office:value-type="float" office:value="0.2771" calcext:value-type="float">
            <text:p>0.277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dP_zca = {</text:p>
          </table:table-cell>
          <table:table-cell table:number-columns-repeated="99"/>
        </table:table-row>
        <table:table-row table:style-name="ro1">
          <table:table-cell office:value-type="float" office:value="0.428312" calcext:value-type="float">
            <text:p>0.428312</text:p>
          </table:table-cell>
          <table:table-cell table:number-columns-repeated="99"/>
        </table:table-row>
        <table:table-row table:style-name="ro1">
          <table:table-cell office:value-type="float" office:value="0.0567044" calcext:value-type="float">
            <text:p>0.0567044</text:p>
          </table:table-cell>
          <table:table-cell table:number-columns-repeated="99"/>
        </table:table-row>
        <table:table-row table:style-name="ro1">
          <table:table-cell office:value-type="float" office:value="0.0567044" calcext:value-type="float">
            <text:p>0.0567044</text:p>
          </table:table-cell>
          <table:table-cell table:number-columns-repeated="99"/>
        </table:table-row>
        <table:table-row table:style-name="ro1">
          <table:table-cell office:value-type="float" office:value="0.2771" calcext:value-type="float">
            <text:p>0.277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Y_zca = {</text:p>
          </table:table-cell>
          <table:table-cell table:number-columns-repeated="99"/>
        </table:table-row>
        <table:table-row table:style-name="ro1">
          <table:table-cell office:value-type="float" office:value="-1.34164" calcext:value-type="float">
            <text:p>-1.34164</text:p>
          </table:table-cell>
          <table:table-cell table:number-columns-repeated="99"/>
        </table:table-row>
        <table:table-row table:style-name="ro1">
          <table:table-cell office:value-type="float" office:value="-0.447214" calcext:value-type="float">
            <text:p>-0.447214</text:p>
          </table:table-cell>
          <table:table-cell table:number-columns-repeated="99"/>
        </table:table-row>
        <table:table-row table:style-name="ro1">
          <table:table-cell office:value-type="float" office:value="0.283522" calcext:value-type="float">
            <text:p>0.283522</text:p>
          </table:table-cell>
          <table:table-cell table:number-columns-repeated="99"/>
        </table:table-row>
        <table:table-row table:style-name="ro1">
          <table:table-cell office:value-type="float" office:value="1.3855" calcext:value-type="float">
            <text:p>1.3855</text:p>
          </table:table-cell>
          <table:table-cell table:number-columns-repeated="99"/>
        </table:table-row>
        <table:table-row table:style-name="ro1">
          <table:table-cell office:value-type="float" office:value="1.05812" calcext:value-type="float">
            <text:p>1.05812</text:p>
          </table:table-cell>
          <table:table-cell table:number-columns-repeated="99"/>
        </table:table-row>
        <table:table-row table:style-name="ro1">
          <table:table-cell office:value-type="float" office:value="-0.938288" calcext:value-type="float">
            <text:p>-0.938288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dY_zca = {</text:p>
          </table:table-cell>
          <table:table-cell table:number-columns-repeated="99"/>
        </table:table-row>
        <table:table-row table:style-name="ro1">
          <table:table-cell office:value-type="float" office:value="-1.34164" calcext:value-type="float">
            <text:p>-1.34164</text:p>
          </table:table-cell>
          <table:table-cell table:number-columns-repeated="99"/>
        </table:table-row>
        <table:table-row table:style-name="ro1">
          <table:table-cell office:value-type="float" office:value="-0.447214" calcext:value-type="float">
            <text:p>-0.447214</text:p>
          </table:table-cell>
          <table:table-cell table:number-columns-repeated="99"/>
        </table:table-row>
        <table:table-row table:style-name="ro1">
          <table:table-cell office:value-type="float" office:value="0.283522" calcext:value-type="float">
            <text:p>0.283522</text:p>
          </table:table-cell>
          <table:table-cell table:number-columns-repeated="99"/>
        </table:table-row>
        <table:table-row table:style-name="ro1">
          <table:table-cell office:value-type="float" office:value="1.3855" calcext:value-type="float">
            <text:p>1.3855</text:p>
          </table:table-cell>
          <table:table-cell table:number-columns-repeated="99"/>
        </table:table-row>
        <table:table-row table:style-name="ro1">
          <table:table-cell office:value-type="float" office:value="1.05812" calcext:value-type="float">
            <text:p>1.05812</text:p>
          </table:table-cell>
          <table:table-cell table:number-columns-repeated="99"/>
        </table:table-row>
        <table:table-row table:style-name="ro1">
          <table:table-cell office:value-type="float" office:value="-0.938288" calcext:value-type="float">
            <text:p>-0.938288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 <text:s text:c="6"/>OK ] [mNormalizationTest.simple (1073 ms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[0;32m[----------] [m1 test from NormalizationTest (1073 ms total)</text:p>
          </table:table-cell>
          <table:table-cell table:number-columns-repeated="99"/>
        </table:table-row>
        <table:table-row table:style-name="ro1" table:number-rows-repeated="10423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17943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15848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5020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20923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2980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955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12953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12450">
          <table:table-cell table:number-columns-repeated="100"/>
        </table:table-row>
        <table:table-row table:style-name="ro1">
          <table:table-cell/>
          <table:table-cell table:style-name="ce10"/>
          <table:table-cell table:number-columns-repeated="98"/>
        </table:table-row>
        <table:table-row table:style-name="ro1" table:number-rows-repeated="9">
          <table:table-cell/>
          <table:table-cell table:style-name="ce4"/>
          <table:table-cell table:number-columns-repeated="98"/>
        </table:table-row>
        <table:table-row table:style-name="ro1" table:number-rows-repeated="2">
          <table:table-cell table:number-columns-repeated="100"/>
        </table:table-row>
        <table:table-row table:style-name="ro1">
          <table:table-cell/>
          <table:table-cell table:style-name="ce9"/>
          <table:table-cell table:number-columns-repeated="98"/>
        </table:table-row>
        <table:table-row table:style-name="ro1" table:number-rows-repeated="9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>
          <table:table-cell table:number-columns-repeated="100"/>
        </table:table-row>
        <table:table-row table:style-name="ro1" table:number-rows-repeated="10">
          <table:table-cell/>
          <table:table-cell table:style-name="ce4"/>
          <table:table-cell table:number-columns-repeated="98"/>
        </table:table-row>
        <table:table-row table:style-name="ro1" table:number-rows-repeated="4">
          <table:table-cell table:number-columns-repeated="100"/>
        </table:table-row>
        <table:table-row table:style-name="ro1">
          <table:table-cell/>
          <table:table-cell table:style-name="ce9"/>
          <table:table-cell table:number-columns-repeated="98"/>
        </table:table-row>
        <table:table-row table:style-name="ro1" table:number-rows-repeated="15763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8437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20968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10485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17050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table:table-row table:style-name="ro1" table:number-rows-repeated="19165">
          <table:table-cell table:number-columns-repeated="100"/>
        </table:table-row>
        <table:table-row table:style-name="ro1">
          <table:table-cell/>
          <table:table-cell table:style-name="ce4"/>
          <table:table-cell table:number-columns-repeated="98"/>
        </table:table-row>
        <calcext:conditional-formats>
          <calcext:conditional-format calcext:target-range-address="Sheet1.A28:Sheet1.A127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130:Sheet1.A229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244:Sheet1.A343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346:Sheet1.A445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ce11"/>
        <table:table-column table:style-name="co3" table:default-cell-style-name="ce14"/>
        <table:table-column table:style-name="co3" table:default-cell-style-name="ce16"/>
        <table:table-column table:style-name="co3" table:default-cell-style-name="ce14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VarCovMatrix</text:p>
          </table:table-cell>
          <table:table-cell table:style-name="Default" office:value-type="string" calcext:value-type="string">
            <text:p>VarCovMatrix_zca</text:p>
          </table:table-cell>
          <table:table-cell table:style-name="Default" office:value-type="string" calcext:value-type="string">
            <text:p>ZCAWhiteningMatrix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_1</text:p>
          </table:table-cell>
          <table:table-cell office:value-type="float" office:value="0.0829733" calcext:value-type="float">
            <text:p>0.0829733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999999" calcext:value-type="float">
            <text:p>0.999999</text:p>
          </table:table-cell>
          <table:table-cell table:style-name="ce13"/>
          <table:table-cell office:value-type="string" calcext:value-type="string">
            <text:p>VarCovMatri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1</text:p>
          </table:table-cell>
          <table:table-cell table:style-name="ce12" office:value-type="float" office:value="-0.0000447214" calcext:value-type="float">
            <text:p>-4.47E-05</text:p>
          </table:table-cell>
          <table:table-cell office:value-type="float" office:value="0.0000999993" calcext:value-type="float">
            <text:p>1.00E-04</text:p>
          </table:table-cell>
          <table:table-cell office:value-type="float" office:value="-0.00000038743" calcext:value-type="float">
            <text:p>-3.87E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table:formula="of:=VLOOKUP([.$H3]&amp;&quot;_&quot;&amp;[.I$2];list;2;0)" office:value-type="float" office:value="0.0829733" calcext:value-type="float">
            <text:p>0.0829733</text:p>
          </table:table-cell>
          <table:table-cell table:style-name="ce17" table:formula="of:=VLOOKUP([.$H3]&amp;&quot;_&quot;&amp;[.J$2];list;2;0)" office:value-type="float" office:value="-0.000577107" calcext:value-type="float">
            <text:p>-0.000577107</text:p>
          </table:table-cell>
          <table:table-cell table:style-name="ce17" table:formula="of:=VLOOKUP([.$H3]&amp;&quot;_&quot;&amp;[.K$2];list;2;0)" office:value-type="float" office:value="-0.000162626" calcext:value-type="float">
            <text:p>-0.000162626</text:p>
          </table:table-cell>
          <table:table-cell table:style-name="ce17" table:formula="of:=VLOOKUP([.$H3]&amp;&quot;_&quot;&amp;[.L$2];list;2;0)" office:value-type="float" office:value="-0.000412225" calcext:value-type="float">
            <text:p>-0.000412225</text:p>
          </table:table-cell>
          <table:table-cell table:style-name="ce17" table:formula="of:=VLOOKUP([.$H3]&amp;&quot;_&quot;&amp;[.M$2];list;2;0)" office:value-type="float" office:value="0.000465305" calcext:value-type="float">
            <text:p>0.000465305</text:p>
          </table:table-cell>
          <table:table-cell table:style-name="ce17" table:formula="of:=VLOOKUP([.$H3]&amp;&quot;_&quot;&amp;[.N$2];list;2;0)" office:value-type="float" office:value="0.000787358" calcext:value-type="float">
            <text:p>0.000787358</text:p>
          </table:table-cell>
          <table:table-cell table:style-name="ce17" table:formula="of:=VLOOKUP([.$H3]&amp;&quot;_&quot;&amp;[.O$2];list;2;0)" office:value-type="float" office:value="-0.000261861" calcext:value-type="float">
            <text:p>-0.000261861</text:p>
          </table:table-cell>
          <table:table-cell table:style-name="ce17" table:formula="of:=VLOOKUP([.$H3]&amp;&quot;_&quot;&amp;[.P$2];list;2;0)" office:value-type="float" office:value="-0.000670291" calcext:value-type="float">
            <text:p>-0.000670291</text:p>
          </table:table-cell>
          <table:table-cell table:style-name="ce17" table:formula="of:=VLOOKUP([.$H3]&amp;&quot;_&quot;&amp;[.Q$2];list;2;0)" office:value-type="float" office:value="-0.000966113" calcext:value-type="float">
            <text:p>-0.000966113</text:p>
          </table:table-cell>
          <table:table-cell table:style-name="ce17" table:formula="of:=VLOOKUP([.$H3]&amp;&quot;_&quot;&amp;[.R$2];list;2;0)" office:value-type="float" office:value="-0.00013624" calcext:value-type="float">
            <text:p>-0.00013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1</text:p>
          </table:table-cell>
          <table:table-cell table:style-name="ce12" office:value-type="float" office:value="0.0000283522" calcext:value-type="float">
            <text:p>2.84E-05</text:p>
          </table:table-cell>
          <table:table-cell office:value-type="float" office:value="0.0000999997" calcext:value-type="float">
            <text:p>1.00E-04</text:p>
          </table:table-cell>
          <table:table-cell office:value-type="float" office:value="0.000000283122" calcext:value-type="float">
            <text:p>2.83E-0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table:formula="of:=VLOOKUP([.$H4]&amp;&quot;_&quot;&amp;[.I$2];list;2;0)" office:value-type="float" office:value="-0.0000447214" calcext:value-type="float">
            <text:p>-4.47214E-005</text:p>
          </table:table-cell>
          <table:table-cell table:style-name="ce17" table:formula="of:=VLOOKUP([.$H4]&amp;&quot;_&quot;&amp;[.J$2];list;2;0)" office:value-type="float" office:value="0.0828365" calcext:value-type="float">
            <text:p>0.0828365</text:p>
          </table:table-cell>
          <table:table-cell table:style-name="ce17" table:formula="of:=VLOOKUP([.$H4]&amp;&quot;_&quot;&amp;[.K$2];list;2;0)" office:value-type="float" office:value="0.000340639" calcext:value-type="float">
            <text:p>0.000340639</text:p>
          </table:table-cell>
          <table:table-cell table:style-name="ce17" table:formula="of:=VLOOKUP([.$H4]&amp;&quot;_&quot;&amp;[.L$2];list;2;0)" office:value-type="float" office:value="-0.000414883" calcext:value-type="float">
            <text:p>-0.000414883</text:p>
          </table:table-cell>
          <table:table-cell table:style-name="ce17" table:formula="of:=VLOOKUP([.$H4]&amp;&quot;_&quot;&amp;[.M$2];list;2;0)" office:value-type="float" office:value="-0.000217324" calcext:value-type="float">
            <text:p>-0.000217324</text:p>
          </table:table-cell>
          <table:table-cell table:style-name="ce17" table:formula="of:=VLOOKUP([.$H4]&amp;&quot;_&quot;&amp;[.N$2];list;2;0)" office:value-type="float" office:value="0.0006298" calcext:value-type="float">
            <text:p>0.0006298</text:p>
          </table:table-cell>
          <table:table-cell table:style-name="ce17" table:formula="of:=VLOOKUP([.$H4]&amp;&quot;_&quot;&amp;[.O$2];list;2;0)" office:value-type="float" office:value="-0.00138282" calcext:value-type="float">
            <text:p>-0.00138282</text:p>
          </table:table-cell>
          <table:table-cell table:style-name="ce17" table:formula="of:=VLOOKUP([.$H4]&amp;&quot;_&quot;&amp;[.P$2];list;2;0)" office:value-type="float" office:value="-0.000471681" calcext:value-type="float">
            <text:p>-0.000471681</text:p>
          </table:table-cell>
          <table:table-cell table:style-name="ce17" table:formula="of:=VLOOKUP([.$H4]&amp;&quot;_&quot;&amp;[.Q$2];list;2;0)" office:value-type="float" office:value="0.000179209" calcext:value-type="float">
            <text:p>0.000179209</text:p>
          </table:table-cell>
          <table:table-cell table:style-name="ce17" table:formula="of:=VLOOKUP([.$H4]&amp;&quot;_&quot;&amp;[.R$2];list;2;0)" office:value-type="float" office:value="0.000409624" calcext:value-type="float">
            <text:p>0.000409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_1</text:p>
          </table:table-cell>
          <table:table-cell office:value-type="float" office:value="0.00013855" calcext:value-type="float">
            <text:p>0.00013855</text:p>
          </table:table-cell>
          <table:table-cell office:value-type="float" office:value="0.0000999998" calcext:value-type="float">
            <text:p>1.00E-04</text:p>
          </table:table-cell>
          <table:table-cell office:value-type="float" office:value="0.00000205636" calcext:value-type="float">
            <text:p>2.06E-0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table:formula="of:=VLOOKUP([.$H5]&amp;&quot;_&quot;&amp;[.I$2];list;2;0)" office:value-type="float" office:value="0.0000283522" calcext:value-type="float">
            <text:p>2.83522E-005</text:p>
          </table:table-cell>
          <table:table-cell table:style-name="ce17" table:formula="of:=VLOOKUP([.$H5]&amp;&quot;_&quot;&amp;[.J$2];list;2;0)" office:value-type="float" office:value="0.00000000000450134" calcext:value-type="float">
            <text:p>4.50134E-012</text:p>
          </table:table-cell>
          <table:table-cell table:style-name="ce17" table:formula="of:=VLOOKUP([.$H5]&amp;&quot;_&quot;&amp;[.K$2];list;2;0)" office:value-type="float" office:value="0.0837888" calcext:value-type="float">
            <text:p>0.0837888</text:p>
          </table:table-cell>
          <table:table-cell table:style-name="ce17" table:formula="of:=VLOOKUP([.$H5]&amp;&quot;_&quot;&amp;[.L$2];list;2;0)" office:value-type="float" office:value="-0.0000474771" calcext:value-type="float">
            <text:p>-4.74771E-005</text:p>
          </table:table-cell>
          <table:table-cell table:style-name="ce17" table:formula="of:=VLOOKUP([.$H5]&amp;&quot;_&quot;&amp;[.M$2];list;2;0)" office:value-type="float" office:value="-0.00102606" calcext:value-type="float">
            <text:p>-0.00102606</text:p>
          </table:table-cell>
          <table:table-cell table:style-name="ce17" table:formula="of:=VLOOKUP([.$H5]&amp;&quot;_&quot;&amp;[.N$2];list;2;0)" office:value-type="float" office:value="-0.000973683" calcext:value-type="float">
            <text:p>-0.000973683</text:p>
          </table:table-cell>
          <table:table-cell table:style-name="ce17" table:formula="of:=VLOOKUP([.$H5]&amp;&quot;_&quot;&amp;[.O$2];list;2;0)" office:value-type="float" office:value="-0.00125865" calcext:value-type="float">
            <text:p>-0.00125865</text:p>
          </table:table-cell>
          <table:table-cell table:style-name="ce17" table:formula="of:=VLOOKUP([.$H5]&amp;&quot;_&quot;&amp;[.P$2];list;2;0)" office:value-type="float" office:value="-0.000978469" calcext:value-type="float">
            <text:p>-0.000978469</text:p>
          </table:table-cell>
          <table:table-cell table:style-name="ce17" table:formula="of:=VLOOKUP([.$H5]&amp;&quot;_&quot;&amp;[.Q$2];list;2;0)" office:value-type="float" office:value="-0.000195775" calcext:value-type="float">
            <text:p>-0.000195775</text:p>
          </table:table-cell>
          <table:table-cell table:style-name="ce17" table:formula="of:=VLOOKUP([.$H5]&amp;&quot;_&quot;&amp;[.R$2];list;2;0)" office:value-type="float" office:value="0.000943664" calcext:value-type="float">
            <text:p>0.000943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1</text:p>
          </table:table-cell>
          <table:table-cell office:value-type="float" office:value="0.000105812" calcext:value-type="float">
            <text:p>0.000105812</text:p>
          </table:table-cell>
          <table:table-cell table:style-name="ce13" office:value-type="float" office:value="0.0001" calcext:value-type="float">
            <text:p>0.0001</text:p>
          </table:table-cell>
          <table:table-cell office:value-type="float" office:value="0.00000180304" calcext:value-type="float">
            <text:p>1.80E-06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table:style-name="ce17" table:formula="of:=VLOOKUP([.$H6]&amp;&quot;_&quot;&amp;[.I$2];list;2;0)" office:value-type="float" office:value="0.00013855" calcext:value-type="float">
            <text:p>0.00013855</text:p>
          </table:table-cell>
          <table:table-cell table:style-name="ce17" table:formula="of:=VLOOKUP([.$H6]&amp;&quot;_&quot;&amp;[.J$2];list;2;0)" office:value-type="float" office:value="0.00000000000933647" calcext:value-type="float">
            <text:p>9.33647E-012</text:p>
          </table:table-cell>
          <table:table-cell table:style-name="ce17" table:formula="of:=VLOOKUP([.$H6]&amp;&quot;_&quot;&amp;[.K$2];list;2;0)" office:value-type="float" office:value="-0.0000000000197029" calcext:value-type="float">
            <text:p>-1.97029E-011</text:p>
          </table:table-cell>
          <table:table-cell table:style-name="ce17" table:formula="of:=VLOOKUP([.$H6]&amp;&quot;_&quot;&amp;[.L$2];list;2;0)" office:value-type="float" office:value="0.0829317" calcext:value-type="float">
            <text:p>0.0829317</text:p>
          </table:table-cell>
          <table:table-cell table:style-name="ce17" table:formula="of:=VLOOKUP([.$H6]&amp;&quot;_&quot;&amp;[.M$2];list;2;0)" office:value-type="float" office:value="-0.0000743217" calcext:value-type="float">
            <text:p>-7.43217E-005</text:p>
          </table:table-cell>
          <table:table-cell table:style-name="ce17" table:formula="of:=VLOOKUP([.$H6]&amp;&quot;_&quot;&amp;[.N$2];list;2;0)" office:value-type="float" office:value="0.000274308" calcext:value-type="float">
            <text:p>0.000274308</text:p>
          </table:table-cell>
          <table:table-cell table:style-name="ce17" table:formula="of:=VLOOKUP([.$H6]&amp;&quot;_&quot;&amp;[.O$2];list;2;0)" office:value-type="float" office:value="-0.000236683" calcext:value-type="float">
            <text:p>-0.000236683</text:p>
          </table:table-cell>
          <table:table-cell table:style-name="ce17" table:formula="of:=VLOOKUP([.$H6]&amp;&quot;_&quot;&amp;[.P$2];list;2;0)" office:value-type="float" office:value="0.000501743" calcext:value-type="float">
            <text:p>0.000501743</text:p>
          </table:table-cell>
          <table:table-cell table:style-name="ce17" table:formula="of:=VLOOKUP([.$H6]&amp;&quot;_&quot;&amp;[.Q$2];list;2;0)" office:value-type="float" office:value="-0.0000812137" calcext:value-type="float">
            <text:p>-8.12137E-005</text:p>
          </table:table-cell>
          <table:table-cell table:style-name="ce17" table:formula="of:=VLOOKUP([.$H6]&amp;&quot;_&quot;&amp;[.R$2];list;2;0)" office:value-type="float" office:value="-0.000831353" calcext:value-type="float">
            <text:p>-0.000831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_1</text:p>
          </table:table-cell>
          <table:table-cell table:style-name="ce12" office:value-type="float" office:value="-0.0000938288" calcext:value-type="float">
            <text:p>-9.38E-05</text:p>
          </table:table-cell>
          <table:table-cell table:style-name="ce13" office:value-type="float" office:value="0.0001" calcext:value-type="float">
            <text:p>0.0001</text:p>
          </table:table-cell>
          <table:table-cell office:value-type="float" office:value="0.00000236928" calcext:value-type="float">
            <text:p>2.37E-06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table:style-name="ce17" table:formula="of:=VLOOKUP([.$H7]&amp;&quot;_&quot;&amp;[.I$2];list;2;0)" office:value-type="float" office:value="0.000105812" calcext:value-type="float">
            <text:p>0.000105812</text:p>
          </table:table-cell>
          <table:table-cell table:style-name="ce17" table:formula="of:=VLOOKUP([.$H7]&amp;&quot;_&quot;&amp;[.J$2];list;2;0)" office:value-type="float" office:value="-0.00000000000757217" calcext:value-type="float">
            <text:p>-7.57217E-012</text:p>
          </table:table-cell>
          <table:table-cell table:style-name="ce17" table:formula="of:=VLOOKUP([.$H7]&amp;&quot;_&quot;&amp;[.K$2];list;2;0)" office:value-type="float" office:value="-0.00000000000631332" calcext:value-type="float">
            <text:p>-6.31332E-012</text:p>
          </table:table-cell>
          <table:table-cell table:style-name="ce17" table:formula="of:=VLOOKUP([.$H7]&amp;&quot;_&quot;&amp;[.L$2];list;2;0)" office:value-type="float" office:value="0.0000000000335431" calcext:value-type="float">
            <text:p>3.35431E-011</text:p>
          </table:table-cell>
          <table:table-cell table:style-name="ce17" table:formula="of:=VLOOKUP([.$H7]&amp;&quot;_&quot;&amp;[.M$2];list;2;0)" office:value-type="float" office:value="0.0840249" calcext:value-type="float">
            <text:p>0.0840249</text:p>
          </table:table-cell>
          <table:table-cell table:style-name="ce17" table:formula="of:=VLOOKUP([.$H7]&amp;&quot;_&quot;&amp;[.N$2];list;2;0)" office:value-type="float" office:value="0.000777931" calcext:value-type="float">
            <text:p>0.000777931</text:p>
          </table:table-cell>
          <table:table-cell table:style-name="ce17" table:formula="of:=VLOOKUP([.$H7]&amp;&quot;_&quot;&amp;[.O$2];list;2;0)" office:value-type="float" office:value="0.000113069" calcext:value-type="float">
            <text:p>0.000113069</text:p>
          </table:table-cell>
          <table:table-cell table:style-name="ce17" table:formula="of:=VLOOKUP([.$H7]&amp;&quot;_&quot;&amp;[.P$2];list;2;0)" office:value-type="float" office:value="-0.0000821334" calcext:value-type="float">
            <text:p>-8.21334E-005</text:p>
          </table:table-cell>
          <table:table-cell table:style-name="ce17" table:formula="of:=VLOOKUP([.$H7]&amp;&quot;_&quot;&amp;[.Q$2];list;2;0)" office:value-type="float" office:value="-0.00126781" calcext:value-type="float">
            <text:p>-0.00126781</text:p>
          </table:table-cell>
          <table:table-cell table:style-name="ce17" table:formula="of:=VLOOKUP([.$H7]&amp;&quot;_&quot;&amp;[.R$2];list;2;0)" office:value-type="float" office:value="0.000488503" calcext:value-type="float">
            <text:p>0.0004885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_1</text:p>
          </table:table-cell>
          <table:table-cell table:style-name="ce12" office:value-type="float" office:value="-0.0000000000146866" calcext:value-type="float">
            <text:p>-1.47E-11</text:p>
          </table:table-cell>
          <table:table-cell table:style-name="ce13" office:value-type="float" office:value="0.0001" calcext:value-type="float">
            <text:p>0.0001</text:p>
          </table:table-cell>
          <table:table-cell office:value-type="float" office:value="-0.00000138581" calcext:value-type="float">
            <text:p>-1.39E-06</text:p>
          </table:table-cell>
          <table:table-cell table:style-name="ce13"/>
          <table:table-cell office:value-type="float" office:value="6" calcext:value-type="float">
            <text:p>6</text:p>
          </table:table-cell>
          <table:table-cell table:style-name="ce17" table:formula="of:=VLOOKUP([.$H8]&amp;&quot;_&quot;&amp;[.I$2];list;2;0)" office:value-type="float" office:value="-0.0000938288" calcext:value-type="float">
            <text:p>-9.38288E-005</text:p>
          </table:table-cell>
          <table:table-cell table:style-name="ce17" table:formula="of:=VLOOKUP([.$H8]&amp;&quot;_&quot;&amp;[.J$2];list;2;0)" office:value-type="float" office:value="0.0000000000127792" calcext:value-type="float">
            <text:p>1.27792E-011</text:p>
          </table:table-cell>
          <table:table-cell table:style-name="ce17" table:formula="of:=VLOOKUP([.$H8]&amp;&quot;_&quot;&amp;[.K$2];list;2;0)" office:value-type="float" office:value="-0.00000000000777245" calcext:value-type="float">
            <text:p>-7.77245E-012</text:p>
          </table:table-cell>
          <table:table-cell table:style-name="ce17" table:formula="of:=VLOOKUP([.$H8]&amp;&quot;_&quot;&amp;[.L$2];list;2;0)" office:value-type="float" office:value="0.0000000000382328" calcext:value-type="float">
            <text:p>3.82328E-011</text:p>
          </table:table-cell>
          <table:table-cell table:style-name="ce17" table:formula="of:=VLOOKUP([.$H8]&amp;&quot;_&quot;&amp;[.M$2];list;2;0)" office:value-type="float" office:value="-0.0000000000225639" calcext:value-type="float">
            <text:p>-2.25639E-011</text:p>
          </table:table-cell>
          <table:table-cell table:style-name="ce17" table:formula="of:=VLOOKUP([.$H8]&amp;&quot;_&quot;&amp;[.N$2];list;2;0)" office:value-type="float" office:value="0.0842819" calcext:value-type="float">
            <text:p>0.0842819</text:p>
          </table:table-cell>
          <table:table-cell table:style-name="ce17" table:formula="of:=VLOOKUP([.$H8]&amp;&quot;_&quot;&amp;[.O$2];list;2;0)" office:value-type="float" office:value="-0.00121557" calcext:value-type="float">
            <text:p>-0.00121557</text:p>
          </table:table-cell>
          <table:table-cell table:style-name="ce17" table:formula="of:=VLOOKUP([.$H8]&amp;&quot;_&quot;&amp;[.P$2];list;2;0)" office:value-type="float" office:value="-0.00045017" calcext:value-type="float">
            <text:p>-0.00045017</text:p>
          </table:table-cell>
          <table:table-cell table:style-name="ce17" table:formula="of:=VLOOKUP([.$H8]&amp;&quot;_&quot;&amp;[.Q$2];list;2;0)" office:value-type="float" office:value="-0.0015938" calcext:value-type="float">
            <text:p>-0.0015938</text:p>
          </table:table-cell>
          <table:table-cell table:style-name="ce17" table:formula="of:=VLOOKUP([.$H8]&amp;&quot;_&quot;&amp;[.R$2];list;2;0)" office:value-type="float" office:value="0.00256616" calcext:value-type="float">
            <text:p>0.00256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1</text:p>
          </table:table-cell>
          <table:table-cell table:style-name="ce12" office:value-type="float" office:value="0.00000000000991821" calcext:value-type="float">
            <text:p>9.92E-12</text:p>
          </table:table-cell>
          <table:table-cell table:style-name="ce13" office:value-type="float" office:value="0.000100001" calcext:value-type="float">
            <text:p>0.000100001</text:p>
          </table:table-cell>
          <table:table-cell office:value-type="float" office:value="0.00000037998" calcext:value-type="float">
            <text:p>3.80E-07</text:p>
          </table:table-cell>
          <table:table-cell table:style-name="ce13"/>
          <table:table-cell office:value-type="float" office:value="7" calcext:value-type="float">
            <text:p>7</text:p>
          </table:table-cell>
          <table:table-cell table:style-name="ce17" table:formula="of:=VLOOKUP([.$H9]&amp;&quot;_&quot;&amp;[.I$2];list;2;0)" office:value-type="float" office:value="-0.0000000000146866" calcext:value-type="float">
            <text:p>-1.46866E-011</text:p>
          </table:table-cell>
          <table:table-cell table:style-name="ce17" table:formula="of:=VLOOKUP([.$H9]&amp;&quot;_&quot;&amp;[.J$2];list;2;0)" office:value-type="float" office:value="0.0000000000168848" calcext:value-type="float">
            <text:p>1.68848E-011</text:p>
          </table:table-cell>
          <table:table-cell table:style-name="ce17" table:formula="of:=VLOOKUP([.$H9]&amp;&quot;_&quot;&amp;[.K$2];list;2;0)" office:value-type="float" office:value="-0.00000000000483513" calcext:value-type="float">
            <text:p>-4.83513E-012</text:p>
          </table:table-cell>
          <table:table-cell table:style-name="ce17" table:formula="of:=VLOOKUP([.$H9]&amp;&quot;_&quot;&amp;[.L$2];list;2;0)" office:value-type="float" office:value="0.000000000000367165" calcext:value-type="float">
            <text:p>3.67165E-013</text:p>
          </table:table-cell>
          <table:table-cell table:style-name="ce17" table:formula="of:=VLOOKUP([.$H9]&amp;&quot;_&quot;&amp;[.M$2];list;2;0)" office:value-type="float" office:value="-0.000000000019455" calcext:value-type="float">
            <text:p>-1.9455E-011</text:p>
          </table:table-cell>
          <table:table-cell table:style-name="ce17" table:formula="of:=VLOOKUP([.$H9]&amp;&quot;_&quot;&amp;[.N$2];list;2;0)" office:value-type="float" office:value="-0.0000000000124645" calcext:value-type="float">
            <text:p>-1.24645E-011</text:p>
          </table:table-cell>
          <table:table-cell table:style-name="ce17" table:formula="of:=VLOOKUP([.$H9]&amp;&quot;_&quot;&amp;[.O$2];list;2;0)" office:value-type="float" office:value="0.0838209" calcext:value-type="float">
            <text:p>0.0838209</text:p>
          </table:table-cell>
          <table:table-cell table:style-name="ce17" table:formula="of:=VLOOKUP([.$H9]&amp;&quot;_&quot;&amp;[.P$2];list;2;0)" office:value-type="float" office:value="0.000313186" calcext:value-type="float">
            <text:p>0.000313186</text:p>
          </table:table-cell>
          <table:table-cell table:style-name="ce17" table:formula="of:=VLOOKUP([.$H9]&amp;&quot;_&quot;&amp;[.Q$2];list;2;0)" office:value-type="float" office:value="0.00114579" calcext:value-type="float">
            <text:p>0.00114579</text:p>
          </table:table-cell>
          <table:table-cell table:style-name="ce17" table:formula="of:=VLOOKUP([.$H9]&amp;&quot;_&quot;&amp;[.R$2];list;2;0)" office:value-type="float" office:value="-0.0000783989" calcext:value-type="float">
            <text:p>-7.83989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1</text:p>
          </table:table-cell>
          <table:table-cell table:style-name="ce12" office:value-type="float" office:value="0.0000000000104451" calcext:value-type="float">
            <text:p>1.04E-11</text:p>
          </table:table-cell>
          <table:table-cell table:style-name="ce13" office:value-type="float" office:value="0.000100001" calcext:value-type="float">
            <text:p>0.000100001</text:p>
          </table:table-cell>
          <table:table-cell office:value-type="float" office:value="-0.000000168569" calcext:value-type="float">
            <text:p>-1.69E-07</text:p>
          </table:table-cell>
          <table:table-cell table:style-name="ce13"/>
          <table:table-cell office:value-type="float" office:value="8" calcext:value-type="float">
            <text:p>8</text:p>
          </table:table-cell>
          <table:table-cell table:style-name="ce17" table:formula="of:=VLOOKUP([.$H10]&amp;&quot;_&quot;&amp;[.I$2];list;2;0)" office:value-type="float" office:value="0.00000000000991821" calcext:value-type="float">
            <text:p>9.91821E-012</text:p>
          </table:table-cell>
          <table:table-cell table:style-name="ce17" table:formula="of:=VLOOKUP([.$H10]&amp;&quot;_&quot;&amp;[.J$2];list;2;0)" office:value-type="float" office:value="-0.0000000000082016" calcext:value-type="float">
            <text:p>-8.2016E-012</text:p>
          </table:table-cell>
          <table:table-cell table:style-name="ce17" table:formula="of:=VLOOKUP([.$H10]&amp;&quot;_&quot;&amp;[.K$2];list;2;0)" office:value-type="float" office:value="-0.00000000000974059" calcext:value-type="float">
            <text:p>-9.74059E-012</text:p>
          </table:table-cell>
          <table:table-cell table:style-name="ce17" table:formula="of:=VLOOKUP([.$H10]&amp;&quot;_&quot;&amp;[.L$2];list;2;0)" office:value-type="float" office:value="-0.0000000000242591" calcext:value-type="float">
            <text:p>-2.42591E-011</text:p>
          </table:table-cell>
          <table:table-cell table:style-name="ce17" table:formula="of:=VLOOKUP([.$H10]&amp;&quot;_&quot;&amp;[.M$2];list;2;0)" office:value-type="float" office:value="0.00000000000818252" calcext:value-type="float">
            <text:p>8.18252E-012</text:p>
          </table:table-cell>
          <table:table-cell table:style-name="ce17" table:formula="of:=VLOOKUP([.$H10]&amp;&quot;_&quot;&amp;[.N$2];list;2;0)" office:value-type="float" office:value="-0.00000000000106812" calcext:value-type="float">
            <text:p>-1.06812E-012</text:p>
          </table:table-cell>
          <table:table-cell table:style-name="ce17" table:formula="of:=VLOOKUP([.$H10]&amp;&quot;_&quot;&amp;[.O$2];list;2;0)" office:value-type="float" office:value="0.0000000000154877" calcext:value-type="float">
            <text:p>1.54877E-011</text:p>
          </table:table-cell>
          <table:table-cell table:style-name="ce17" table:formula="of:=VLOOKUP([.$H10]&amp;&quot;_&quot;&amp;[.P$2];list;2;0)" office:value-type="float" office:value="0.0840044" calcext:value-type="float">
            <text:p>0.0840044</text:p>
          </table:table-cell>
          <table:table-cell table:style-name="ce17" table:formula="of:=VLOOKUP([.$H10]&amp;&quot;_&quot;&amp;[.Q$2];list;2;0)" office:value-type="float" office:value="-0.000413379" calcext:value-type="float">
            <text:p>-0.000413379</text:p>
          </table:table-cell>
          <table:table-cell table:style-name="ce17" table:formula="of:=VLOOKUP([.$H10]&amp;&quot;_&quot;&amp;[.R$2];list;2;0)" office:value-type="float" office:value="0.000798181" calcext:value-type="float">
            <text:p>0.000798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_1</text:p>
          </table:table-cell>
          <table:table-cell table:style-name="ce12" office:value-type="float" office:value="0.00000000000691414" calcext:value-type="float">
            <text:p>6.91E-12</text:p>
          </table:table-cell>
          <table:table-cell table:style-name="ce13" office:value-type="float" office:value="0.000100001" calcext:value-type="float">
            <text:p>0.000100001</text:p>
          </table:table-cell>
          <table:table-cell office:value-type="float" office:value="0.00000214577" calcext:value-type="float">
            <text:p>2.15E-06</text:p>
          </table:table-cell>
          <table:table-cell table:style-name="ce13"/>
          <table:table-cell office:value-type="float" office:value="9" calcext:value-type="float">
            <text:p>9</text:p>
          </table:table-cell>
          <table:table-cell table:style-name="ce17" table:formula="of:=VLOOKUP([.$H11]&amp;&quot;_&quot;&amp;[.I$2];list;2;0)" office:value-type="float" office:value="0.0000000000104451" calcext:value-type="float">
            <text:p>1.04451E-011</text:p>
          </table:table-cell>
          <table:table-cell table:style-name="ce17" table:formula="of:=VLOOKUP([.$H11]&amp;&quot;_&quot;&amp;[.J$2];list;2;0)" office:value-type="float" office:value="-0.000000000038147" calcext:value-type="float">
            <text:p>-3.8147E-011</text:p>
          </table:table-cell>
          <table:table-cell table:style-name="ce17" table:formula="of:=VLOOKUP([.$H11]&amp;&quot;_&quot;&amp;[.K$2];list;2;0)" office:value-type="float" office:value="-0.0000000000114059" calcext:value-type="float">
            <text:p>-1.14059E-011</text:p>
          </table:table-cell>
          <table:table-cell table:style-name="ce17" table:formula="of:=VLOOKUP([.$H11]&amp;&quot;_&quot;&amp;[.L$2];list;2;0)" office:value-type="float" office:value="0.0000000000117493" calcext:value-type="float">
            <text:p>1.17493E-011</text:p>
          </table:table-cell>
          <table:table-cell table:style-name="ce17" table:formula="of:=VLOOKUP([.$H11]&amp;&quot;_&quot;&amp;[.M$2];list;2;0)" office:value-type="float" office:value="0.0000000000236034" calcext:value-type="float">
            <text:p>2.36034E-011</text:p>
          </table:table-cell>
          <table:table-cell table:style-name="ce17" table:formula="of:=VLOOKUP([.$H11]&amp;&quot;_&quot;&amp;[.N$2];list;2;0)" office:value-type="float" office:value="0.0000000000124168" calcext:value-type="float">
            <text:p>1.24168E-011</text:p>
          </table:table-cell>
          <table:table-cell table:style-name="ce17" table:formula="of:=VLOOKUP([.$H11]&amp;&quot;_&quot;&amp;[.O$2];list;2;0)" office:value-type="float" office:value="-0.00000000000209808" calcext:value-type="float">
            <text:p>-2.09808E-012</text:p>
          </table:table-cell>
          <table:table-cell table:style-name="ce17" table:formula="of:=VLOOKUP([.$H11]&amp;&quot;_&quot;&amp;[.P$2];list;2;0)" office:value-type="float" office:value="0.0000000000233269" calcext:value-type="float">
            <text:p>2.33269E-011</text:p>
          </table:table-cell>
          <table:table-cell table:style-name="ce17" table:formula="of:=VLOOKUP([.$H11]&amp;&quot;_&quot;&amp;[.Q$2];list;2;0)" office:value-type="float" office:value="0.083417" calcext:value-type="float">
            <text:p>0.083417</text:p>
          </table:table-cell>
          <table:table-cell table:style-name="ce17" table:formula="of:=VLOOKUP([.$H11]&amp;&quot;_&quot;&amp;[.R$2];list;2;0)" office:value-type="float" office:value="-0.00111887" calcext:value-type="float">
            <text:p>-0.00111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_2</text:p>
          </table:table-cell>
          <table:table-cell office:value-type="float" office:value="-0.000577107" calcext:value-type="float">
            <text:p>-0.000577107</text:p>
          </table:table-cell>
          <table:table-cell office:value-type="float" office:value="0.000000625721" calcext:value-type="float">
            <text:p>6.26E-07</text:p>
          </table:table-cell>
          <table:table-cell office:value-type="float" office:value="-0.000000394881" calcext:value-type="float">
            <text:p>-3.95E-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table:formula="of:=VLOOKUP([.$H12]&amp;&quot;_&quot;&amp;[.I$2];list;2;0)" office:value-type="float" office:value="0.00000000000691414" calcext:value-type="float">
            <text:p>6.91414E-012</text:p>
          </table:table-cell>
          <table:table-cell table:style-name="ce17" table:formula="of:=VLOOKUP([.$H12]&amp;&quot;_&quot;&amp;[.J$2];list;2;0)" office:value-type="float" office:value="-0.00000000000709534" calcext:value-type="float">
            <text:p>-7.09534E-012</text:p>
          </table:table-cell>
          <table:table-cell table:style-name="ce17" table:formula="of:=VLOOKUP([.$H12]&amp;&quot;_&quot;&amp;[.K$2];list;2;0)" office:value-type="float" office:value="-0.000000000032959" calcext:value-type="float">
            <text:p>-3.2959E-011</text:p>
          </table:table-cell>
          <table:table-cell table:style-name="ce17" table:formula="of:=VLOOKUP([.$H12]&amp;&quot;_&quot;&amp;[.L$2];list;2;0)" office:value-type="float" office:value="0.0000000000244617" calcext:value-type="float">
            <text:p>2.44617E-011</text:p>
          </table:table-cell>
          <table:table-cell table:style-name="ce17" table:formula="of:=VLOOKUP([.$H12]&amp;&quot;_&quot;&amp;[.M$2];list;2;0)" office:value-type="float" office:value="-0.0000000000167656" calcext:value-type="float">
            <text:p>-1.67656E-011</text:p>
          </table:table-cell>
          <table:table-cell table:style-name="ce17" table:formula="of:=VLOOKUP([.$H12]&amp;&quot;_&quot;&amp;[.N$2];list;2;0)" office:value-type="float" office:value="-0.0000000000012207" calcext:value-type="float">
            <text:p>-1.2207E-012</text:p>
          </table:table-cell>
          <table:table-cell table:style-name="ce17" table:formula="of:=VLOOKUP([.$H12]&amp;&quot;_&quot;&amp;[.O$2];list;2;0)" office:value-type="float" office:value="-0.00000000000154495" calcext:value-type="float">
            <text:p>-1.54495E-012</text:p>
          </table:table-cell>
          <table:table-cell table:style-name="ce17" table:formula="of:=VLOOKUP([.$H12]&amp;&quot;_&quot;&amp;[.P$2];list;2;0)" office:value-type="float" office:value="-0.00000000000761032" calcext:value-type="float">
            <text:p>-7.61032E-012</text:p>
          </table:table-cell>
          <table:table-cell table:style-name="ce17" table:formula="of:=VLOOKUP([.$H12]&amp;&quot;_&quot;&amp;[.Q$2];list;2;0)" office:value-type="float" office:value="0.00000000000798225" calcext:value-type="float">
            <text:p>7.98225E-012</text:p>
          </table:table-cell>
          <table:table-cell table:style-name="ce17" table:formula="of:=VLOOKUP([.$H12]&amp;&quot;_&quot;&amp;[.R$2];list;2;0)" office:value-type="float" office:value="0.0835528" calcext:value-type="float">
            <text:p>0.083552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_2</text:p>
          </table:table-cell>
          <table:table-cell office:value-type="float" office:value="0.0828365" calcext:value-type="float">
            <text:p>0.0828365</text:p>
          </table:table-cell>
          <table:table-cell table:style-name="ce13" office:value-type="float" office:value="1.00001" calcext:value-type="float">
            <text:p>1.00001</text:p>
          </table:table-cell>
          <table:table-cell table:style-name="ce15" office:value-type="float" office:value="0.999995" calcext:value-type="float">
            <text:p>0.999995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2</text:p>
          </table:table-cell>
          <table:table-cell table:style-name="ce12" office:value-type="float" office:value="0.00000000000450134" calcext:value-type="float">
            <text:p>4.50E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.0000000298023" calcext:value-type="float">
            <text:p>2.98E-08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2</text:p>
          </table:table-cell>
          <table:table-cell table:style-name="ce12" office:value-type="float" office:value="0.00000000000933647" calcext:value-type="float">
            <text:p>9.34E-12</text:p>
          </table:table-cell>
          <table:table-cell office:value-type="float" office:value="2.39161E-026" calcext:value-type="float">
            <text:p>2.39E-26</text:p>
          </table:table-cell>
          <table:table-cell office:value-type="float" office:value="-0.00000461936" calcext:value-type="float">
            <text:p>-4.62E-06</text:p>
          </table:table-cell>
          <table:table-cell/>
          <table:table-cell office:value-type="string" calcext:value-type="string">
            <text:p>VarCovMatrix_z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_2</text:p>
          </table:table-cell>
          <table:table-cell table:style-name="ce12" office:value-type="float" office:value="-0.00000000000757217" calcext:value-type="float">
            <text:p>-7.57E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0.0000038594" calcext:value-type="float">
            <text:p>-3.86E-06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8" table:formula="of:=VLOOKUP([.$H16]&amp;&quot;_&quot;&amp;[.I$2];list;3;0)" office:value-type="float" office:value="1" calcext:value-type="float">
            <text:p>1</text:p>
          </table:table-cell>
          <table:table-cell table:style-name="ce18" table:formula="of:=VLOOKUP([.$H16]&amp;&quot;_&quot;&amp;[.J$2];list;3;0)" office:value-type="float" office:value="0.000000625721" calcext:value-type="float">
            <text:p>6.25721E-007</text:p>
          </table:table-cell>
          <table:table-cell table:style-name="ce18" table:formula="of:=VLOOKUP([.$H16]&amp;&quot;_&quot;&amp;[.K$2];list;3;0)" office:value-type="float" office:value="-0.000000213484" calcext:value-type="float">
            <text:p>-2.13484E-007</text:p>
          </table:table-cell>
          <table:table-cell table:style-name="ce18" table:formula="of:=VLOOKUP([.$H16]&amp;&quot;_&quot;&amp;[.L$2];list;3;0)" office:value-type="float" office:value="-0.00000412024" calcext:value-type="float">
            <text:p>-4.12024E-006</text:p>
          </table:table-cell>
          <table:table-cell table:style-name="ce18" table:formula="of:=VLOOKUP([.$H16]&amp;&quot;_&quot;&amp;[.M$2];list;3;0)" office:value-type="float" office:value="-0.00000355545" calcext:value-type="float">
            <text:p>-3.55545E-006</text:p>
          </table:table-cell>
          <table:table-cell table:style-name="ce18" table:formula="of:=VLOOKUP([.$H16]&amp;&quot;_&quot;&amp;[.N$2];list;3;0)" office:value-type="float" office:value="-0.0000048934" calcext:value-type="float">
            <text:p>-4.8934E-006</text:p>
          </table:table-cell>
          <table:table-cell table:style-name="ce18" table:formula="of:=VLOOKUP([.$H16]&amp;&quot;_&quot;&amp;[.O$2];list;3;0)" office:value-type="float" office:value="0.00000262894" calcext:value-type="float">
            <text:p>2.62894E-006</text:p>
          </table:table-cell>
          <table:table-cell table:style-name="ce18" table:formula="of:=VLOOKUP([.$H16]&amp;&quot;_&quot;&amp;[.P$2];list;3;0)" office:value-type="float" office:value="-0.000000470674" calcext:value-type="float">
            <text:p>-4.70674E-007</text:p>
          </table:table-cell>
          <table:table-cell table:style-name="ce18" table:formula="of:=VLOOKUP([.$H16]&amp;&quot;_&quot;&amp;[.Q$2];list;3;0)" office:value-type="float" office:value="0.000000307465" calcext:value-type="float">
            <text:p>3.07465E-007</text:p>
          </table:table-cell>
          <table:table-cell table:style-name="ce18" table:formula="of:=VLOOKUP([.$H16]&amp;&quot;_&quot;&amp;[.R$2];list;3;0)" office:value-type="float" office:value="-0.00000431813" calcext:value-type="float">
            <text:p>-4.31813E-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_2</text:p>
          </table:table-cell>
          <table:table-cell table:style-name="ce12" office:value-type="float" office:value="0.0000000000127792" calcext:value-type="float">
            <text:p>1.28E-11</text:p>
          </table:table-cell>
          <table:table-cell table:style-name="ce13" office:value-type="float" office:value="0.00433469" calcext:value-type="float">
            <text:p>0.00433469</text:p>
          </table:table-cell>
          <table:table-cell office:value-type="float" office:value="-0.00000168383" calcext:value-type="float">
            <text:p>-1.68E-06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 table:style-name="ce18" table:formula="of:=VLOOKUP([.$H17]&amp;&quot;_&quot;&amp;[.I$2];list;3;0)" office:value-type="float" office:value="0.0000999993" calcext:value-type="float">
            <text:p>9.99993E-005</text:p>
          </table:table-cell>
          <table:table-cell table:style-name="ce18" table:formula="of:=VLOOKUP([.$H17]&amp;&quot;_&quot;&amp;[.J$2];list;3;0)" office:value-type="float" office:value="1.00001" calcext:value-type="float">
            <text:p>1.00001</text:p>
          </table:table-cell>
          <table:table-cell table:style-name="ce18" table:formula="of:=VLOOKUP([.$H17]&amp;&quot;_&quot;&amp;[.K$2];list;3;0)" office:value-type="float" office:value="-0.000000168659" calcext:value-type="float">
            <text:p>-1.68659E-007</text:p>
          </table:table-cell>
          <table:table-cell table:style-name="ce18" table:formula="of:=VLOOKUP([.$H17]&amp;&quot;_&quot;&amp;[.L$2];list;3;0)" office:value-type="float" office:value="0.00000929813" calcext:value-type="float">
            <text:p>9.29813E-006</text:p>
          </table:table-cell>
          <table:table-cell table:style-name="ce18" table:formula="of:=VLOOKUP([.$H17]&amp;&quot;_&quot;&amp;[.M$2];list;3;0)" office:value-type="float" office:value="0.00000771111" calcext:value-type="float">
            <text:p>7.71111E-006</text:p>
          </table:table-cell>
          <table:table-cell table:style-name="ce18" table:formula="of:=VLOOKUP([.$H17]&amp;&quot;_&quot;&amp;[.N$2];list;3;0)" office:value-type="float" office:value="0.00000391802" calcext:value-type="float">
            <text:p>0.000003918</text:p>
          </table:table-cell>
          <table:table-cell table:style-name="ce18" table:formula="of:=VLOOKUP([.$H17]&amp;&quot;_&quot;&amp;[.O$2];list;3;0)" office:value-type="float" office:value="0.000000878393" calcext:value-type="float">
            <text:p>8.78393E-007</text:p>
          </table:table-cell>
          <table:table-cell table:style-name="ce18" table:formula="of:=VLOOKUP([.$H17]&amp;&quot;_&quot;&amp;[.P$2];list;3;0)" office:value-type="float" office:value="0.000000206694" calcext:value-type="float">
            <text:p>2.06694E-007</text:p>
          </table:table-cell>
          <table:table-cell table:style-name="ce18" table:formula="of:=VLOOKUP([.$H17]&amp;&quot;_&quot;&amp;[.Q$2];list;3;0)" office:value-type="float" office:value="0.00000252875" calcext:value-type="float">
            <text:p>2.52875E-006</text:p>
          </table:table-cell>
          <table:table-cell table:style-name="ce18" table:formula="of:=VLOOKUP([.$H17]&amp;&quot;_&quot;&amp;[.R$2];list;3;0)" office:value-type="float" office:value="-0.00000430668" calcext:value-type="float">
            <text:p>-4.30668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_2</text:p>
          </table:table-cell>
          <table:table-cell table:style-name="ce12" office:value-type="float" office:value="0.0000000000168848" calcext:value-type="float">
            <text:p>1.69E-11</text:p>
          </table:table-cell>
          <table:table-cell office:value-type="float" office:value="-3.98833E+016" calcext:value-type="float">
            <text:p>-3.99E+16</text:p>
          </table:table-cell>
          <table:table-cell office:value-type="float" office:value="-0.000000230968" calcext:value-type="float">
            <text:p>-2.31E-07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table:formula="of:=VLOOKUP([.$H18]&amp;&quot;_&quot;&amp;[.I$2];list;3;0)" office:value-type="float" office:value="0.0000999997" calcext:value-type="float">
            <text:p>9.99997E-005</text:p>
          </table:table-cell>
          <table:table-cell table:style-name="ce18" table:formula="of:=VLOOKUP([.$H18]&amp;&quot;_&quot;&amp;[.J$2];list;3;0)" office:value-type="float" office:value="0" calcext:value-type="float">
            <text:p>0</text:p>
          </table:table-cell>
          <table:table-cell table:style-name="ce18" table:formula="of:=VLOOKUP([.$H18]&amp;&quot;_&quot;&amp;[.K$2];list;3;0)" office:value-type="float" office:value="1.00001" calcext:value-type="float">
            <text:p>1.00001</text:p>
          </table:table-cell>
          <table:table-cell table:style-name="ce18" table:formula="of:=VLOOKUP([.$H18]&amp;&quot;_&quot;&amp;[.L$2];list;3;0)" office:value-type="float" office:value="-0.00000153155" calcext:value-type="float">
            <text:p>-1.53155E-006</text:p>
          </table:table-cell>
          <table:table-cell table:style-name="ce18" table:formula="of:=VLOOKUP([.$H18]&amp;&quot;_&quot;&amp;[.M$2];list;3;0)" office:value-type="float" office:value="-0.00000177465" calcext:value-type="float">
            <text:p>-1.77465E-006</text:p>
          </table:table-cell>
          <table:table-cell table:style-name="ce18" table:formula="of:=VLOOKUP([.$H18]&amp;&quot;_&quot;&amp;[.N$2];list;3;0)" office:value-type="float" office:value="-0.00000128505" calcext:value-type="float">
            <text:p>-1.28505E-006</text:p>
          </table:table-cell>
          <table:table-cell table:style-name="ce18" table:formula="of:=VLOOKUP([.$H18]&amp;&quot;_&quot;&amp;[.O$2];list;3;0)" office:value-type="float" office:value="0.00000136236" calcext:value-type="float">
            <text:p>1.36236E-006</text:p>
          </table:table-cell>
          <table:table-cell table:style-name="ce18" table:formula="of:=VLOOKUP([.$H18]&amp;&quot;_&quot;&amp;[.P$2];list;3;0)" office:value-type="float" office:value="-0.00000288827" calcext:value-type="float">
            <text:p>-2.88827E-006</text:p>
          </table:table-cell>
          <table:table-cell table:style-name="ce18" table:formula="of:=VLOOKUP([.$H18]&amp;&quot;_&quot;&amp;[.Q$2];list;3;0)" office:value-type="float" office:value="0.00000568569" calcext:value-type="float">
            <text:p>5.68569E-006</text:p>
          </table:table-cell>
          <table:table-cell table:style-name="ce18" table:formula="of:=VLOOKUP([.$H18]&amp;&quot;_&quot;&amp;[.R$2];list;3;0)" office:value-type="float" office:value="-0.00000122825" calcext:value-type="float">
            <text:p>-1.22825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2</text:p>
          </table:table-cell>
          <table:table-cell table:style-name="ce12" office:value-type="float" office:value="-0.0000000000082016" calcext:value-type="float">
            <text:p>-8.20E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0.000000129919" calcext:value-type="float">
            <text:p>-1.30E-07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table:style-name="ce18" table:formula="of:=VLOOKUP([.$H19]&amp;&quot;_&quot;&amp;[.I$2];list;3;0)" office:value-type="float" office:value="0.0000999998" calcext:value-type="float">
            <text:p>9.99998E-005</text:p>
          </table:table-cell>
          <table:table-cell table:style-name="ce18" table:formula="of:=VLOOKUP([.$H19]&amp;&quot;_&quot;&amp;[.J$2];list;3;0)" office:value-type="float" office:value="2.39161E-026" calcext:value-type="float">
            <text:p>2.39161E-026</text:p>
          </table:table-cell>
          <table:table-cell table:style-name="ce18" table:formula="of:=VLOOKUP([.$H19]&amp;&quot;_&quot;&amp;[.K$2];list;3;0)" office:value-type="float" office:value="0.00163255" calcext:value-type="float">
            <text:p>0.00163255</text:p>
          </table:table-cell>
          <table:table-cell table:style-name="ce18" table:formula="of:=VLOOKUP([.$H19]&amp;&quot;_&quot;&amp;[.L$2];list;3;0)" office:value-type="float" office:value="1" calcext:value-type="float">
            <text:p>1</text:p>
          </table:table-cell>
          <table:table-cell table:style-name="ce18" table:formula="of:=VLOOKUP([.$H19]&amp;&quot;_&quot;&amp;[.M$2];list;3;0)" office:value-type="float" office:value="-0.00000279475" calcext:value-type="float">
            <text:p>-2.79475E-006</text:p>
          </table:table-cell>
          <table:table-cell table:style-name="ce18" table:formula="of:=VLOOKUP([.$H19]&amp;&quot;_&quot;&amp;[.N$2];list;3;0)" office:value-type="float" office:value="-0.00000554987" calcext:value-type="float">
            <text:p>-5.54987E-006</text:p>
          </table:table-cell>
          <table:table-cell table:style-name="ce18" table:formula="of:=VLOOKUP([.$H19]&amp;&quot;_&quot;&amp;[.O$2];list;3;0)" office:value-type="float" office:value="-0.00000185537" calcext:value-type="float">
            <text:p>-1.85537E-006</text:p>
          </table:table-cell>
          <table:table-cell table:style-name="ce18" table:formula="of:=VLOOKUP([.$H19]&amp;&quot;_&quot;&amp;[.P$2];list;3;0)" office:value-type="float" office:value="-0.00000600967" calcext:value-type="float">
            <text:p>-6.00967E-006</text:p>
          </table:table-cell>
          <table:table-cell table:style-name="ce18" table:formula="of:=VLOOKUP([.$H19]&amp;&quot;_&quot;&amp;[.Q$2];list;3;0)" office:value-type="float" office:value="-0.00000293346" calcext:value-type="float">
            <text:p>-2.93346E-006</text:p>
          </table:table-cell>
          <table:table-cell table:style-name="ce18" table:formula="of:=VLOOKUP([.$H19]&amp;&quot;_&quot;&amp;[.R$2];list;3;0)" office:value-type="float" office:value="-0.00000776121" calcext:value-type="float">
            <text:p>-7.76121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2</text:p>
          </table:table-cell>
          <table:table-cell table:style-name="ce12" office:value-type="float" office:value="-0.000000000038147" calcext:value-type="float">
            <text:p>-3.81E-11</text:p>
          </table:table-cell>
          <table:table-cell table:style-name="ce13" office:value-type="float" office:value="-0" calcext:value-type="float">
            <text:p>0</text:p>
          </table:table-cell>
          <table:table-cell office:value-type="float" office:value="-0.00000135601" calcext:value-type="float">
            <text:p>-1.36E-06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table:style-name="ce18" table:formula="of:=VLOOKUP([.$H20]&amp;&quot;_&quot;&amp;[.I$2];list;3;0)" office:value-type="float" office:value="0.0001" calcext:value-type="float">
            <text:p>0.0001</text:p>
          </table:table-cell>
          <table:table-cell table:style-name="ce18" table:formula="of:=VLOOKUP([.$H20]&amp;&quot;_&quot;&amp;[.J$2];list;3;0)" office:value-type="float" office:value="0" calcext:value-type="float">
            <text:p>0</text:p>
          </table:table-cell>
          <table:table-cell table:style-name="ce18" table:formula="of:=VLOOKUP([.$H20]&amp;&quot;_&quot;&amp;[.K$2];list;3;0)" office:value-type="float" office:value="-5.31794E+017" calcext:value-type="float">
            <text:p>-531794000000000000</text:p>
          </table:table-cell>
          <table:table-cell table:style-name="ce18" table:formula="of:=VLOOKUP([.$H20]&amp;&quot;_&quot;&amp;[.L$2];list;3;0)" office:value-type="float" office:value="-4.50122E+017" calcext:value-type="float">
            <text:p>-450122000000000000</text:p>
          </table:table-cell>
          <table:table-cell table:style-name="ce18" table:formula="of:=VLOOKUP([.$H20]&amp;&quot;_&quot;&amp;[.M$2];list;3;0)" office:value-type="float" office:value="0.999996" calcext:value-type="float">
            <text:p>0.999996</text:p>
          </table:table-cell>
          <table:table-cell table:style-name="ce18" table:formula="of:=VLOOKUP([.$H20]&amp;&quot;_&quot;&amp;[.N$2];list;3;0)" office:value-type="float" office:value="0.00000505291" calcext:value-type="float">
            <text:p>5.05291E-006</text:p>
          </table:table-cell>
          <table:table-cell table:style-name="ce18" table:formula="of:=VLOOKUP([.$H20]&amp;&quot;_&quot;&amp;[.O$2];list;3;0)" office:value-type="float" office:value="0.00000452523" calcext:value-type="float">
            <text:p>4.52523E-006</text:p>
          </table:table-cell>
          <table:table-cell table:style-name="ce18" table:formula="of:=VLOOKUP([.$H20]&amp;&quot;_&quot;&amp;[.P$2];list;3;0)" office:value-type="float" office:value="-0.00000939517" calcext:value-type="float">
            <text:p>-9.39517E-006</text:p>
          </table:table-cell>
          <table:table-cell table:style-name="ce18" table:formula="of:=VLOOKUP([.$H20]&amp;&quot;_&quot;&amp;[.Q$2];list;3;0)" office:value-type="float" office:value="0.00000286979" calcext:value-type="float">
            <text:p>2.86979E-006</text:p>
          </table:table-cell>
          <table:table-cell table:style-name="ce18" table:formula="of:=VLOOKUP([.$H20]&amp;&quot;_&quot;&amp;[.R$2];list;3;0)" office:value-type="float" office:value="-0.000000374854" calcext:value-type="float">
            <text:p>-3.74854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_2</text:p>
          </table:table-cell>
          <table:table-cell table:style-name="ce12" office:value-type="float" office:value="-0.00000000000709534" calcext:value-type="float">
            <text:p>-7.10E-12</text:p>
          </table:table-cell>
          <table:table-cell table:style-name="ce13" office:value-type="float" office:value="0.00432832" calcext:value-type="float">
            <text:p>0.00432832</text:p>
          </table:table-cell>
          <table:table-cell office:value-type="float" office:value="0.0000025183" calcext:value-type="float">
            <text:p>2.52E-06</text:p>
          </table:table-cell>
          <table:table-cell table:style-name="ce13"/>
          <table:table-cell office:value-type="float" office:value="6" calcext:value-type="float">
            <text:p>6</text:p>
          </table:table-cell>
          <table:table-cell table:style-name="ce18" table:formula="of:=VLOOKUP([.$H21]&amp;&quot;_&quot;&amp;[.I$2];list;3;0)" office:value-type="float" office:value="0.0001" calcext:value-type="float">
            <text:p>0.0001</text:p>
          </table:table-cell>
          <table:table-cell table:style-name="ce18" table:formula="of:=VLOOKUP([.$H21]&amp;&quot;_&quot;&amp;[.J$2];list;3;0)" office:value-type="float" office:value="0.00433469" calcext:value-type="float">
            <text:p>0.00433469</text:p>
          </table:table-cell>
          <table:table-cell table:style-name="ce18" table:formula="of:=VLOOKUP([.$H21]&amp;&quot;_&quot;&amp;[.K$2];list;3;0)" office:value-type="float" office:value="0" calcext:value-type="float">
            <text:p>0</text:p>
          </table:table-cell>
          <table:table-cell table:style-name="ce18" table:formula="of:=VLOOKUP([.$H21]&amp;&quot;_&quot;&amp;[.L$2];list;3;0)" office:value-type="float" office:value="1.37696E-025" calcext:value-type="float">
            <text:p>1.37696E-025</text:p>
          </table:table-cell>
          <table:table-cell table:style-name="ce18" table:formula="of:=VLOOKUP([.$H21]&amp;&quot;_&quot;&amp;[.M$2];list;3;0)" office:value-type="float" office:value="1.35308E-025" calcext:value-type="float">
            <text:p>1.35308E-025</text:p>
          </table:table-cell>
          <table:table-cell table:style-name="ce18" table:formula="of:=VLOOKUP([.$H21]&amp;&quot;_&quot;&amp;[.N$2];list;3;0)" office:value-type="float" office:value="1" calcext:value-type="float">
            <text:p>1</text:p>
          </table:table-cell>
          <table:table-cell table:style-name="ce18" table:formula="of:=VLOOKUP([.$H21]&amp;&quot;_&quot;&amp;[.O$2];list;3;0)" office:value-type="float" office:value="0.000000801785" calcext:value-type="float">
            <text:p>8.01785E-007</text:p>
          </table:table-cell>
          <table:table-cell table:style-name="ce18" table:formula="of:=VLOOKUP([.$H21]&amp;&quot;_&quot;&amp;[.P$2];list;3;0)" office:value-type="float" office:value="-0.00000177161" calcext:value-type="float">
            <text:p>-1.77161E-006</text:p>
          </table:table-cell>
          <table:table-cell table:style-name="ce18" table:formula="of:=VLOOKUP([.$H21]&amp;&quot;_&quot;&amp;[.Q$2];list;3;0)" office:value-type="float" office:value="0.00000419745" calcext:value-type="float">
            <text:p>4.19745E-006</text:p>
          </table:table-cell>
          <table:table-cell table:style-name="ce18" table:formula="of:=VLOOKUP([.$H21]&amp;&quot;_&quot;&amp;[.R$2];list;3;0)" office:value-type="float" office:value="0.00000902643" calcext:value-type="float">
            <text:p>9.02643E-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_3</text:p>
          </table:table-cell>
          <table:table-cell office:value-type="float" office:value="-0.000162626" calcext:value-type="float">
            <text:p>-0.000162626</text:p>
          </table:table-cell>
          <table:table-cell office:value-type="float" office:value="-0.000000213484" calcext:value-type="float">
            <text:p>-2.13E-07</text:p>
          </table:table-cell>
          <table:table-cell office:value-type="float" office:value="0.000000268221" calcext:value-type="float">
            <text:p>2.68E-0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8" table:formula="of:=VLOOKUP([.$H22]&amp;&quot;_&quot;&amp;[.I$2];list;3;0)" office:value-type="float" office:value="0.0001" calcext:value-type="float">
            <text:p>0.0001</text:p>
          </table:table-cell>
          <table:table-cell table:style-name="ce18" table:formula="of:=VLOOKUP([.$H22]&amp;&quot;_&quot;&amp;[.J$2];list;3;0)" office:value-type="float" office:value="-3.98833E+016" calcext:value-type="float">
            <text:p>-39883300000000000</text:p>
          </table:table-cell>
          <table:table-cell table:style-name="ce18" table:formula="of:=VLOOKUP([.$H22]&amp;&quot;_&quot;&amp;[.K$2];list;3;0)" office:value-type="float" office:value="0" calcext:value-type="float">
            <text:p>0</text:p>
          </table:table-cell>
          <table:table-cell table:style-name="ce18" table:formula="of:=VLOOKUP([.$H22]&amp;&quot;_&quot;&amp;[.L$2];list;3;0)" office:value-type="float" office:value="0" calcext:value-type="float">
            <text:p>0</text:p>
          </table:table-cell>
          <table:table-cell table:style-name="ce18" table:formula="of:=VLOOKUP([.$H22]&amp;&quot;_&quot;&amp;[.M$2];list;3;0)" office:value-type="float" office:value="0" calcext:value-type="float">
            <text:p>0</text:p>
          </table:table-cell>
          <table:table-cell table:style-name="ce18" table:formula="of:=VLOOKUP([.$H22]&amp;&quot;_&quot;&amp;[.N$2];list;3;0)" office:value-type="float" office:value="-2.6922E+017" calcext:value-type="float">
            <text:p>-269220000000000000</text:p>
          </table:table-cell>
          <table:table-cell table:style-name="ce18" table:formula="of:=VLOOKUP([.$H22]&amp;&quot;_&quot;&amp;[.O$2];list;3;0)" office:value-type="float" office:value="0.999996" calcext:value-type="float">
            <text:p>0.999996</text:p>
          </table:table-cell>
          <table:table-cell table:style-name="ce18" table:formula="of:=VLOOKUP([.$H22]&amp;&quot;_&quot;&amp;[.P$2];list;3;0)" office:value-type="float" office:value="-0.0000000454057" calcext:value-type="float">
            <text:p>-4.54057E-008</text:p>
          </table:table-cell>
          <table:table-cell table:style-name="ce18" table:formula="of:=VLOOKUP([.$H22]&amp;&quot;_&quot;&amp;[.Q$2];list;3;0)" office:value-type="float" office:value="0.00000461239" calcext:value-type="float">
            <text:p>4.61239E-006</text:p>
          </table:table-cell>
          <table:table-cell table:style-name="ce18" table:formula="of:=VLOOKUP([.$H22]&amp;&quot;_&quot;&amp;[.R$2];list;3;0)" office:value-type="float" office:value="0.00000102615" calcext:value-type="float">
            <text:p>1.02615E-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3</text:p>
          </table:table-cell>
          <table:table-cell office:value-type="float" office:value="0.000340639" calcext:value-type="float">
            <text:p>0.000340639</text:p>
          </table:table-cell>
          <table:table-cell office:value-type="float" office:value="-0.000000168659" calcext:value-type="float">
            <text:p>-1.69E-07</text:p>
          </table:table-cell>
          <table:table-cell office:value-type="float" office:value="0.0000000596046" calcext:value-type="float">
            <text:p>5.96E-0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8" table:formula="of:=VLOOKUP([.$H23]&amp;&quot;_&quot;&amp;[.I$2];list;3;0)" office:value-type="float" office:value="0.000100001" calcext:value-type="float">
            <text:p>0.000100001</text:p>
          </table:table-cell>
          <table:table-cell table:style-name="ce18" table:formula="of:=VLOOKUP([.$H23]&amp;&quot;_&quot;&amp;[.J$2];list;3;0)" office:value-type="float" office:value="0" calcext:value-type="float">
            <text:p>0</text:p>
          </table:table-cell>
          <table:table-cell table:style-name="ce18" table:formula="of:=VLOOKUP([.$H23]&amp;&quot;_&quot;&amp;[.K$2];list;3;0)" office:value-type="float" office:value="0.000000000000380109" calcext:value-type="float">
            <text:p>3.80109E-013</text:p>
          </table:table-cell>
          <table:table-cell table:style-name="ce18" table:formula="of:=VLOOKUP([.$H23]&amp;&quot;_&quot;&amp;[.L$2];list;3;0)" office:value-type="float" office:value="3.44237E-026" calcext:value-type="float">
            <text:p>3.44237E-026</text:p>
          </table:table-cell>
          <table:table-cell table:style-name="ce18" table:formula="of:=VLOOKUP([.$H23]&amp;&quot;_&quot;&amp;[.M$2];list;3;0)" office:value-type="float" office:value="3.38271E-026" calcext:value-type="float">
            <text:p>3.38271E-026</text:p>
          </table:table-cell>
          <table:table-cell table:style-name="ce18" table:formula="of:=VLOOKUP([.$H23]&amp;&quot;_&quot;&amp;[.N$2];list;3;0)" office:value-type="float" office:value="0" calcext:value-type="float">
            <text:p>0</text:p>
          </table:table-cell>
          <table:table-cell table:style-name="ce18" table:formula="of:=VLOOKUP([.$H23]&amp;&quot;_&quot;&amp;[.O$2];list;3;0)" office:value-type="float" office:value="3.44237E-026" calcext:value-type="float">
            <text:p>3.44237E-026</text:p>
          </table:table-cell>
          <table:table-cell table:style-name="ce18" table:formula="of:=VLOOKUP([.$H23]&amp;&quot;_&quot;&amp;[.P$2];list;3;0)" office:value-type="float" office:value="1.00001" calcext:value-type="float">
            <text:p>1.00001</text:p>
          </table:table-cell>
          <table:table-cell table:style-name="ce18" table:formula="of:=VLOOKUP([.$H23]&amp;&quot;_&quot;&amp;[.Q$2];list;3;0)" office:value-type="float" office:value="0.0000093768" calcext:value-type="float">
            <text:p>9.3768E-006</text:p>
          </table:table-cell>
          <table:table-cell table:style-name="ce18" table:formula="of:=VLOOKUP([.$H23]&amp;&quot;_&quot;&amp;[.R$2];list;3;0)" office:value-type="float" office:value="0.00000156514" calcext:value-type="float">
            <text:p>1.56514E-0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_3</text:p>
          </table:table-cell>
          <table:table-cell office:value-type="float" office:value="0.0837888" calcext:value-type="float">
            <text:p>0.0837888</text:p>
          </table:table-cell>
          <table:table-cell table:style-name="ce13" office:value-type="float" office:value="1.00001" calcext:value-type="float">
            <text:p>1.00001</text:p>
          </table:table-cell>
          <table:table-cell table:style-name="ce15" office:value-type="float" office:value="0.999997" calcext:value-type="float">
            <text:p>0.999997</text:p>
          </table:table-cell>
          <table:table-cell table:style-name="ce13"/>
          <table:table-cell office:value-type="float" office:value="9" calcext:value-type="float">
            <text:p>9</text:p>
          </table:table-cell>
          <table:table-cell table:style-name="ce18" table:formula="of:=VLOOKUP([.$H24]&amp;&quot;_&quot;&amp;[.I$2];list;3;0)" office:value-type="float" office:value="0.000100001" calcext:value-type="float">
            <text:p>0.000100001</text:p>
          </table:table-cell>
          <table:table-cell table:style-name="ce18" table:formula="of:=VLOOKUP([.$H24]&amp;&quot;_&quot;&amp;[.J$2];list;3;0)" office:value-type="float" office:value="-0" calcext:value-type="float">
            <text:p>0</text:p>
          </table:table-cell>
          <table:table-cell table:style-name="ce18" table:formula="of:=VLOOKUP([.$H24]&amp;&quot;_&quot;&amp;[.K$2];list;3;0)" office:value-type="float" office:value="0" calcext:value-type="float">
            <text:p>0</text:p>
          </table:table-cell>
          <table:table-cell table:style-name="ce18" table:formula="of:=VLOOKUP([.$H24]&amp;&quot;_&quot;&amp;[.L$2];list;3;0)" office:value-type="float" office:value="-9.00246E+017" calcext:value-type="float">
            <text:p>-900246000000000000</text:p>
          </table:table-cell>
          <table:table-cell table:style-name="ce18" table:formula="of:=VLOOKUP([.$H24]&amp;&quot;_&quot;&amp;[.M$2];list;3;0)" office:value-type="float" office:value="-5.3844E+017" calcext:value-type="float">
            <text:p>-538440000000000000</text:p>
          </table:table-cell>
          <table:table-cell table:style-name="ce18" table:formula="of:=VLOOKUP([.$H24]&amp;&quot;_&quot;&amp;[.N$2];list;3;0)" office:value-type="string" office:string-value=" nan" calcext:value-type="string">
            <text:p><text:s/>nan</text:p>
          </table:table-cell>
          <table:table-cell table:style-name="ce18" table:formula="of:=VLOOKUP([.$H24]&amp;&quot;_&quot;&amp;[.O$2];list;3;0)" office:value-type="float" office:value="-1.80049E+018" calcext:value-type="float">
            <text:p>-1800490000000000000</text:p>
          </table:table-cell>
          <table:table-cell table:style-name="ce18" table:formula="of:=VLOOKUP([.$H24]&amp;&quot;_&quot;&amp;[.P$2];list;3;0)" office:value-type="float" office:value="-4.50096E+017" calcext:value-type="float">
            <text:p>-450096000000000000</text:p>
          </table:table-cell>
          <table:table-cell table:style-name="ce18" table:formula="of:=VLOOKUP([.$H24]&amp;&quot;_&quot;&amp;[.Q$2];list;3;0)" office:value-type="float" office:value="1.00001" calcext:value-type="float">
            <text:p>1.00001</text:p>
          </table:table-cell>
          <table:table-cell table:style-name="ce18" table:formula="of:=VLOOKUP([.$H24]&amp;&quot;_&quot;&amp;[.R$2];list;3;0)" office:value-type="float" office:value="-0.00000895837" calcext:value-type="float">
            <text:p>-8.95837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3</text:p>
          </table:table-cell>
          <table:table-cell table:style-name="ce12" office:value-type="float" office:value="-0.0000000000197029" calcext:value-type="float">
            <text:p>-1.97E-11</text:p>
          </table:table-cell>
          <table:table-cell table:style-name="ce13" office:value-type="float" office:value="0.00163255" calcext:value-type="float">
            <text:p>0.00163255</text:p>
          </table:table-cell>
          <table:table-cell office:value-type="float" office:value="0.000000690576" calcext:value-type="float">
            <text:p>6.91E-07</text:p>
          </table:table-cell>
          <table:table-cell table:style-name="ce13"/>
          <table:table-cell office:value-type="float" office:value="10" calcext:value-type="float">
            <text:p>10</text:p>
          </table:table-cell>
          <table:table-cell table:style-name="ce18" table:formula="of:=VLOOKUP([.$H25]&amp;&quot;_&quot;&amp;[.I$2];list;3;0)" office:value-type="float" office:value="0.000100001" calcext:value-type="float">
            <text:p>0.000100001</text:p>
          </table:table-cell>
          <table:table-cell table:style-name="ce18" table:formula="of:=VLOOKUP([.$H25]&amp;&quot;_&quot;&amp;[.J$2];list;3;0)" office:value-type="float" office:value="0.00432832" calcext:value-type="float">
            <text:p>0.00432832</text:p>
          </table:table-cell>
          <table:table-cell table:style-name="ce18" table:formula="of:=VLOOKUP([.$H25]&amp;&quot;_&quot;&amp;[.K$2];list;3;0)" office:value-type="float" office:value="0.000000000000380109" calcext:value-type="float">
            <text:p>3.80109E-013</text:p>
          </table:table-cell>
          <table:table-cell table:style-name="ce18" table:formula="of:=VLOOKUP([.$H25]&amp;&quot;_&quot;&amp;[.L$2];list;3;0)" office:value-type="float" office:value="1.37696E-025" calcext:value-type="float">
            <text:p>1.37696E-025</text:p>
          </table:table-cell>
          <table:table-cell table:style-name="ce18" table:formula="of:=VLOOKUP([.$H25]&amp;&quot;_&quot;&amp;[.M$2];list;3;0)" office:value-type="float" office:value="0" calcext:value-type="float">
            <text:p>0</text:p>
          </table:table-cell>
          <table:table-cell table:style-name="ce18" table:formula="of:=VLOOKUP([.$H25]&amp;&quot;_&quot;&amp;[.N$2];list;3;0)" office:value-type="float" office:value="1.3531E-025" calcext:value-type="float">
            <text:p>1.3531E-025</text:p>
          </table:table-cell>
          <table:table-cell table:style-name="ce18" table:formula="of:=VLOOKUP([.$H25]&amp;&quot;_&quot;&amp;[.O$2];list;3;0)" office:value-type="float" office:value="1.37696E-025" calcext:value-type="float">
            <text:p>1.37696E-025</text:p>
          </table:table-cell>
          <table:table-cell table:style-name="ce18" table:formula="of:=VLOOKUP([.$H25]&amp;&quot;_&quot;&amp;[.P$2];list;3;0)" office:value-type="float" office:value="1.35308E-025" calcext:value-type="float">
            <text:p>1.35308E-025</text:p>
          </table:table-cell>
          <table:table-cell table:style-name="ce18" table:formula="of:=VLOOKUP([.$H25]&amp;&quot;_&quot;&amp;[.Q$2];list;3;0)" office:value-type="float" office:value="0" calcext:value-type="float">
            <text:p>0</text:p>
          </table:table-cell>
          <table:table-cell table:style-name="ce18" table:formula="of:=VLOOKUP([.$H25]&amp;&quot;_&quot;&amp;[.R$2];list;3;0)" office:value-type="float" office:value="1.00001" calcext:value-type="float">
            <text:p>1.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3</text:p>
          </table:table-cell>
          <table:table-cell table:style-name="ce12" office:value-type="float" office:value="-0.00000000000631332" calcext:value-type="float">
            <text:p>-6.31E-12</text:p>
          </table:table-cell>
          <table:table-cell office:value-type="float" office:value="-5.31794E+017" calcext:value-type="float">
            <text:p>-5.32E+17</text:p>
          </table:table-cell>
          <table:table-cell office:value-type="float" office:value="0.000000884756" calcext:value-type="float">
            <text:p>8.85E-0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_3</text:p>
          </table:table-cell>
          <table:table-cell table:style-name="ce12" office:value-type="float" office:value="-0.00000000000777245" calcext:value-type="float">
            <text:p>-7.77E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.000000692904" calcext:value-type="float">
            <text:p>6.93E-07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_3</text:p>
          </table:table-cell>
          <table:table-cell table:style-name="ce12" office:value-type="float" office:value="-0.00000000000483513" calcext:value-type="float">
            <text:p>-4.84E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0.00000059884" calcext:value-type="float">
            <text:p>-5.99E-07</text:p>
          </table:table-cell>
          <table:table-cell table:style-name="ce13"/>
          <table:table-cell office:value-type="string" calcext:value-type="string">
            <text:p>ZCAWhiteningMatri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3</text:p>
          </table:table-cell>
          <table:table-cell table:style-name="ce12" office:value-type="float" office:value="-0.00000000000974059" calcext:value-type="float">
            <text:p>-9.74E-12</text:p>
          </table:table-cell>
          <table:table-cell office:value-type="float" office:value="0.000000000000380109" calcext:value-type="float">
            <text:p>3.80E-13</text:p>
          </table:table-cell>
          <table:table-cell office:value-type="float" office:value="0.00000154972" calcext:value-type="float">
            <text:p>1.55E-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table:formula="of:=VLOOKUP([.$H29]&amp;&quot;_&quot;&amp;[.I$2];list;4;0)" office:value-type="float" office:value="0.999999" calcext:value-type="float">
            <text:p>0.999999</text:p>
          </table:table-cell>
          <table:table-cell table:style-name="ce19" table:formula="of:=VLOOKUP([.$H29]&amp;&quot;_&quot;&amp;[.J$2];list;4;0)" office:value-type="float" office:value="-0.000000394881" calcext:value-type="float">
            <text:p>-3.94881E-007</text:p>
          </table:table-cell>
          <table:table-cell table:style-name="ce19" table:formula="of:=VLOOKUP([.$H29]&amp;&quot;_&quot;&amp;[.K$2];list;4;0)" office:value-type="float" office:value="0.000000268221" calcext:value-type="float">
            <text:p>2.68221E-007</text:p>
          </table:table-cell>
          <table:table-cell table:style-name="ce19" table:formula="of:=VLOOKUP([.$H29]&amp;&quot;_&quot;&amp;[.L$2];list;4;0)" office:value-type="float" office:value="0.00000205636" calcext:value-type="float">
            <text:p>2.05636E-006</text:p>
          </table:table-cell>
          <table:table-cell table:style-name="ce19" table:formula="of:=VLOOKUP([.$H29]&amp;&quot;_&quot;&amp;[.M$2];list;4;0)" office:value-type="float" office:value="0.00000180304" calcext:value-type="float">
            <text:p>0.000001803</text:p>
          </table:table-cell>
          <table:table-cell table:style-name="ce19" table:formula="of:=VLOOKUP([.$H29]&amp;&quot;_&quot;&amp;[.N$2];list;4;0)" office:value-type="float" office:value="0.00000236928" calcext:value-type="float">
            <text:p>2.36928E-006</text:p>
          </table:table-cell>
          <table:table-cell table:style-name="ce19" table:formula="of:=VLOOKUP([.$H29]&amp;&quot;_&quot;&amp;[.O$2];list;4;0)" office:value-type="float" office:value="-0.00000138581" calcext:value-type="float">
            <text:p>-1.38581E-006</text:p>
          </table:table-cell>
          <table:table-cell table:style-name="ce19" table:formula="of:=VLOOKUP([.$H29]&amp;&quot;_&quot;&amp;[.P$2];list;4;0)" office:value-type="float" office:value="0.000000372529" calcext:value-type="float">
            <text:p>3.72529E-007</text:p>
          </table:table-cell>
          <table:table-cell table:style-name="ce19" table:formula="of:=VLOOKUP([.$H29]&amp;&quot;_&quot;&amp;[.Q$2];list;4;0)" office:value-type="float" office:value="-0.000000164844" calcext:value-type="float">
            <text:p>-1.64844E-007</text:p>
          </table:table-cell>
          <table:table-cell table:style-name="ce19" table:formula="of:=VLOOKUP([.$H29]&amp;&quot;_&quot;&amp;[.R$2];list;4;0)" office:value-type="float" office:value="0.00000213087" calcext:value-type="float">
            <text:p>2.13087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3</text:p>
          </table:table-cell>
          <table:table-cell table:style-name="ce12" office:value-type="float" office:value="-0.0000000000114059" calcext:value-type="float">
            <text:p>-1.14E-1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0.00000271201" calcext:value-type="float">
            <text:p>-2.71E-06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 table:style-name="ce19" table:formula="of:=VLOOKUP([.$H30]&amp;&quot;_&quot;&amp;[.I$2];list;4;0)" office:value-type="float" office:value="-0.00000038743" calcext:value-type="float">
            <text:p>-3.8743E-007</text:p>
          </table:table-cell>
          <table:table-cell table:style-name="ce19" table:formula="of:=VLOOKUP([.$H30]&amp;&quot;_&quot;&amp;[.J$2];list;4;0)" office:value-type="float" office:value="0.999995" calcext:value-type="float">
            <text:p>0.999995</text:p>
          </table:table-cell>
          <table:table-cell table:style-name="ce19" table:formula="of:=VLOOKUP([.$H30]&amp;&quot;_&quot;&amp;[.K$2];list;4;0)" office:value-type="float" office:value="0.0000000596046" calcext:value-type="float">
            <text:p>5.96046E-008</text:p>
          </table:table-cell>
          <table:table-cell table:style-name="ce19" table:formula="of:=VLOOKUP([.$H30]&amp;&quot;_&quot;&amp;[.L$2];list;4;0)" office:value-type="float" office:value="-0.00000458956" calcext:value-type="float">
            <text:p>-4.58956E-006</text:p>
          </table:table-cell>
          <table:table-cell table:style-name="ce19" table:formula="of:=VLOOKUP([.$H30]&amp;&quot;_&quot;&amp;[.M$2];list;4;0)" office:value-type="float" office:value="-0.0000038594" calcext:value-type="float">
            <text:p>-3.8594E-006</text:p>
          </table:table-cell>
          <table:table-cell table:style-name="ce19" table:formula="of:=VLOOKUP([.$H30]&amp;&quot;_&quot;&amp;[.N$2];list;4;0)" office:value-type="float" office:value="-0.00000169873" calcext:value-type="float">
            <text:p>-1.69873E-006</text:p>
          </table:table-cell>
          <table:table-cell table:style-name="ce19" table:formula="of:=VLOOKUP([.$H30]&amp;&quot;_&quot;&amp;[.O$2];list;4;0)" office:value-type="float" office:value="-0.000000230968" calcext:value-type="float">
            <text:p>-0.000000231</text:p>
          </table:table-cell>
          <table:table-cell table:style-name="ce19" table:formula="of:=VLOOKUP([.$H30]&amp;&quot;_&quot;&amp;[.P$2];list;4;0)" office:value-type="float" office:value="-0.00000013574" calcext:value-type="float">
            <text:p>-1.3574E-007</text:p>
          </table:table-cell>
          <table:table-cell table:style-name="ce19" table:formula="of:=VLOOKUP([.$H30]&amp;&quot;_&quot;&amp;[.Q$2];list;4;0)" office:value-type="float" office:value="-0.00000137091" calcext:value-type="float">
            <text:p>-1.37091E-006</text:p>
          </table:table-cell>
          <table:table-cell table:style-name="ce19" table:formula="of:=VLOOKUP([.$H30]&amp;&quot;_&quot;&amp;[.R$2];list;4;0)" office:value-type="float" office:value="0.0000025034" calcext:value-type="float">
            <text:p>2.5034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_3</text:p>
          </table:table-cell>
          <table:table-cell table:style-name="ce12" office:value-type="float" office:value="-0.000000000032959" calcext:value-type="float">
            <text:p>-3.30E-11</text:p>
          </table:table-cell>
          <table:table-cell office:value-type="float" office:value="0.000000000000380109" calcext:value-type="float">
            <text:p>3.80E-13</text:p>
          </table:table-cell>
          <table:table-cell office:value-type="float" office:value="0.000000678003" calcext:value-type="float">
            <text:p>6.78E-07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table:formula="of:=VLOOKUP([.$H31]&amp;&quot;_&quot;&amp;[.I$2];list;4;0)" office:value-type="float" office:value="0.000000283122" calcext:value-type="float">
            <text:p>2.83122E-007</text:p>
          </table:table-cell>
          <table:table-cell table:style-name="ce19" table:formula="of:=VLOOKUP([.$H31]&amp;&quot;_&quot;&amp;[.J$2];list;4;0)" office:value-type="float" office:value="0.0000000298023" calcext:value-type="float">
            <text:p>2.98023E-008</text:p>
          </table:table-cell>
          <table:table-cell table:style-name="ce19" table:formula="of:=VLOOKUP([.$H31]&amp;&quot;_&quot;&amp;[.K$2];list;4;0)" office:value-type="float" office:value="0.999997" calcext:value-type="float">
            <text:p>0.999997</text:p>
          </table:table-cell>
          <table:table-cell table:style-name="ce19" table:formula="of:=VLOOKUP([.$H31]&amp;&quot;_&quot;&amp;[.L$2];list;4;0)" office:value-type="float" office:value="0.000000673346" calcext:value-type="float">
            <text:p>6.73346E-007</text:p>
          </table:table-cell>
          <table:table-cell table:style-name="ce19" table:formula="of:=VLOOKUP([.$H31]&amp;&quot;_&quot;&amp;[.M$2];list;4;0)" office:value-type="float" office:value="0.00000090804" calcext:value-type="float">
            <text:p>0.000000908</text:p>
          </table:table-cell>
          <table:table-cell table:style-name="ce19" table:formula="of:=VLOOKUP([.$H31]&amp;&quot;_&quot;&amp;[.N$2];list;4;0)" office:value-type="float" office:value="0.000000706874" calcext:value-type="float">
            <text:p>7.06874E-007</text:p>
          </table:table-cell>
          <table:table-cell table:style-name="ce19" table:formula="of:=VLOOKUP([.$H31]&amp;&quot;_&quot;&amp;[.O$2];list;4;0)" office:value-type="float" office:value="-0.000000594184" calcext:value-type="float">
            <text:p>-5.94184E-007</text:p>
          </table:table-cell>
          <table:table-cell table:style-name="ce19" table:formula="of:=VLOOKUP([.$H31]&amp;&quot;_&quot;&amp;[.P$2];list;4;0)" office:value-type="float" office:value="0.00000153482" calcext:value-type="float">
            <text:p>1.53482E-006</text:p>
          </table:table-cell>
          <table:table-cell table:style-name="ce19" table:formula="of:=VLOOKUP([.$H31]&amp;&quot;_&quot;&amp;[.Q$2];list;4;0)" office:value-type="float" office:value="-0.00000268221" calcext:value-type="float">
            <text:p>-2.68221E-006</text:p>
          </table:table-cell>
          <table:table-cell table:style-name="ce19" table:formula="of:=VLOOKUP([.$H31]&amp;&quot;_&quot;&amp;[.R$2];list;4;0)" office:value-type="float" office:value="0.000000655651" calcext:value-type="float">
            <text:p>6.55651E-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_4</text:p>
          </table:table-cell>
          <table:table-cell office:value-type="float" office:value="-0.000412225" calcext:value-type="float">
            <text:p>-0.000412225</text:p>
          </table:table-cell>
          <table:table-cell office:value-type="float" office:value="-0.00000412024" calcext:value-type="float">
            <text:p>-4.12E-06</text:p>
          </table:table-cell>
          <table:table-cell office:value-type="float" office:value="0.00000205636" calcext:value-type="float">
            <text:p>2.06E-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" table:formula="of:=VLOOKUP([.$H32]&amp;&quot;_&quot;&amp;[.I$2];list;4;0)" office:value-type="float" office:value="0.00000205636" calcext:value-type="float">
            <text:p>2.05636E-006</text:p>
          </table:table-cell>
          <table:table-cell table:style-name="ce19" table:formula="of:=VLOOKUP([.$H32]&amp;&quot;_&quot;&amp;[.J$2];list;4;0)" office:value-type="float" office:value="-0.00000461936" calcext:value-type="float">
            <text:p>-4.61936E-006</text:p>
          </table:table-cell>
          <table:table-cell table:style-name="ce19" table:formula="of:=VLOOKUP([.$H32]&amp;&quot;_&quot;&amp;[.K$2];list;4;0)" office:value-type="float" office:value="0.000000690576" calcext:value-type="float">
            <text:p>6.90576E-007</text:p>
          </table:table-cell>
          <table:table-cell table:style-name="ce19" table:formula="of:=VLOOKUP([.$H32]&amp;&quot;_&quot;&amp;[.L$2];list;4;0)" office:value-type="float" office:value="0.999998" calcext:value-type="float">
            <text:p>0.999998</text:p>
          </table:table-cell>
          <table:table-cell table:style-name="ce19" table:formula="of:=VLOOKUP([.$H32]&amp;&quot;_&quot;&amp;[.M$2];list;4;0)" office:value-type="float" office:value="0.00000155717" calcext:value-type="float">
            <text:p>1.55717E-006</text:p>
          </table:table-cell>
          <table:table-cell table:style-name="ce19" table:formula="of:=VLOOKUP([.$H32]&amp;&quot;_&quot;&amp;[.N$2];list;4;0)" office:value-type="float" office:value="0.00000274181" calcext:value-type="float">
            <text:p>2.74181E-006</text:p>
          </table:table-cell>
          <table:table-cell table:style-name="ce19" table:formula="of:=VLOOKUP([.$H32]&amp;&quot;_&quot;&amp;[.O$2];list;4;0)" office:value-type="float" office:value="0.000000864267" calcext:value-type="float">
            <text:p>8.64267E-007</text:p>
          </table:table-cell>
          <table:table-cell table:style-name="ce19" table:formula="of:=VLOOKUP([.$H32]&amp;&quot;_&quot;&amp;[.P$2];list;4;0)" office:value-type="float" office:value="0.0000031814" calcext:value-type="float">
            <text:p>3.1814E-006</text:p>
          </table:table-cell>
          <table:table-cell table:style-name="ce19" table:formula="of:=VLOOKUP([.$H32]&amp;&quot;_&quot;&amp;[.Q$2];list;4;0)" office:value-type="float" office:value="0.0000013262" calcext:value-type="float">
            <text:p>1.3262E-006</text:p>
          </table:table-cell>
          <table:table-cell table:style-name="ce19" table:formula="of:=VLOOKUP([.$H32]&amp;&quot;_&quot;&amp;[.R$2];list;4;0)" office:value-type="float" office:value="0.00000403821" calcext:value-type="float">
            <text:p>4.03821E-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_4</text:p>
          </table:table-cell>
          <table:table-cell office:value-type="float" office:value="-0.000414883" calcext:value-type="float">
            <text:p>-0.000414883</text:p>
          </table:table-cell>
          <table:table-cell office:value-type="float" office:value="0.00000929813" calcext:value-type="float">
            <text:p>9.30E-06</text:p>
          </table:table-cell>
          <table:table-cell office:value-type="float" office:value="-0.00000458956" calcext:value-type="float">
            <text:p>-4.59E-06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table:formula="of:=VLOOKUP([.$H33]&amp;&quot;_&quot;&amp;[.I$2];list;4;0)" office:value-type="float" office:value="0.00000180304" calcext:value-type="float">
            <text:p>0.000001803</text:p>
          </table:table-cell>
          <table:table-cell table:style-name="ce19" table:formula="of:=VLOOKUP([.$H33]&amp;&quot;_&quot;&amp;[.J$2];list;4;0)" office:value-type="float" office:value="-0.0000038594" calcext:value-type="float">
            <text:p>-3.8594E-006</text:p>
          </table:table-cell>
          <table:table-cell table:style-name="ce19" table:formula="of:=VLOOKUP([.$H33]&amp;&quot;_&quot;&amp;[.K$2];list;4;0)" office:value-type="float" office:value="0.000000884756" calcext:value-type="float">
            <text:p>8.84756E-007</text:p>
          </table:table-cell>
          <table:table-cell table:style-name="ce19" table:formula="of:=VLOOKUP([.$H33]&amp;&quot;_&quot;&amp;[.L$2];list;4;0)" office:value-type="float" office:value="0.00000157952" calcext:value-type="float">
            <text:p>1.57952E-006</text:p>
          </table:table-cell>
          <table:table-cell table:style-name="ce19" table:formula="of:=VLOOKUP([.$H33]&amp;&quot;_&quot;&amp;[.M$2];list;4;0)" office:value-type="float" office:value="1" calcext:value-type="float">
            <text:p>1</text:p>
          </table:table-cell>
          <table:table-cell table:style-name="ce19" table:formula="of:=VLOOKUP([.$H33]&amp;&quot;_&quot;&amp;[.N$2];list;4;0)" office:value-type="float" office:value="-0.00000245869" calcext:value-type="float">
            <text:p>-2.45869E-006</text:p>
          </table:table-cell>
          <table:table-cell table:style-name="ce19" table:formula="of:=VLOOKUP([.$H33]&amp;&quot;_&quot;&amp;[.O$2];list;4;0)" office:value-type="float" office:value="-0.00000202656" calcext:value-type="float">
            <text:p>-2.02656E-006</text:p>
          </table:table-cell>
          <table:table-cell table:style-name="ce19" table:formula="of:=VLOOKUP([.$H33]&amp;&quot;_&quot;&amp;[.P$2];list;4;0)" office:value-type="float" office:value="0.00000458956" calcext:value-type="float">
            <text:p>4.58956E-006</text:p>
          </table:table-cell>
          <table:table-cell table:style-name="ce19" table:formula="of:=VLOOKUP([.$H33]&amp;&quot;_&quot;&amp;[.Q$2];list;4;0)" office:value-type="float" office:value="-0.00000136718" calcext:value-type="float">
            <text:p>-1.36718E-006</text:p>
          </table:table-cell>
          <table:table-cell table:style-name="ce19" table:formula="of:=VLOOKUP([.$H33]&amp;&quot;_&quot;&amp;[.R$2];list;4;0)" office:value-type="float" office:value="0.000000279397" calcext:value-type="float">
            <text:p>2.79397E-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_4</text:p>
          </table:table-cell>
          <table:table-cell table:style-name="ce12" office:value-type="float" office:value="-0.0000474771" calcext:value-type="float">
            <text:p>-4.75E-05</text:p>
          </table:table-cell>
          <table:table-cell office:value-type="float" office:value="-0.00000153155" calcext:value-type="float">
            <text:p>-1.53E-06</text:p>
          </table:table-cell>
          <table:table-cell office:value-type="float" office:value="0.000000673346" calcext:value-type="float">
            <text:p>6.73E-07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" table:formula="of:=VLOOKUP([.$H34]&amp;&quot;_&quot;&amp;[.I$2];list;4;0)" office:value-type="float" office:value="0.00000236928" calcext:value-type="float">
            <text:p>2.36928E-006</text:p>
          </table:table-cell>
          <table:table-cell table:style-name="ce19" table:formula="of:=VLOOKUP([.$H34]&amp;&quot;_&quot;&amp;[.J$2];list;4;0)" office:value-type="float" office:value="-0.00000168383" calcext:value-type="float">
            <text:p>-1.68383E-006</text:p>
          </table:table-cell>
          <table:table-cell table:style-name="ce19" table:formula="of:=VLOOKUP([.$H34]&amp;&quot;_&quot;&amp;[.K$2];list;4;0)" office:value-type="float" office:value="0.000000692904" calcext:value-type="float">
            <text:p>6.92904E-007</text:p>
          </table:table-cell>
          <table:table-cell table:style-name="ce19" table:formula="of:=VLOOKUP([.$H34]&amp;&quot;_&quot;&amp;[.L$2];list;4;0)" office:value-type="float" office:value="0.00000274181" calcext:value-type="float">
            <text:p>2.74181E-006</text:p>
          </table:table-cell>
          <table:table-cell table:style-name="ce19" table:formula="of:=VLOOKUP([.$H34]&amp;&quot;_&quot;&amp;[.M$2];list;4;0)" office:value-type="float" office:value="-0.00000245869" calcext:value-type="float">
            <text:p>-2.45869E-006</text:p>
          </table:table-cell>
          <table:table-cell table:style-name="ce19" table:formula="of:=VLOOKUP([.$H34]&amp;&quot;_&quot;&amp;[.N$2];list;4;0)" office:value-type="float" office:value="1" calcext:value-type="float">
            <text:p>1</text:p>
          </table:table-cell>
          <table:table-cell table:style-name="ce19" table:formula="of:=VLOOKUP([.$H34]&amp;&quot;_&quot;&amp;[.O$2];list;4;0)" office:value-type="float" office:value="-0.000000461936" calcext:value-type="float">
            <text:p>-4.61936E-007</text:p>
          </table:table-cell>
          <table:table-cell table:style-name="ce19" table:formula="of:=VLOOKUP([.$H34]&amp;&quot;_&quot;&amp;[.P$2];list;4;0)" office:value-type="float" office:value="0.00000084471" calcext:value-type="float">
            <text:p>8.4471E-007</text:p>
          </table:table-cell>
          <table:table-cell table:style-name="ce19" table:formula="of:=VLOOKUP([.$H34]&amp;&quot;_&quot;&amp;[.Q$2];list;4;0)" office:value-type="float" office:value="-0.00000216812" calcext:value-type="float">
            <text:p>-2.16812E-006</text:p>
          </table:table-cell>
          <table:table-cell table:style-name="ce19" table:formula="of:=VLOOKUP([.$H34]&amp;&quot;_&quot;&amp;[.R$2];list;4;0)" office:value-type="float" office:value="-0.00000447035" calcext:value-type="float">
            <text:p>-4.47035E-0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4</text:p>
          </table:table-cell>
          <table:table-cell office:value-type="float" office:value="0.0829317" calcext:value-type="float">
            <text:p>0.082931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999998" calcext:value-type="float">
            <text:p>0.999998</text:p>
          </table:table-cell>
          <table:table-cell table:style-name="ce13"/>
          <table:table-cell office:value-type="float" office:value="7" calcext:value-type="float">
            <text:p>7</text:p>
          </table:table-cell>
          <table:table-cell table:style-name="ce19" table:formula="of:=VLOOKUP([.$H35]&amp;&quot;_&quot;&amp;[.I$2];list;4;0)" office:value-type="float" office:value="-0.00000138581" calcext:value-type="float">
            <text:p>-1.38581E-006</text:p>
          </table:table-cell>
          <table:table-cell table:style-name="ce19" table:formula="of:=VLOOKUP([.$H35]&amp;&quot;_&quot;&amp;[.J$2];list;4;0)" office:value-type="float" office:value="-0.000000230968" calcext:value-type="float">
            <text:p>-0.000000231</text:p>
          </table:table-cell>
          <table:table-cell table:style-name="ce19" table:formula="of:=VLOOKUP([.$H35]&amp;&quot;_&quot;&amp;[.K$2];list;4;0)" office:value-type="float" office:value="-0.00000059884" calcext:value-type="float">
            <text:p>-5.9884E-007</text:p>
          </table:table-cell>
          <table:table-cell table:style-name="ce19" table:formula="of:=VLOOKUP([.$H35]&amp;&quot;_&quot;&amp;[.L$2];list;4;0)" office:value-type="float" office:value="0.000000879169" calcext:value-type="float">
            <text:p>8.79169E-007</text:p>
          </table:table-cell>
          <table:table-cell table:style-name="ce19" table:formula="of:=VLOOKUP([.$H35]&amp;&quot;_&quot;&amp;[.M$2];list;4;0)" office:value-type="float" office:value="-0.00000202656" calcext:value-type="float">
            <text:p>-2.02656E-006</text:p>
          </table:table-cell>
          <table:table-cell table:style-name="ce19" table:formula="of:=VLOOKUP([.$H35]&amp;&quot;_&quot;&amp;[.N$2];list;4;0)" office:value-type="float" office:value="-0.000000469387" calcext:value-type="float">
            <text:p>-4.69387E-007</text:p>
          </table:table-cell>
          <table:table-cell table:style-name="ce19" table:formula="of:=VLOOKUP([.$H35]&amp;&quot;_&quot;&amp;[.O$2];list;4;0)" office:value-type="float" office:value="1" calcext:value-type="float">
            <text:p>1</text:p>
          </table:table-cell>
          <table:table-cell table:style-name="ce19" table:formula="of:=VLOOKUP([.$H35]&amp;&quot;_&quot;&amp;[.P$2];list;4;0)" office:value-type="float" office:value="0" calcext:value-type="float">
            <text:p>0</text:p>
          </table:table-cell>
          <table:table-cell table:style-name="ce19" table:formula="of:=VLOOKUP([.$H35]&amp;&quot;_&quot;&amp;[.Q$2];list;4;0)" office:value-type="float" office:value="-0.0000026077" calcext:value-type="float">
            <text:p>-2.6077E-006</text:p>
          </table:table-cell>
          <table:table-cell table:style-name="ce19" table:formula="of:=VLOOKUP([.$H35]&amp;&quot;_&quot;&amp;[.R$2];list;4;0)" office:value-type="float" office:value="-0.00000048615" calcext:value-type="float">
            <text:p>-4.8615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4</text:p>
          </table:table-cell>
          <table:table-cell table:style-name="ce12" office:value-type="float" office:value="0.0000000000335431" calcext:value-type="float">
            <text:p>3.35E-11</text:p>
          </table:table-cell>
          <table:table-cell office:value-type="float" office:value="-4.50122E+017" calcext:value-type="float">
            <text:p>-4.50E+17</text:p>
          </table:table-cell>
          <table:table-cell office:value-type="float" office:value="0.00000157952" calcext:value-type="float">
            <text:p>1.58E-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" table:formula="of:=VLOOKUP([.$H36]&amp;&quot;_&quot;&amp;[.I$2];list;4;0)" office:value-type="float" office:value="0.00000037998" calcext:value-type="float">
            <text:p>0.00000038</text:p>
          </table:table-cell>
          <table:table-cell table:style-name="ce19" table:formula="of:=VLOOKUP([.$H36]&amp;&quot;_&quot;&amp;[.J$2];list;4;0)" office:value-type="float" office:value="-0.000000129919" calcext:value-type="float">
            <text:p>-1.29919E-007</text:p>
          </table:table-cell>
          <table:table-cell table:style-name="ce19" table:formula="of:=VLOOKUP([.$H36]&amp;&quot;_&quot;&amp;[.K$2];list;4;0)" office:value-type="float" office:value="0.00000154972" calcext:value-type="float">
            <text:p>1.54972E-006</text:p>
          </table:table-cell>
          <table:table-cell table:style-name="ce19" table:formula="of:=VLOOKUP([.$H36]&amp;&quot;_&quot;&amp;[.L$2];list;4;0)" office:value-type="float" office:value="0.0000032112" calcext:value-type="float">
            <text:p>3.2112E-006</text:p>
          </table:table-cell>
          <table:table-cell table:style-name="ce19" table:formula="of:=VLOOKUP([.$H36]&amp;&quot;_&quot;&amp;[.M$2];list;4;0)" office:value-type="float" office:value="0.00000458956" calcext:value-type="float">
            <text:p>4.58956E-006</text:p>
          </table:table-cell>
          <table:table-cell table:style-name="ce19" table:formula="of:=VLOOKUP([.$H36]&amp;&quot;_&quot;&amp;[.N$2];list;4;0)" office:value-type="float" office:value="0.000000843778" calcext:value-type="float">
            <text:p>8.43778E-007</text:p>
          </table:table-cell>
          <table:table-cell table:style-name="ce19" table:formula="of:=VLOOKUP([.$H36]&amp;&quot;_&quot;&amp;[.O$2];list;4;0)" office:value-type="float" office:value="-0.00000000745058" calcext:value-type="float">
            <text:p>-7.45058E-009</text:p>
          </table:table-cell>
          <table:table-cell table:style-name="ce19" table:formula="of:=VLOOKUP([.$H36]&amp;&quot;_&quot;&amp;[.P$2];list;4;0)" office:value-type="float" office:value="0.999997" calcext:value-type="float">
            <text:p>0.999997</text:p>
          </table:table-cell>
          <table:table-cell table:style-name="ce19" table:formula="of:=VLOOKUP([.$H36]&amp;&quot;_&quot;&amp;[.Q$2];list;4;0)" office:value-type="float" office:value="-0.00000458956" calcext:value-type="float">
            <text:p>-4.58956E-006</text:p>
          </table:table-cell>
          <table:table-cell table:style-name="ce19" table:formula="of:=VLOOKUP([.$H36]&amp;&quot;_&quot;&amp;[.R$2];list;4;0)" office:value-type="float" office:value="-0.000000733882" calcext:value-type="float">
            <text:p>-7.33882E-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_4</text:p>
          </table:table-cell>
          <table:table-cell table:style-name="ce12" office:value-type="float" office:value="0.0000000000382328" calcext:value-type="float">
            <text:p>3.82E-11</text:p>
          </table:table-cell>
          <table:table-cell office:value-type="float" office:value="1.37696E-025" calcext:value-type="float">
            <text:p>1.38E-25</text:p>
          </table:table-cell>
          <table:table-cell office:value-type="float" office:value="0.00000274181" calcext:value-type="float">
            <text:p>2.74E-0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9" table:formula="of:=VLOOKUP([.$H37]&amp;&quot;_&quot;&amp;[.I$2];list;4;0)" office:value-type="float" office:value="-0.000000168569" calcext:value-type="float">
            <text:p>-1.68569E-007</text:p>
          </table:table-cell>
          <table:table-cell table:style-name="ce19" table:formula="of:=VLOOKUP([.$H37]&amp;&quot;_&quot;&amp;[.J$2];list;4;0)" office:value-type="float" office:value="-0.00000135601" calcext:value-type="float">
            <text:p>-0.000001356</text:p>
          </table:table-cell>
          <table:table-cell table:style-name="ce19" table:formula="of:=VLOOKUP([.$H37]&amp;&quot;_&quot;&amp;[.K$2];list;4;0)" office:value-type="float" office:value="-0.00000271201" calcext:value-type="float">
            <text:p>-0.000002712</text:p>
          </table:table-cell>
          <table:table-cell table:style-name="ce19" table:formula="of:=VLOOKUP([.$H37]&amp;&quot;_&quot;&amp;[.L$2];list;4;0)" office:value-type="float" office:value="0.00000135601" calcext:value-type="float">
            <text:p>0.000001356</text:p>
          </table:table-cell>
          <table:table-cell table:style-name="ce19" table:formula="of:=VLOOKUP([.$H37]&amp;&quot;_&quot;&amp;[.M$2];list;4;0)" office:value-type="float" office:value="-0.00000137463" calcext:value-type="float">
            <text:p>-1.37463E-006</text:p>
          </table:table-cell>
          <table:table-cell table:style-name="ce19" table:formula="of:=VLOOKUP([.$H37]&amp;&quot;_&quot;&amp;[.N$2];list;4;0)" office:value-type="float" office:value="-0.00000222027" calcext:value-type="float">
            <text:p>-2.22027E-006</text:p>
          </table:table-cell>
          <table:table-cell table:style-name="ce19" table:formula="of:=VLOOKUP([.$H37]&amp;&quot;_&quot;&amp;[.O$2];list;4;0)" office:value-type="float" office:value="-0.0000026226" calcext:value-type="float">
            <text:p>-2.6226E-006</text:p>
          </table:table-cell>
          <table:table-cell table:style-name="ce19" table:formula="of:=VLOOKUP([.$H37]&amp;&quot;_&quot;&amp;[.P$2];list;4;0)" office:value-type="float" office:value="-0.00000458956" calcext:value-type="float">
            <text:p>-4.58956E-006</text:p>
          </table:table-cell>
          <table:table-cell table:style-name="ce19" table:formula="of:=VLOOKUP([.$H37]&amp;&quot;_&quot;&amp;[.Q$2];list;4;0)" office:value-type="float" office:value="0.999995" calcext:value-type="float">
            <text:p>0.999995</text:p>
          </table:table-cell>
          <table:table-cell table:style-name="ce19" table:formula="of:=VLOOKUP([.$H37]&amp;&quot;_&quot;&amp;[.R$2];list;4;0)" office:value-type="float" office:value="0.00000458956" calcext:value-type="float">
            <text:p>4.58956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_4</text:p>
          </table:table-cell>
          <table:table-cell table:style-name="ce12" office:value-type="float" office:value="0.000000000000367165" calcext:value-type="float">
            <text:p>3.67E-13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.000000879169" calcext:value-type="float">
            <text:p>8.79E-07</text:p>
          </table:table-cell>
          <table:table-cell table:style-name="ce13"/>
          <table:table-cell office:value-type="float" office:value="10" calcext:value-type="float">
            <text:p>10</text:p>
          </table:table-cell>
          <table:table-cell table:style-name="ce19" table:formula="of:=VLOOKUP([.$H38]&amp;&quot;_&quot;&amp;[.I$2];list;4;0)" office:value-type="float" office:value="0.00000214577" calcext:value-type="float">
            <text:p>2.14577E-006</text:p>
          </table:table-cell>
          <table:table-cell table:style-name="ce19" table:formula="of:=VLOOKUP([.$H38]&amp;&quot;_&quot;&amp;[.J$2];list;4;0)" office:value-type="float" office:value="0.0000025183" calcext:value-type="float">
            <text:p>2.5183E-006</text:p>
          </table:table-cell>
          <table:table-cell table:style-name="ce19" table:formula="of:=VLOOKUP([.$H38]&amp;&quot;_&quot;&amp;[.K$2];list;4;0)" office:value-type="float" office:value="0.000000678003" calcext:value-type="float">
            <text:p>0.000000678</text:p>
          </table:table-cell>
          <table:table-cell table:style-name="ce19" table:formula="of:=VLOOKUP([.$H38]&amp;&quot;_&quot;&amp;[.L$2];list;4;0)" office:value-type="float" office:value="0.00000403821" calcext:value-type="float">
            <text:p>4.03821E-006</text:p>
          </table:table-cell>
          <table:table-cell table:style-name="ce19" table:formula="of:=VLOOKUP([.$H38]&amp;&quot;_&quot;&amp;[.M$2];list;4;0)" office:value-type="float" office:value="0.000000271946" calcext:value-type="float">
            <text:p>2.71946E-007</text:p>
          </table:table-cell>
          <table:table-cell table:style-name="ce19" table:formula="of:=VLOOKUP([.$H38]&amp;&quot;_&quot;&amp;[.N$2];list;4;0)" office:value-type="float" office:value="-0.00000450015" calcext:value-type="float">
            <text:p>-4.50015E-006</text:p>
          </table:table-cell>
          <table:table-cell table:style-name="ce19" table:formula="of:=VLOOKUP([.$H38]&amp;&quot;_&quot;&amp;[.O$2];list;4;0)" office:value-type="float" office:value="-0.000000484288" calcext:value-type="float">
            <text:p>-4.84288E-007</text:p>
          </table:table-cell>
          <table:table-cell table:style-name="ce19" table:formula="of:=VLOOKUP([.$H38]&amp;&quot;_&quot;&amp;[.P$2];list;4;0)" office:value-type="float" office:value="-0.000000733882" calcext:value-type="float">
            <text:p>-7.33882E-007</text:p>
          </table:table-cell>
          <table:table-cell table:style-name="ce19" table:formula="of:=VLOOKUP([.$H38]&amp;&quot;_&quot;&amp;[.Q$2];list;4;0)" office:value-type="float" office:value="0.00000457466" calcext:value-type="float">
            <text:p>4.57466E-006</text:p>
          </table:table-cell>
          <table:table-cell table:style-name="ce19" table:formula="of:=VLOOKUP([.$H38]&amp;&quot;_&quot;&amp;[.R$2];list;4;0)" office:value-type="float" office:value="0.999995" calcext:value-type="float">
            <text:p>0.999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4</text:p>
          </table:table-cell>
          <table:table-cell table:style-name="ce12" office:value-type="float" office:value="-0.0000000000242591" calcext:value-type="float">
            <text:p>-2.43E-11</text:p>
          </table:table-cell>
          <table:table-cell office:value-type="float" office:value="3.44237E-026" calcext:value-type="float">
            <text:p>3.44E-26</text:p>
          </table:table-cell>
          <table:table-cell office:value-type="float" office:value="0.0000032112" calcext:value-type="float">
            <text:p>3.21E-0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4</text:p>
          </table:table-cell>
          <table:table-cell table:style-name="ce12" office:value-type="float" office:value="0.0000000000117493" calcext:value-type="float">
            <text:p>1.17E-11</text:p>
          </table:table-cell>
          <table:table-cell office:value-type="float" office:value="-9.00246E+017" calcext:value-type="float">
            <text:p>-9.00E+17</text:p>
          </table:table-cell>
          <table:table-cell office:value-type="float" office:value="0.00000135601" calcext:value-type="float">
            <text:p>1.36E-0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_4</text:p>
          </table:table-cell>
          <table:table-cell table:style-name="ce12" office:value-type="float" office:value="0.0000000000244617" calcext:value-type="float">
            <text:p>2.45E-11</text:p>
          </table:table-cell>
          <table:table-cell office:value-type="float" office:value="1.37696E-025" calcext:value-type="float">
            <text:p>1.38E-25</text:p>
          </table:table-cell>
          <table:table-cell office:value-type="float" office:value="0.00000403821" calcext:value-type="float">
            <text:p>4.04E-0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_5</text:p>
          </table:table-cell>
          <table:table-cell office:value-type="float" office:value="0.000465305" calcext:value-type="float">
            <text:p>0.000465305</text:p>
          </table:table-cell>
          <table:table-cell office:value-type="float" office:value="-0.00000355545" calcext:value-type="float">
            <text:p>-3.56E-06</text:p>
          </table:table-cell>
          <table:table-cell office:value-type="float" office:value="0.00000180304" calcext:value-type="float">
            <text:p>1.80E-0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_5</text:p>
          </table:table-cell>
          <table:table-cell office:value-type="float" office:value="-0.000217324" calcext:value-type="float">
            <text:p>-0.000217324</text:p>
          </table:table-cell>
          <table:table-cell office:value-type="float" office:value="0.00000771111" calcext:value-type="float">
            <text:p>7.71E-06</text:p>
          </table:table-cell>
          <table:table-cell office:value-type="float" office:value="-0.0000038594" calcext:value-type="float">
            <text:p>-3.86E-0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_5</text:p>
          </table:table-cell>
          <table:table-cell office:value-type="float" office:value="-0.00102606" calcext:value-type="float">
            <text:p>-0.00102606</text:p>
          </table:table-cell>
          <table:table-cell office:value-type="float" office:value="-0.00000177465" calcext:value-type="float">
            <text:p>-1.77E-06</text:p>
          </table:table-cell>
          <table:table-cell office:value-type="float" office:value="0.00000090804" calcext:value-type="float">
            <text:p>9.08E-0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_5</text:p>
          </table:table-cell>
          <table:table-cell table:style-name="ce12" office:value-type="float" office:value="-0.0000743217" calcext:value-type="float">
            <text:p>-7.43E-05</text:p>
          </table:table-cell>
          <table:table-cell office:value-type="float" office:value="-0.00000279475" calcext:value-type="float">
            <text:p>-2.79E-06</text:p>
          </table:table-cell>
          <table:table-cell office:value-type="float" office:value="0.00000155717" calcext:value-type="float">
            <text:p>1.56E-0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_5</text:p>
          </table:table-cell>
          <table:table-cell office:value-type="float" office:value="0.0840249" calcext:value-type="float">
            <text:p>0.0840249</text:p>
          </table:table-cell>
          <table:table-cell table:style-name="ce13" office:value-type="float" office:value="0.999996" calcext:value-type="float">
            <text:p>0.999996</text:p>
          </table:table-cell>
          <table:table-cell table:style-name="ce15" office:value-type="float" office:value="1" calcext:value-type="float">
            <text:p>1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_5</text:p>
          </table:table-cell>
          <table:table-cell table:style-name="ce12" office:value-type="float" office:value="-0.0000000000225639" calcext:value-type="float">
            <text:p>-2.26E-11</text:p>
          </table:table-cell>
          <table:table-cell office:value-type="float" office:value="1.35308E-025" calcext:value-type="float">
            <text:p>1.35E-25</text:p>
          </table:table-cell>
          <table:table-cell office:value-type="float" office:value="-0.00000245869" calcext:value-type="float">
            <text:p>-2.46E-0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_5</text:p>
          </table:table-cell>
          <table:table-cell table:style-name="ce12" office:value-type="float" office:value="-0.000000000019455" calcext:value-type="float">
            <text:p>-1.95E-1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0.00000202656" calcext:value-type="float">
            <text:p>-2.03E-06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_5</text:p>
          </table:table-cell>
          <table:table-cell table:style-name="ce12" office:value-type="float" office:value="0.00000000000818252" calcext:value-type="float">
            <text:p>8.18E-12</text:p>
          </table:table-cell>
          <table:table-cell office:value-type="float" office:value="3.38271E-026" calcext:value-type="float">
            <text:p>3.38E-26</text:p>
          </table:table-cell>
          <table:table-cell office:value-type="float" office:value="0.00000458956" calcext:value-type="float">
            <text:p>4.59E-0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_5</text:p>
          </table:table-cell>
          <table:table-cell table:style-name="ce12" office:value-type="float" office:value="0.0000000000236034" calcext:value-type="float">
            <text:p>2.36E-11</text:p>
          </table:table-cell>
          <table:table-cell office:value-type="float" office:value="-5.3844E+017" calcext:value-type="float">
            <text:p>-5.38E+17</text:p>
          </table:table-cell>
          <table:table-cell office:value-type="float" office:value="-0.00000137463" calcext:value-type="float">
            <text:p>-1.37E-0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_5</text:p>
          </table:table-cell>
          <table:table-cell table:style-name="ce12" office:value-type="float" office:value="-0.0000000000167656" calcext:value-type="float">
            <text:p>-1.68E-1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.000000271946" calcext:value-type="float">
            <text:p>2.72E-07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_6</text:p>
          </table:table-cell>
          <table:table-cell office:value-type="float" office:value="0.000787358" calcext:value-type="float">
            <text:p>0.000787358</text:p>
          </table:table-cell>
          <table:table-cell office:value-type="float" office:value="-0.0000048934" calcext:value-type="float">
            <text:p>-4.89E-06</text:p>
          </table:table-cell>
          <table:table-cell office:value-type="float" office:value="0.00000236928" calcext:value-type="float">
            <text:p>2.37E-0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_6</text:p>
          </table:table-cell>
          <table:table-cell office:value-type="float" office:value="0.0006298" calcext:value-type="float">
            <text:p>0.0006298</text:p>
          </table:table-cell>
          <table:table-cell office:value-type="float" office:value="0.00000391802" calcext:value-type="float">
            <text:p>3.92E-06</text:p>
          </table:table-cell>
          <table:table-cell office:value-type="float" office:value="-0.00000169873" calcext:value-type="float">
            <text:p>-1.70E-0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_6</text:p>
          </table:table-cell>
          <table:table-cell office:value-type="float" office:value="-0.000973683" calcext:value-type="float">
            <text:p>-0.000973683</text:p>
          </table:table-cell>
          <table:table-cell office:value-type="float" office:value="-0.00000128505" calcext:value-type="float">
            <text:p>-1.29E-06</text:p>
          </table:table-cell>
          <table:table-cell office:value-type="float" office:value="0.000000706874" calcext:value-type="float">
            <text:p>7.07E-0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_6</text:p>
          </table:table-cell>
          <table:table-cell office:value-type="float" office:value="0.000274308" calcext:value-type="float">
            <text:p>0.000274308</text:p>
          </table:table-cell>
          <table:table-cell office:value-type="float" office:value="-0.00000554987" calcext:value-type="float">
            <text:p>-5.55E-06</text:p>
          </table:table-cell>
          <table:table-cell office:value-type="float" office:value="0.00000274181" calcext:value-type="float">
            <text:p>2.74E-0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_6</text:p>
          </table:table-cell>
          <table:table-cell office:value-type="float" office:value="0.000777931" calcext:value-type="float">
            <text:p>0.000777931</text:p>
          </table:table-cell>
          <table:table-cell office:value-type="float" office:value="0.00000505291" calcext:value-type="float">
            <text:p>5.05E-06</text:p>
          </table:table-cell>
          <table:table-cell office:value-type="float" office:value="-0.00000245869" calcext:value-type="float">
            <text:p>-2.46E-0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6_6</text:p>
          </table:table-cell>
          <table:table-cell office:value-type="float" office:value="0.0842819" calcext:value-type="float">
            <text:p>0.084281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_6</text:p>
          </table:table-cell>
          <table:table-cell table:style-name="ce12" office:value-type="float" office:value="-0.0000000000124645" calcext:value-type="float">
            <text:p>-1.25E-11</text:p>
          </table:table-cell>
          <table:table-cell office:value-type="float" office:value="-2.6922E+017" calcext:value-type="float">
            <text:p>-2.69E+17</text:p>
          </table:table-cell>
          <table:table-cell office:value-type="float" office:value="-0.000000469387" calcext:value-type="float">
            <text:p>-4.69E-0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_6</text:p>
          </table:table-cell>
          <table:table-cell table:style-name="ce12" office:value-type="float" office:value="-0.00000000000106812" calcext:value-type="float">
            <text:p>-1.07E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.000000843778" calcext:value-type="float">
            <text:p>8.44E-07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_6</text:p>
          </table:table-cell>
          <table:table-cell table:style-name="ce12" office:value-type="float" office:value="0.0000000000124168" calcext:value-type="float">
            <text:p>1.24E-11</text:p>
          </table:table-cell>
          <table:table-cell table:style-name="ce13" office:value-type="string" calcext:value-type="string">
            <text:p><text:s/>nan</text:p>
          </table:table-cell>
          <table:table-cell office:value-type="float" office:value="-0.00000222027" calcext:value-type="float">
            <text:p>-2.22E-06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_6</text:p>
          </table:table-cell>
          <table:table-cell table:style-name="ce12" office:value-type="float" office:value="-0.0000000000012207" calcext:value-type="float">
            <text:p>-1.22E-12</text:p>
          </table:table-cell>
          <table:table-cell office:value-type="float" office:value="1.3531E-025" calcext:value-type="float">
            <text:p>1.35E-25</text:p>
          </table:table-cell>
          <table:table-cell office:value-type="float" office:value="-0.00000450015" calcext:value-type="float">
            <text:p>-4.50E-0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_7</text:p>
          </table:table-cell>
          <table:table-cell office:value-type="float" office:value="-0.000261861" calcext:value-type="float">
            <text:p>-0.000261861</text:p>
          </table:table-cell>
          <table:table-cell office:value-type="float" office:value="0.00000262894" calcext:value-type="float">
            <text:p>2.63E-06</text:p>
          </table:table-cell>
          <table:table-cell office:value-type="float" office:value="-0.00000138581" calcext:value-type="float">
            <text:p>-1.39E-0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_7</text:p>
          </table:table-cell>
          <table:table-cell office:value-type="float" office:value="-0.00138282" calcext:value-type="float">
            <text:p>-0.00138282</text:p>
          </table:table-cell>
          <table:table-cell office:value-type="float" office:value="0.000000878393" calcext:value-type="float">
            <text:p>8.78E-07</text:p>
          </table:table-cell>
          <table:table-cell office:value-type="float" office:value="-0.000000230968" calcext:value-type="float">
            <text:p>-2.31E-0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_7</text:p>
          </table:table-cell>
          <table:table-cell office:value-type="float" office:value="-0.00125865" calcext:value-type="float">
            <text:p>-0.00125865</text:p>
          </table:table-cell>
          <table:table-cell office:value-type="float" office:value="0.00000136236" calcext:value-type="float">
            <text:p>1.36E-06</text:p>
          </table:table-cell>
          <table:table-cell office:value-type="float" office:value="-0.000000594184" calcext:value-type="float">
            <text:p>-5.94E-0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_7</text:p>
          </table:table-cell>
          <table:table-cell office:value-type="float" office:value="-0.000236683" calcext:value-type="float">
            <text:p>-0.000236683</text:p>
          </table:table-cell>
          <table:table-cell office:value-type="float" office:value="-0.00000185537" calcext:value-type="float">
            <text:p>-1.86E-06</text:p>
          </table:table-cell>
          <table:table-cell office:value-type="float" office:value="0.000000864267" calcext:value-type="float">
            <text:p>8.64E-07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_7</text:p>
          </table:table-cell>
          <table:table-cell office:value-type="float" office:value="0.000113069" calcext:value-type="float">
            <text:p>0.000113069</text:p>
          </table:table-cell>
          <table:table-cell office:value-type="float" office:value="0.00000452523" calcext:value-type="float">
            <text:p>4.53E-06</text:p>
          </table:table-cell>
          <table:table-cell office:value-type="float" office:value="-0.00000202656" calcext:value-type="float">
            <text:p>-2.03E-0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_7</text:p>
          </table:table-cell>
          <table:table-cell office:value-type="float" office:value="-0.00121557" calcext:value-type="float">
            <text:p>-0.00121557</text:p>
          </table:table-cell>
          <table:table-cell office:value-type="float" office:value="0.000000801785" calcext:value-type="float">
            <text:p>8.02E-07</text:p>
          </table:table-cell>
          <table:table-cell office:value-type="float" office:value="-0.000000461936" calcext:value-type="float">
            <text:p>-4.62E-0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7_7</text:p>
          </table:table-cell>
          <table:table-cell office:value-type="float" office:value="0.0838209" calcext:value-type="float">
            <text:p>0.0838209</text:p>
          </table:table-cell>
          <table:table-cell table:style-name="ce13" office:value-type="float" office:value="0.999996" calcext:value-type="float">
            <text:p>0.999996</text:p>
          </table:table-cell>
          <table:table-cell table:style-name="ce15" office:value-type="float" office:value="1" calcext:value-type="float">
            <text:p>1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_7</text:p>
          </table:table-cell>
          <table:table-cell table:style-name="ce12" office:value-type="float" office:value="0.0000000000154877" calcext:value-type="float">
            <text:p>1.55E-11</text:p>
          </table:table-cell>
          <table:table-cell office:value-type="float" office:value="3.44237E-026" calcext:value-type="float">
            <text:p>3.44E-26</text:p>
          </table:table-cell>
          <table:table-cell office:value-type="float" office:value="-0.00000000745058" calcext:value-type="float">
            <text:p>-7.45E-0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_7</text:p>
          </table:table-cell>
          <table:table-cell table:style-name="ce12" office:value-type="float" office:value="-0.00000000000209808" calcext:value-type="float">
            <text:p>-2.10E-12</text:p>
          </table:table-cell>
          <table:table-cell office:value-type="float" office:value="-1.80049E+018" calcext:value-type="float">
            <text:p>-1.80E+18</text:p>
          </table:table-cell>
          <table:table-cell office:value-type="float" office:value="-0.0000026226" calcext:value-type="float">
            <text:p>-2.62E-0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_7</text:p>
          </table:table-cell>
          <table:table-cell table:style-name="ce12" office:value-type="float" office:value="-0.00000000000154495" calcext:value-type="float">
            <text:p>-1.54E-12</text:p>
          </table:table-cell>
          <table:table-cell office:value-type="float" office:value="1.37696E-025" calcext:value-type="float">
            <text:p>1.38E-25</text:p>
          </table:table-cell>
          <table:table-cell office:value-type="float" office:value="-0.000000484288" calcext:value-type="float">
            <text:p>-4.84E-0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_8</text:p>
          </table:table-cell>
          <table:table-cell office:value-type="float" office:value="-0.000670291" calcext:value-type="float">
            <text:p>-0.000670291</text:p>
          </table:table-cell>
          <table:table-cell office:value-type="float" office:value="-0.000000470674" calcext:value-type="float">
            <text:p>-4.71E-07</text:p>
          </table:table-cell>
          <table:table-cell office:value-type="float" office:value="0.000000372529" calcext:value-type="float">
            <text:p>3.73E-0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_8</text:p>
          </table:table-cell>
          <table:table-cell office:value-type="float" office:value="-0.000471681" calcext:value-type="float">
            <text:p>-0.000471681</text:p>
          </table:table-cell>
          <table:table-cell office:value-type="float" office:value="0.000000206694" calcext:value-type="float">
            <text:p>2.07E-07</text:p>
          </table:table-cell>
          <table:table-cell office:value-type="float" office:value="-0.00000013574" calcext:value-type="float">
            <text:p>-1.36E-0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_8</text:p>
          </table:table-cell>
          <table:table-cell office:value-type="float" office:value="-0.000978469" calcext:value-type="float">
            <text:p>-0.000978469</text:p>
          </table:table-cell>
          <table:table-cell office:value-type="float" office:value="-0.00000288827" calcext:value-type="float">
            <text:p>-2.89E-06</text:p>
          </table:table-cell>
          <table:table-cell office:value-type="float" office:value="0.00000153482" calcext:value-type="float">
            <text:p>1.53E-0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_8</text:p>
          </table:table-cell>
          <table:table-cell office:value-type="float" office:value="0.000501743" calcext:value-type="float">
            <text:p>0.000501743</text:p>
          </table:table-cell>
          <table:table-cell office:value-type="float" office:value="-0.00000600967" calcext:value-type="float">
            <text:p>-6.01E-06</text:p>
          </table:table-cell>
          <table:table-cell office:value-type="float" office:value="0.0000031814" calcext:value-type="float">
            <text:p>3.18E-0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_8</text:p>
          </table:table-cell>
          <table:table-cell table:style-name="ce12" office:value-type="float" office:value="-0.0000821334" calcext:value-type="float">
            <text:p>-8.21E-05</text:p>
          </table:table-cell>
          <table:table-cell office:value-type="float" office:value="-0.00000939517" calcext:value-type="float">
            <text:p>-9.40E-06</text:p>
          </table:table-cell>
          <table:table-cell office:value-type="float" office:value="0.00000458956" calcext:value-type="float">
            <text:p>4.59E-0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_8</text:p>
          </table:table-cell>
          <table:table-cell office:value-type="float" office:value="-0.00045017" calcext:value-type="float">
            <text:p>-0.00045017</text:p>
          </table:table-cell>
          <table:table-cell office:value-type="float" office:value="-0.00000177161" calcext:value-type="float">
            <text:p>-1.77E-06</text:p>
          </table:table-cell>
          <table:table-cell office:value-type="float" office:value="0.00000084471" calcext:value-type="float">
            <text:p>8.45E-0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_8</text:p>
          </table:table-cell>
          <table:table-cell office:value-type="float" office:value="0.000313186" calcext:value-type="float">
            <text:p>0.000313186</text:p>
          </table:table-cell>
          <table:table-cell office:value-type="float" office:value="-0.0000000454057" calcext:value-type="float">
            <text:p>-4.54E-0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8_8</text:p>
          </table:table-cell>
          <table:table-cell office:value-type="float" office:value="0.0840044" calcext:value-type="float">
            <text:p>0.0840044</text:p>
          </table:table-cell>
          <table:table-cell table:style-name="ce13" office:value-type="float" office:value="1.00001" calcext:value-type="float">
            <text:p>1.00001</text:p>
          </table:table-cell>
          <table:table-cell table:style-name="ce15" office:value-type="float" office:value="0.999997" calcext:value-type="float">
            <text:p>0.999997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_8</text:p>
          </table:table-cell>
          <table:table-cell table:style-name="ce12" office:value-type="float" office:value="0.0000000000233269" calcext:value-type="float">
            <text:p>2.33E-11</text:p>
          </table:table-cell>
          <table:table-cell office:value-type="float" office:value="-4.50096E+017" calcext:value-type="float">
            <text:p>-4.50E+17</text:p>
          </table:table-cell>
          <table:table-cell office:value-type="float" office:value="-0.00000458956" calcext:value-type="float">
            <text:p>-4.59E-0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_8</text:p>
          </table:table-cell>
          <table:table-cell table:style-name="ce12" office:value-type="float" office:value="-0.00000000000761032" calcext:value-type="float">
            <text:p>-7.61E-12</text:p>
          </table:table-cell>
          <table:table-cell office:value-type="float" office:value="1.35308E-025" calcext:value-type="float">
            <text:p>1.35E-25</text:p>
          </table:table-cell>
          <table:table-cell office:value-type="float" office:value="-0.000000733882" calcext:value-type="float">
            <text:p>-7.34E-0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_9</text:p>
          </table:table-cell>
          <table:table-cell office:value-type="float" office:value="-0.000966113" calcext:value-type="float">
            <text:p>-0.000966113</text:p>
          </table:table-cell>
          <table:table-cell office:value-type="float" office:value="0.000000307465" calcext:value-type="float">
            <text:p>3.07E-07</text:p>
          </table:table-cell>
          <table:table-cell office:value-type="float" office:value="-0.000000164844" calcext:value-type="float">
            <text:p>-1.65E-0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_9</text:p>
          </table:table-cell>
          <table:table-cell office:value-type="float" office:value="0.000179209" calcext:value-type="float">
            <text:p>0.000179209</text:p>
          </table:table-cell>
          <table:table-cell office:value-type="float" office:value="0.00000252875" calcext:value-type="float">
            <text:p>2.53E-06</text:p>
          </table:table-cell>
          <table:table-cell office:value-type="float" office:value="-0.00000137091" calcext:value-type="float">
            <text:p>-1.37E-0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_9</text:p>
          </table:table-cell>
          <table:table-cell office:value-type="float" office:value="-0.000195775" calcext:value-type="float">
            <text:p>-0.000195775</text:p>
          </table:table-cell>
          <table:table-cell office:value-type="float" office:value="0.00000568569" calcext:value-type="float">
            <text:p>5.69E-06</text:p>
          </table:table-cell>
          <table:table-cell office:value-type="float" office:value="-0.00000268221" calcext:value-type="float">
            <text:p>-2.68E-0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_9</text:p>
          </table:table-cell>
          <table:table-cell table:style-name="ce12" office:value-type="float" office:value="-0.0000812137" calcext:value-type="float">
            <text:p>-8.12E-05</text:p>
          </table:table-cell>
          <table:table-cell office:value-type="float" office:value="-0.00000293346" calcext:value-type="float">
            <text:p>-2.93E-06</text:p>
          </table:table-cell>
          <table:table-cell office:value-type="float" office:value="0.0000013262" calcext:value-type="float">
            <text:p>1.33E-0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_9</text:p>
          </table:table-cell>
          <table:table-cell office:value-type="float" office:value="-0.00126781" calcext:value-type="float">
            <text:p>-0.00126781</text:p>
          </table:table-cell>
          <table:table-cell office:value-type="float" office:value="0.00000286979" calcext:value-type="float">
            <text:p>2.87E-06</text:p>
          </table:table-cell>
          <table:table-cell office:value-type="float" office:value="-0.00000136718" calcext:value-type="float">
            <text:p>-1.37E-0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_9</text:p>
          </table:table-cell>
          <table:table-cell office:value-type="float" office:value="-0.0015938" calcext:value-type="float">
            <text:p>-0.0015938</text:p>
          </table:table-cell>
          <table:table-cell office:value-type="float" office:value="0.00000419745" calcext:value-type="float">
            <text:p>4.20E-06</text:p>
          </table:table-cell>
          <table:table-cell office:value-type="float" office:value="-0.00000216812" calcext:value-type="float">
            <text:p>-2.17E-0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_9</text:p>
          </table:table-cell>
          <table:table-cell office:value-type="float" office:value="0.00114579" calcext:value-type="float">
            <text:p>0.00114579</text:p>
          </table:table-cell>
          <table:table-cell office:value-type="float" office:value="0.00000461239" calcext:value-type="float">
            <text:p>4.61E-06</text:p>
          </table:table-cell>
          <table:table-cell office:value-type="float" office:value="-0.0000026077" calcext:value-type="float">
            <text:p>-2.61E-0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_9</text:p>
          </table:table-cell>
          <table:table-cell office:value-type="float" office:value="-0.000413379" calcext:value-type="float">
            <text:p>-0.000413379</text:p>
          </table:table-cell>
          <table:table-cell office:value-type="float" office:value="0.0000093768" calcext:value-type="float">
            <text:p>9.38E-06</text:p>
          </table:table-cell>
          <table:table-cell office:value-type="float" office:value="-0.00000458956" calcext:value-type="float">
            <text:p>-4.59E-0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9_9</text:p>
          </table:table-cell>
          <table:table-cell office:value-type="float" office:value="0.083417" calcext:value-type="float">
            <text:p>0.083417</text:p>
          </table:table-cell>
          <table:table-cell table:style-name="ce13" office:value-type="float" office:value="1.00001" calcext:value-type="float">
            <text:p>1.00001</text:p>
          </table:table-cell>
          <table:table-cell table:style-name="ce15" office:value-type="float" office:value="0.999995" calcext:value-type="float">
            <text:p>0.999995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_9</text:p>
          </table:table-cell>
          <table:table-cell table:style-name="ce12" office:value-type="float" office:value="0.00000000000798225" calcext:value-type="float">
            <text:p>7.98E-1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.00000457466" calcext:value-type="float">
            <text:p>4.57E-06</text:p>
          </table:table-cell>
          <table:table-cell table:style-name="ce13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_10</text:p>
          </table:table-cell>
          <table:table-cell office:value-type="float" office:value="-0.00013624" calcext:value-type="float">
            <text:p>-0.00013624</text:p>
          </table:table-cell>
          <table:table-cell office:value-type="float" office:value="-0.00000431813" calcext:value-type="float">
            <text:p>-4.32E-06</text:p>
          </table:table-cell>
          <table:table-cell office:value-type="float" office:value="0.00000213087" calcext:value-type="float">
            <text:p>2.13E-0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_10</text:p>
          </table:table-cell>
          <table:table-cell office:value-type="float" office:value="0.000409624" calcext:value-type="float">
            <text:p>0.000409624</text:p>
          </table:table-cell>
          <table:table-cell office:value-type="float" office:value="-0.00000430668" calcext:value-type="float">
            <text:p>-4.31E-06</text:p>
          </table:table-cell>
          <table:table-cell office:value-type="float" office:value="0.0000025034" calcext:value-type="float">
            <text:p>2.50E-0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_10</text:p>
          </table:table-cell>
          <table:table-cell office:value-type="float" office:value="0.000943664" calcext:value-type="float">
            <text:p>0.000943664</text:p>
          </table:table-cell>
          <table:table-cell office:value-type="float" office:value="-0.00000122825" calcext:value-type="float">
            <text:p>-1.23E-06</text:p>
          </table:table-cell>
          <table:table-cell office:value-type="float" office:value="0.000000655651" calcext:value-type="float">
            <text:p>6.56E-0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_10</text:p>
          </table:table-cell>
          <table:table-cell office:value-type="float" office:value="-0.000831353" calcext:value-type="float">
            <text:p>-0.000831353</text:p>
          </table:table-cell>
          <table:table-cell office:value-type="float" office:value="-0.00000776121" calcext:value-type="float">
            <text:p>-7.76E-06</text:p>
          </table:table-cell>
          <table:table-cell office:value-type="float" office:value="0.00000403821" calcext:value-type="float">
            <text:p>4.04E-0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_10</text:p>
          </table:table-cell>
          <table:table-cell office:value-type="float" office:value="0.000488503" calcext:value-type="float">
            <text:p>0.000488503</text:p>
          </table:table-cell>
          <table:table-cell office:value-type="float" office:value="-0.000000374854" calcext:value-type="float">
            <text:p>-3.75E-07</text:p>
          </table:table-cell>
          <table:table-cell office:value-type="float" office:value="0.000000279397" calcext:value-type="float">
            <text:p>2.79E-0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_10</text:p>
          </table:table-cell>
          <table:table-cell office:value-type="float" office:value="0.00256616" calcext:value-type="float">
            <text:p>0.00256616</text:p>
          </table:table-cell>
          <table:table-cell office:value-type="float" office:value="0.00000902643" calcext:value-type="float">
            <text:p>9.03E-06</text:p>
          </table:table-cell>
          <table:table-cell office:value-type="float" office:value="-0.00000447035" calcext:value-type="float">
            <text:p>-4.47E-0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_10</text:p>
          </table:table-cell>
          <table:table-cell table:style-name="ce12" office:value-type="float" office:value="-0.0000783989" calcext:value-type="float">
            <text:p>-7.84E-05</text:p>
          </table:table-cell>
          <table:table-cell office:value-type="float" office:value="0.00000102615" calcext:value-type="float">
            <text:p>1.03E-06</text:p>
          </table:table-cell>
          <table:table-cell office:value-type="float" office:value="-0.00000048615" calcext:value-type="float">
            <text:p>-4.86E-0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_10</text:p>
          </table:table-cell>
          <table:table-cell office:value-type="float" office:value="0.000798181" calcext:value-type="float">
            <text:p>0.000798181</text:p>
          </table:table-cell>
          <table:table-cell office:value-type="float" office:value="0.00000156514" calcext:value-type="float">
            <text:p>1.57E-06</text:p>
          </table:table-cell>
          <table:table-cell office:value-type="float" office:value="-0.000000733882" calcext:value-type="float">
            <text:p>-7.34E-0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_10</text:p>
          </table:table-cell>
          <table:table-cell office:value-type="float" office:value="-0.00111887" calcext:value-type="float">
            <text:p>-0.00111887</text:p>
          </table:table-cell>
          <table:table-cell office:value-type="float" office:value="-0.00000895837" calcext:value-type="float">
            <text:p>-8.96E-06</text:p>
          </table:table-cell>
          <table:table-cell office:value-type="float" office:value="0.00000458956" calcext:value-type="float">
            <text:p>4.59E-0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_10</text:p>
          </table:table-cell>
          <table:table-cell office:value-type="float" office:value="0.0835528" calcext:value-type="float">
            <text:p>0.0835528</text:p>
          </table:table-cell>
          <table:table-cell table:style-name="ce13" office:value-type="float" office:value="1.00001" calcext:value-type="float">
            <text:p>1.00001</text:p>
          </table:table-cell>
          <table:table-cell table:style-name="ce15" office:value-type="float" office:value="0.999995" calcext:value-type="float">
            <text:p>0.999995</text:p>
          </table:table-cell>
          <table:table-cell table:style-name="ce13"/>
          <table:table-cell table:number-columns-repeated="11"/>
        </table:table-row>
        <calcext:conditional-formats>
          <calcext:conditional-format calcext:target-range-address="Sheet2.D2:Sheet2.D10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G2:Sheet2.G101 Sheet2.E2:Sheet2.E10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I3:Sheet2.R12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F2:Sheet2.F10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I16:Sheet2.R25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2.I29:Sheet2.R38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list" table:base-cell-address="$Sheet2.$D$2" table:cell-range-address="$Sheet2.$C$1:.$F$1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05:54:00.195136800</meta:creation-date>
    <dc:date>2017-07-02T16:57:25.995612098</dc:date>
    <meta:editing-duration>PT9H46M1S</meta:editing-duration>
    <meta:editing-cycles>1</meta:editing-cycles>
    <meta:document-statistic meta:table-count="2" meta:cell-count="1509" meta:object-count="0"/>
    <meta:generator>LibreOffice/4.2.8.2$Linux_X86_64 LibreOffice_project/420m0$Build-2</meta:generator>
  </office:meta>
</office:document-meta>
</file>